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1cm"/>
    </style:style>
    <style:style style:name="co2" style:family="table-column">
      <style:table-column-properties fo:break-before="auto" style:column-width="2.02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2.529cm"/>
    </style:style>
    <style:style style:name="co5" style:family="table-column">
      <style:table-column-properties fo:break-before="auto" style:column-width="1.339cm"/>
    </style:style>
    <style:style style:name="co6" style:family="table-column">
      <style:table-column-properties fo:break-before="auto" style:column-width="1.54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283cm"/>
    </style:style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2.332cm"/>
    </style:style>
    <style:style style:name="co11" style:family="table-column">
      <style:table-column-properties fo:break-before="auto" style:column-width="1.515cm"/>
    </style:style>
    <style:style style:name="co12" style:family="table-column">
      <style:table-column-properties fo:break-before="auto" style:column-width="2.808cm"/>
    </style:style>
    <style:style style:name="co13" style:family="table-column">
      <style:table-column-properties fo:break-before="auto" style:column-width="2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2.445cm"/>
    </style:style>
    <style:style style:name="co16" style:family="table-column">
      <style:table-column-properties fo:break-before="auto" style:column-width="2.104cm"/>
    </style:style>
    <style:style style:name="co17" style:family="table-column">
      <style:table-column-properties fo:break-before="auto" style:column-width="2.15cm"/>
    </style:style>
    <style:style style:name="co18" style:family="table-column">
      <style:table-column-properties fo:break-before="auto" style:column-width="2.718cm"/>
    </style:style>
    <style:style style:name="co19" style:family="table-column">
      <style:table-column-properties fo:break-before="auto" style:column-width="22.348cm"/>
    </style:style>
    <style:style style:name="co20" style:family="table-column">
      <style:table-column-properties fo:break-before="auto" style:column-width="2.499cm"/>
    </style:style>
    <style:style style:name="co21" style:family="table-column">
      <style:table-column-properties fo:break-before="auto" style:column-width="2.45cm"/>
    </style:style>
    <style:style style:name="co22" style:family="table-column">
      <style:table-column-properties fo:break-before="auto" style:column-width="1.386cm"/>
    </style:style>
    <style:style style:name="co23" style:family="table-column">
      <style:table-column-properties fo:break-before="auto" style:column-width="1.436cm"/>
    </style:style>
    <style:style style:name="co24" style:family="table-column">
      <style:table-column-properties fo:break-before="auto" style:column-width="3.343cm"/>
    </style:style>
    <style:style style:name="co25" style:family="table-column">
      <style:table-column-properties fo:break-before="auto" style:column-width="3.441cm"/>
    </style:style>
    <style:style style:name="co26" style:family="table-column">
      <style:table-column-properties fo:break-before="auto" style:column-width="2.896cm"/>
    </style:style>
    <style:style style:name="co27" style:family="table-column">
      <style:table-column-properties fo:break-before="auto" style:column-width="2.946cm"/>
    </style:style>
    <style:style style:name="co28" style:family="table-column">
      <style:table-column-properties fo:break-before="auto" style:column-width="7.999cm"/>
    </style:style>
    <style:style style:name="co29" style:family="table-column">
      <style:table-column-properties fo:break-before="auto" style:column-width="5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ro4" style:family="table-row">
      <style:table-row-properties style:row-height="1.363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boolean-style style:name="N99">
      <number:boolean/>
    </number:boolean-style>
    <number:currency-style style:name="N103P0" style:volatile="true">
      <number:currency-symbol number:language="tr" number:country="TR">₺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0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37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style:font-name="Fira Sans" fo:font-size="10pt" style:font-size-asian="10pt" style:font-size-complex="10pt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4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&quot;UYGUN&quot;" style:apply-style-name="Good" style:base-cell-address="Uygun.G3"/>
      <style:map style:condition="cell-content()=&quot;DEĞİŞTİR&quot;" style:apply-style-name="Error" style:base-cell-address="Uygun.G3"/>
    </style:style>
    <style:style style:name="ce42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1" style:apply-style-name="Good" style:base-cell-address="Uygun.J3"/>
      <style:map style:condition="cell-content()=0" style:apply-style-name="Error" style:base-cell-address="Uygun.J3"/>
    </style:style>
    <style:style style:name="ce43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&quot;UYGUN&quot;" style:apply-style-name="Good" style:base-cell-address="UygunDegil.E3"/>
      <style:map style:condition="cell-content()=&quot;DEĞİŞTİR&quot;" style:apply-style-name="Error" style:base-cell-address="UygunDegil.E3"/>
    </style:style>
    <style:style style:name="ce45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46" style:family="table-cell" style:parent-style-name="Default" style:data-style-name="N11">
      <style:text-properties fo:font-size="10pt" style:font-size-asian="10pt" style:font-size-complex="10pt"/>
    </style:style>
    <style:style style:name="ce47" style:family="table-cell" style:parent-style-name="Default" style:data-style-name="N99">
      <style:text-properties fo:font-size="10pt" style:font-size-asian="10pt" style:font-size-complex="10pt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1" style:apply-style-name="Good" style:base-cell-address="UygunDegil.J3"/>
      <style:map style:condition="cell-content()=0" style:apply-style-name="Error" style:base-cell-address="UygunDegil.J3"/>
    </style:style>
    <style:style style:name="ce86" style:family="table-cell" style:parent-style-name="Default">
      <style:text-properties style:font-name="Fira Sans" fo:font-size="12pt" style:font-size-asian="12pt" style:font-size-complex="12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" fo:font-size="12pt" style:font-size-asian="12pt" style:font-size-complex="12pt"/>
    </style:style>
    <style:style style:name="ce88" style:family="table-cell" style:parent-style-name="Default">
      <style:table-cell-properties fo:background-color="#ffe994"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21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style:font-name="Fira Sans" fo:font-size="12pt" style:font-size-asian="10pt" style:font-size-complex="10pt"/>
    </style:style>
    <style:style style:name="ce90" style:family="table-cell" style:parent-style-name="Default">
      <style:table-cell-properties style:text-align-source="fix" style:repeat-content="false" fo:border="none" style:vertical-align="middle"/>
      <style:paragraph-properties fo:text-align="end" fo:margin-left="0.353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3">
      <style:table-cell-properties style:text-align-source="fix" style:repeat-content="false" fo:border="none"/>
      <style:paragraph-properties fo:text-align="end" fo:margin-left="0cm"/>
      <style:text-properties style:font-name="Fira Sans" fo:font-size="12pt" style:font-size-asian="12pt" style:font-size-complex="12pt"/>
    </style:style>
    <style:style style:name="ce27" style:family="table-cell" style:parent-style-name="Default" style:data-style-name="N103">
      <style:table-cell-properties style:text-align-source="fix" style:repeat-content="false" fo:border="none"/>
      <style:paragraph-properties fo:text-align="end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118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97" style:family="table-cell" style:parent-style-name="Default" style:data-style-name="N118">
      <style:table-cell-properties style:text-align-source="fix" style:repeat-content="false" fo:border="non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1">
      <style:text-properties style:font-name="Fira Sans" fo:font-size="12pt" style:font-size-asian="12pt" style:font-size-complex="12pt"/>
    </style:style>
    <style:style style:name="ce99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  <style:map style:condition="cell-content()=&quot;UYGUN&quot;" style:apply-style-name="Good" style:base-cell-address="Kodlama_icin.G3"/>
      <style:map style:condition="cell-content()=&quot;DEĞİŞTİR&quot;" style:apply-style-name="Error" style:base-cell-address="Kodlama_icin.G3"/>
    </style:style>
    <style:style style:name="ce100" style:family="table-cell" style:parent-style-name="Default">
      <style:table-cell-properties fo:border="none"/>
      <style:text-properties style:font-name="Fira Sans" fo:font-size="12pt" style:font-size-asian="12pt" style:font-size-complex="12pt"/>
    </style:style>
    <style:style style:name="ce44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style:font-name="Fira Sans" fo:font-size="12pt" style:font-size-asian="12pt" style:font-size-complex="12pt"/>
    </style:style>
    <style:style style:name="ce48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 style:data-style-name="N99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  <style:map style:condition="cell-content()=1" style:apply-style-name="Good" style:base-cell-address="Kodlama_icin.J3"/>
      <style:map style:condition="cell-content()=0" style:apply-style-name="Error" style:base-cell-address="Kodlama_icin.J3"/>
    </style:style>
    <style:style style:name="ce36" style:family="table-cell" style:parent-style-name="Default">
      <style:table-cell-properties style:vertical-align="middle"/>
      <style:text-properties style:font-name="Fira Sans" fo:font-size="12pt" style:font-size-asian="12pt" style:font-size-complex="12pt"/>
    </style:style>
    <style:style style:name="ce104" style:family="table-cell" style:parent-style-name="Default">
      <style:text-properties fo:font-size="12pt" style:font-size-asian="12pt" style:font-size-complex="12pt"/>
    </style:style>
    <style:style style:name="ce57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  <style:map style:condition="cell-content()=&quot;UYGUN&quot;" style:apply-style-name="Good" style:base-cell-address="Kodlama_icin_2.G3"/>
      <style:map style:condition="cell-content()=&quot;DEĞİŞTİR&quot;" style:apply-style-name="Error" style:base-cell-address="Kodlama_icin_2.G3"/>
    </style:style>
    <style:style style:name="ce58" style:family="table-cell" style:parent-style-name="Default" style:data-style-name="N99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  <style:map style:condition="cell-content()=1" style:apply-style-name="Good" style:base-cell-address="Kodlama_icin_2.J3"/>
      <style:map style:condition="cell-content()=0" style:apply-style-name="Error" style:base-cell-address="Kodlama_icin_2.J3"/>
    </style:style>
    <style:style style:name="ce59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Fira Sans" fo:font-size="10pt" style:font-size-asian="10pt" style:font-size-complex="10pt"/>
    </style:style>
    <style:style style:name="ce62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end" fo:margin-left="0cm"/>
      <style:text-properties style:font-name="Fira Sans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6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Fira Sans" fo:font-size="10pt" style:font-size-asian="10pt" style:font-size-complex="10pt"/>
    </style:style>
    <style:style style:name="ce66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cm"/>
      <style:text-properties style:font-name="Fira Sans" fo:font-size="12pt" fo:font-weight="bold" style:font-size-asian="10pt" style:font-weight-asian="bold" style:font-size-complex="10pt" style:font-weight-complex="bold"/>
    </style:style>
    <style:style style:name="ce67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Fira Sans" fo:font-size="10pt" style:font-size-asian="10pt" style:font-size-complex="10pt"/>
      <style:map style:condition="cell-content()=&quot;UYGUN&quot;" style:apply-style-name="Good" style:base-cell-address="'Toplam Teklif''ten'.E3"/>
      <style:map style:condition="cell-content()=&quot;DEĞİŞTİR&quot;" style:apply-style-name="Error" style:base-cell-address="'Toplam Teklif''ten'.E3"/>
    </style:style>
    <style:style style:name="ce68" style:family="table-cell" style:parent-style-name="Default">
      <style:table-cell-properties fo:border="0.74pt solid #000000"/>
      <style:text-properties fo:font-size="16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Fira Sans" fo:font-size="10pt" style:font-size-asian="10pt" style:font-size-complex="10pt"/>
    </style:style>
    <style:style style:name="ce70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/>
      <style:text-properties fo:font-size="16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Fira Sans" fo:font-size="10pt" style:font-size-asian="10pt" style:font-size-complex="10pt"/>
    </style:style>
    <style:style style:name="ce72" style:family="table-cell" style:parent-style-name="Default" style:data-style-name="N99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Fira Sans" fo:font-size="10pt" style:font-size-asian="10pt" style:font-size-complex="10pt"/>
      <style:map style:condition="cell-content()=1" style:apply-style-name="Good" style:base-cell-address="'Toplam Teklif''ten'.L3"/>
      <style:map style:condition="cell-content()=0" style:apply-style-name="Error" style:base-cell-address="'Toplam Teklif''ten'.L3"/>
    </style:style>
    <style:style style:name="ce94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1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Fira Sans" fo:font-size="10pt" style:font-size-asian="10pt" style:font-size-complex="10pt"/>
      <style:map style:condition="cell-content()=&quot;UYGUN&quot;" style:apply-style-name="Good" style:base-cell-address="'Birim Fiyat Teklif''ten'.E3"/>
      <style:map style:condition="cell-content()=&quot;DEĞİŞTİR&quot;" style:apply-style-name="Error" style:base-cell-address="'Birim Fiyat Teklif''ten'.E3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0pt" style:font-weight-asian="bold" style:font-size-complex="10pt" style:font-weight-complex="bold"/>
    </style:style>
    <style:style style:name="ce1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0pt" style:font-weight-asian="bold" style:font-size-complex="10pt" style:font-weight-complex="bold"/>
    </style:style>
    <style:style style:name="ce106" style:family="table-cell" style:parent-style-name="Default" style:data-style-name="N99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Fira Sans" fo:font-size="10pt" style:font-size-asian="10pt" style:font-size-complex="10pt"/>
      <style:map style:condition="cell-content()=1" style:apply-style-name="Good" style:base-cell-address="'Birim Fiyat Teklif''ten'.L3"/>
      <style:map style:condition="cell-content()=0" style:apply-style-name="Error" style:base-cell-address="'Birim Fiyat Teklif''ten'.L3"/>
    </style:style>
    <style:style style:name="ce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T1" style:family="text">
      <style:text-properties style:font-name="Fira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ygun" table:style-name="ta1">
        <office:forms form:automatic-focus="false" form:apply-design-mode="false"/>
        <table:table-column table:style-name="co1" table:default-cell-style-name="ce30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0"/>
        <table:table-column table:style-name="co6" table:default-cell-style-name="ce30"/>
        <table:table-column table:style-name="co7" table:number-columns-repeated="1018" table:default-cell-style-name="ce30"/>
        <table:table-row table:style-name="ro1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>
            <text:p>Birim Fiyat</text:p>
          </table:table-cell>
          <table:table-cell table:style-name="ce35" office:value-type="string" calcext:value-type="string">
            <text:p>Miktar</text:p>
          </table:table-cell>
          <table:table-cell table:style-name="ce35" office:value-type="string" calcext:value-type="string">
            <text:p>Toplam Tutar</text:p>
          </table:table-cell>
          <table:table-cell table:style-name="ce35" office:value-type="string" calcext:value-type="string">
            <text:p>Min.</text:p>
          </table:table-cell>
          <table:table-cell table:style-name="ce35" office:value-type="string" calcext:value-type="string">
            <text:p>Max.</text:p>
          </table:table-cell>
          <table:table-cell table:style-name="ce35" office:value-type="string" calcext:value-type="string">
            <text:p>min. ve max.</text:p>
          </table:table-cell>
          <table:table-cell table:style-name="ce35" office:value-type="string" calcext:value-type="string">
            <text:p>min.TL</text:p>
          </table:table-cell>
          <table:table-cell table:style-name="ce35" office:value-type="string" calcext:value-type="string">
            <text:p>max.TL</text:p>
          </table:table-cell>
          <table:table-cell table:style-name="ce35" office:value-type="string" calcext:value-type="string">
            <text:p>minKIYAS</text:p>
          </table:table-cell>
          <table:table-cell table:style-name="ce35" office:value-type="string" calcext:value-type="string">
            <text:p>MaxKIYAS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28" calcext:value-type="currency">
            <text:p>₺28,00</text:p>
          </table:table-cell>
          <table:table-cell table:style-name="ce38" office:value-type="float" office:value="174" calcext:value-type="float">
            <text:p>174</text:p>
          </table:table-cell>
          <table:table-cell table:style-name="ce7" table:formula="of:=[.C3]*[.B3]" office:value-type="currency" office:currency="TRY" office:value="4872" calcext:value-type="currency">
            <text:p>₺4.872,00</text:p>
          </table:table-cell>
          <table:table-cell table:style-name="ce40" office:value-type="percentage" office:value="0.085" calcext:value-type="percentage">
            <text:p>%8,5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41" table:formula="of:=IF(AND(([.D3]&gt;=[.E3]*[.$D$14]);([.D3]&lt;=[.F3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3]*[.$D$14]" office:value-type="currency" office:currency="TRY" office:value="4317.745" calcext:value-type="currency">
            <text:p>₺4.317,75</text:p>
          </table:table-cell>
          <table:table-cell table:style-name="ce7" table:formula="of:=[.F3]*[.$D$14]" office:value-type="currency" office:currency="TRY" office:value="5079.7" calcext:value-type="currency">
            <text:p>₺5.079,70</text:p>
          </table:table-cell>
          <table:table-cell table:style-name="ce42" table:formula="of:=IF([.D3]&gt;=[.E3]*[.$D$14])" office:value-type="boolean" office:boolean-value="true" calcext:value-type="boolean">
            <text:p>DOĞRU</text:p>
          </table:table-cell>
          <table:table-cell table:style-name="ce42" table:formula="of:=IF([.D3]&lt;=[.F3]*[.$D$14])" office:value-type="boolean" office:boolean-value="true" calcext:value-type="boolean">
            <text:p>DOĞRU</text:p>
          </table:table-cell>
          <table:table-cell table:style-name="ce43" table:formula="of:=+[.D3]/[.$D$14]" office:value-type="percentage" office:value="0.095911175856842" calcext:value-type="percentage">
            <text:p>%9,59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5" calcext:value-type="currency">
            <text:p>₺5,00</text:p>
          </table:table-cell>
          <table:table-cell table:style-name="ce38" office:value-type="float" office:value="420" calcext:value-type="float">
            <text:p>420</text:p>
          </table:table-cell>
          <table:table-cell table:style-name="ce7" table:formula="of:=[.C4]*[.B4]" office:value-type="currency" office:currency="TRY" office:value="2100" calcext:value-type="currency">
            <text:p>₺2.100,00</text:p>
          </table:table-cell>
          <table:table-cell table:style-name="ce40" office:value-type="percentage" office:value="0.025" calcext:value-type="percentage">
            <text:p>%2,50</text:p>
          </table:table-cell>
          <table:table-cell table:style-name="ce40" office:value-type="percentage" office:value="0.045" calcext:value-type="percentage">
            <text:p>%4,50</text:p>
          </table:table-cell>
          <table:table-cell table:style-name="ce41" table:formula="of:=IF(AND(([.D4]&gt;=[.E4]*[.$D$14]);([.D4]&lt;=[.F4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4]*[.$D$14]" office:value-type="currency" office:currency="TRY" office:value="1269.925" calcext:value-type="currency">
            <text:p>₺1.269,93</text:p>
          </table:table-cell>
          <table:table-cell table:style-name="ce7" table:formula="of:=[.F4]*[.$D$14]" office:value-type="currency" office:currency="TRY" office:value="2285.865" calcext:value-type="currency">
            <text:p>₺2.285,87</text:p>
          </table:table-cell>
          <table:table-cell table:style-name="ce42" table:formula="of:=IF([.D4]&gt;=[.E4]*[.$D$14])" office:value-type="boolean" office:boolean-value="true" calcext:value-type="boolean">
            <text:p>DOĞRU</text:p>
          </table:table-cell>
          <table:table-cell table:style-name="ce42" table:formula="of:=IF([.D4]&lt;=[.F4]*[.$D$14])" office:value-type="boolean" office:boolean-value="true" calcext:value-type="boolean">
            <text:p>DOĞRU</text:p>
          </table:table-cell>
          <table:table-cell table:style-name="ce43" table:formula="of:=+[.D4]/[.$D$14]" office:value-type="percentage" office:value="0.041341024076225" calcext:value-type="percentage">
            <text:p>%4,13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17" calcext:value-type="currency">
            <text:p>₺17,00</text:p>
          </table:table-cell>
          <table:table-cell table:style-name="ce38" office:value-type="float" office:value="384" calcext:value-type="float">
            <text:p>384</text:p>
          </table:table-cell>
          <table:table-cell table:style-name="ce7" table:formula="of:=[.C5]*[.B5]" office:value-type="currency" office:currency="TRY" office:value="6528" calcext:value-type="currency">
            <text:p>₺6.528,00</text:p>
          </table:table-cell>
          <table:table-cell table:style-name="ce40" office:value-type="percentage" office:value="0.12" calcext:value-type="percentage">
            <text:p>%12,00</text:p>
          </table:table-cell>
          <table:table-cell table:style-name="ce40" office:value-type="percentage" office:value="0.14" calcext:value-type="percentage">
            <text:p>%14,00</text:p>
          </table:table-cell>
          <table:table-cell table:style-name="ce41" table:formula="of:=IF(AND(([.D5]&gt;=[.E5]*[.$D$14]);([.D5]&lt;=[.F5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5]*[.$D$14]" office:value-type="currency" office:currency="TRY" office:value="6095.64" calcext:value-type="currency">
            <text:p>₺6.095,64</text:p>
          </table:table-cell>
          <table:table-cell table:style-name="ce7" table:formula="of:=[.F5]*[.$D$14]" office:value-type="currency" office:currency="TRY" office:value="7111.58" calcext:value-type="currency">
            <text:p>₺7.111,58</text:p>
          </table:table-cell>
          <table:table-cell table:style-name="ce42" table:formula="of:=IF([.D5]&gt;=[.E5]*[.$D$14])" office:value-type="boolean" office:boolean-value="true" calcext:value-type="boolean">
            <text:p>DOĞRU</text:p>
          </table:table-cell>
          <table:table-cell table:style-name="ce42" table:formula="of:=IF([.D5]&lt;=[.F5]*[.$D$14])" office:value-type="boolean" office:boolean-value="true" calcext:value-type="boolean">
            <text:p>DOĞRU</text:p>
          </table:table-cell>
          <table:table-cell table:style-name="ce43" table:formula="of:=+[.D5]/[.$D$14]" office:value-type="percentage" office:value="0.128511526271236" calcext:value-type="percentage">
            <text:p>%12,85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40" calcext:value-type="currency">
            <text:p>₺40,00</text:p>
          </table:table-cell>
          <table:table-cell table:style-name="ce38" office:value-type="float" office:value="128" calcext:value-type="float">
            <text:p>128</text:p>
          </table:table-cell>
          <table:table-cell table:style-name="ce7" table:formula="of:=[.C6]*[.B6]" office:value-type="currency" office:currency="TRY" office:value="5120" calcext:value-type="currency">
            <text:p>₺5.120,00</text:p>
          </table:table-cell>
          <table:table-cell table:style-name="ce40" office:value-type="percentage" office:value="0.09" calcext:value-type="percentage">
            <text:p>%9,00</text:p>
          </table:table-cell>
          <table:table-cell table:style-name="ce40" office:value-type="percentage" office:value="0.12" calcext:value-type="percentage">
            <text:p>%12,00</text:p>
          </table:table-cell>
          <table:table-cell table:style-name="ce41" table:formula="of:=IF(AND(([.D6]&gt;=[.E6]*[.$D$14]);([.D6]&lt;=[.F6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6]*[.$D$14]" office:value-type="currency" office:currency="TRY" office:value="4571.73" calcext:value-type="currency">
            <text:p>₺4.571,73</text:p>
          </table:table-cell>
          <table:table-cell table:style-name="ce7" table:formula="of:=[.F6]*[.$D$14]" office:value-type="currency" office:currency="TRY" office:value="6095.64" calcext:value-type="currency">
            <text:p>₺6.095,64</text:p>
          </table:table-cell>
          <table:table-cell table:style-name="ce42" table:formula="of:=IF([.D6]&gt;=[.E6]*[.$D$14])" office:value-type="boolean" office:boolean-value="true" calcext:value-type="boolean">
            <text:p>DOĞRU</text:p>
          </table:table-cell>
          <table:table-cell table:style-name="ce42" table:formula="of:=IF([.D6]&lt;=[.F6]*[.$D$14])" office:value-type="boolean" office:boolean-value="true" calcext:value-type="boolean">
            <text:p>DOĞRU</text:p>
          </table:table-cell>
          <table:table-cell table:style-name="ce43" table:formula="of:=+[.D6]/[.$D$14]" office:value-type="percentage" office:value="0.100793353938225" calcext:value-type="percentage">
            <text:p>%10,08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11" calcext:value-type="currency">
            <text:p>₺11,00</text:p>
          </table:table-cell>
          <table:table-cell table:style-name="ce38" office:value-type="float" office:value="174" calcext:value-type="float">
            <text:p>174</text:p>
          </table:table-cell>
          <table:table-cell table:style-name="ce7" table:formula="of:=[.C7]*[.B7]" office:value-type="currency" office:currency="TRY" office:value="1914" calcext:value-type="currency">
            <text:p>₺1.914,00</text:p>
          </table:table-cell>
          <table:table-cell table:style-name="ce40" office:value-type="percentage" office:value="0.025" calcext:value-type="percentage">
            <text:p>%2,50</text:p>
          </table:table-cell>
          <table:table-cell table:style-name="ce40" office:value-type="percentage" office:value="0.05" calcext:value-type="percentage">
            <text:p>%5,00</text:p>
          </table:table-cell>
          <table:table-cell table:style-name="ce41" table:formula="of:=IF(AND(([.D7]&gt;=[.E7]*[.$D$14]);([.D7]&lt;=[.F7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7]*[.$D$14]" office:value-type="currency" office:currency="TRY" office:value="1269.925" calcext:value-type="currency">
            <text:p>₺1.269,93</text:p>
          </table:table-cell>
          <table:table-cell table:style-name="ce7" table:formula="of:=[.F7]*[.$D$14]" office:value-type="currency" office:currency="TRY" office:value="2539.85" calcext:value-type="currency">
            <text:p>₺2.539,85</text:p>
          </table:table-cell>
          <table:table-cell table:style-name="ce42" table:formula="of:=IF([.D7]&gt;=[.E7]*[.$D$14])" office:value-type="boolean" office:boolean-value="true" calcext:value-type="boolean">
            <text:p>DOĞRU</text:p>
          </table:table-cell>
          <table:table-cell table:style-name="ce42" table:formula="of:=IF([.D7]&lt;=[.F7]*[.$D$14])" office:value-type="boolean" office:boolean-value="true" calcext:value-type="boolean">
            <text:p>DOĞRU</text:p>
          </table:table-cell>
          <table:table-cell table:style-name="ce43" table:formula="of:=+[.D7]/[.$D$14]" office:value-type="percentage" office:value="0.0376793905151879" calcext:value-type="percentage">
            <text:p>%3,77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14" calcext:value-type="currency">
            <text:p>₺14,00</text:p>
          </table:table-cell>
          <table:table-cell table:style-name="ce38" office:value-type="float" office:value="238" calcext:value-type="float">
            <text:p>238</text:p>
          </table:table-cell>
          <table:table-cell table:style-name="ce7" table:formula="of:=[.C8]*[.B8]" office:value-type="currency" office:currency="TRY" office:value="3332" calcext:value-type="currency">
            <text:p>₺3.332,00</text:p>
          </table:table-cell>
          <table:table-cell table:style-name="ce40" office:value-type="percentage" office:value="0.055" calcext:value-type="percentage">
            <text:p>%5,50</text:p>
          </table:table-cell>
          <table:table-cell table:style-name="ce40" office:value-type="percentage" office:value="0.07" calcext:value-type="percentage">
            <text:p>%7,00</text:p>
          </table:table-cell>
          <table:table-cell table:style-name="ce41" table:formula="of:=IF(AND(([.D8]&gt;=[.E8]*[.$D$14]);([.D8]&lt;=[.F8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8]*[.$D$14]" office:value-type="currency" office:currency="TRY" office:value="2793.835" calcext:value-type="currency">
            <text:p>₺2.793,84</text:p>
          </table:table-cell>
          <table:table-cell table:style-name="ce7" table:formula="of:=[.F8]*[.$D$14]" office:value-type="currency" office:currency="TRY" office:value="3555.79" calcext:value-type="currency">
            <text:p>₺3.555,79</text:p>
          </table:table-cell>
          <table:table-cell table:style-name="ce42" table:formula="of:=IF([.D8]&gt;=[.E8]*[.$D$14])" office:value-type="boolean" office:boolean-value="true" calcext:value-type="boolean">
            <text:p>DOĞRU</text:p>
          </table:table-cell>
          <table:table-cell table:style-name="ce42" table:formula="of:=IF([.D8]&lt;=[.F8]*[.$D$14])" office:value-type="boolean" office:boolean-value="true" calcext:value-type="boolean">
            <text:p>DOĞRU</text:p>
          </table:table-cell>
          <table:table-cell table:style-name="ce43" table:formula="of:=+[.D8]/[.$D$14]" office:value-type="percentage" office:value="0.0655944248676103" calcext:value-type="percentage">
            <text:p>%6,56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20" calcext:value-type="currency">
            <text:p>₺20,00</text:p>
          </table:table-cell>
          <table:table-cell table:style-name="ce38" office:value-type="float" office:value="239" calcext:value-type="float">
            <text:p>239</text:p>
          </table:table-cell>
          <table:table-cell table:style-name="ce7" table:formula="of:=[.C9]*[.B9]" office:value-type="currency" office:currency="TRY" office:value="4780" calcext:value-type="currency">
            <text:p>₺4.780,00</text:p>
          </table:table-cell>
          <table:table-cell table:style-name="ce40" office:value-type="percentage" office:value="0.075" calcext:value-type="percentage">
            <text:p>%7,5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41" table:formula="of:=IF(AND(([.D9]&gt;=[.E9]*[.$D$14]);([.D9]&lt;=[.F9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9]*[.$D$14]" office:value-type="currency" office:currency="TRY" office:value="3809.775" calcext:value-type="currency">
            <text:p>₺3.809,78</text:p>
          </table:table-cell>
          <table:table-cell table:style-name="ce7" table:formula="of:=[.F9]*[.$D$14]" office:value-type="currency" office:currency="TRY" office:value="5079.7" calcext:value-type="currency">
            <text:p>₺5.079,70</text:p>
          </table:table-cell>
          <table:table-cell table:style-name="ce42" table:formula="of:=IF([.D9]&gt;=[.E9]*[.$D$14])" office:value-type="boolean" office:boolean-value="true" calcext:value-type="boolean">
            <text:p>DOĞRU</text:p>
          </table:table-cell>
          <table:table-cell table:style-name="ce42" table:formula="of:=IF([.D9]&lt;=[.F9]*[.$D$14])" office:value-type="boolean" office:boolean-value="true" calcext:value-type="boolean">
            <text:p>DOĞRU</text:p>
          </table:table-cell>
          <table:table-cell table:style-name="ce43" table:formula="of:=+[.D9]/[.$D$14]" office:value-type="percentage" office:value="0.0941000452782645" calcext:value-type="percentage">
            <text:p>%9,41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20" calcext:value-type="currency">
            <text:p>₺20,00</text:p>
          </table:table-cell>
          <table:table-cell table:style-name="ce38" office:value-type="float" office:value="196" calcext:value-type="float">
            <text:p>196</text:p>
          </table:table-cell>
          <table:table-cell table:style-name="ce7" table:formula="of:=[.C10]*[.B10]" office:value-type="currency" office:currency="TRY" office:value="3920" calcext:value-type="currency">
            <text:p>₺3.920,00</text:p>
          </table:table-cell>
          <table:table-cell table:style-name="ce40" office:value-type="percentage" office:value="0.06" calcext:value-type="percentage">
            <text:p>%6,00</text:p>
          </table:table-cell>
          <table:table-cell table:style-name="ce40" office:value-type="percentage" office:value="0.08" calcext:value-type="percentage">
            <text:p>%8,00</text:p>
          </table:table-cell>
          <table:table-cell table:style-name="ce41" table:formula="of:=IF(AND(([.D10]&gt;=[.E10]*[.$D$14]);([.D10]&lt;=[.F10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10]*[.$D$14]" office:value-type="currency" office:currency="TRY" office:value="3047.82" calcext:value-type="currency">
            <text:p>₺3.047,82</text:p>
          </table:table-cell>
          <table:table-cell table:style-name="ce7" table:formula="of:=[.F10]*[.$D$14]" office:value-type="currency" office:currency="TRY" office:value="4063.76" calcext:value-type="currency">
            <text:p>₺4.063,76</text:p>
          </table:table-cell>
          <table:table-cell table:style-name="ce42" table:formula="of:=IF([.D10]&gt;=[.E10]*[.$D$14])" office:value-type="boolean" office:boolean-value="true" calcext:value-type="boolean">
            <text:p>DOĞRU</text:p>
          </table:table-cell>
          <table:table-cell table:style-name="ce42" table:formula="of:=IF([.D10]&lt;=[.F10]*[.$D$14])" office:value-type="boolean" office:boolean-value="true" calcext:value-type="boolean">
            <text:p>DOĞRU</text:p>
          </table:table-cell>
          <table:table-cell table:style-name="ce43" table:formula="of:=+[.D10]/[.$D$14]" office:value-type="percentage" office:value="0.0771699116089533" calcext:value-type="percentage">
            <text:p>%7,72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30" calcext:value-type="currency">
            <text:p>₺30,00</text:p>
          </table:table-cell>
          <table:table-cell table:style-name="ce38" office:value-type="float" office:value="184" calcext:value-type="float">
            <text:p>184</text:p>
          </table:table-cell>
          <table:table-cell table:style-name="ce7" table:formula="of:=[.C11]*[.B11]" office:value-type="currency" office:currency="TRY" office:value="5520" calcext:value-type="currency">
            <text:p>₺5.520,0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40" office:value-type="percentage" office:value="0.14" calcext:value-type="percentage">
            <text:p>%14,00</text:p>
          </table:table-cell>
          <table:table-cell table:style-name="ce41" table:formula="of:=IF(AND(([.D11]&gt;=[.E11]*[.$D$14]);([.D11]&lt;=[.F11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11]*[.$D$14]" office:value-type="currency" office:currency="TRY" office:value="5079.7" calcext:value-type="currency">
            <text:p>₺5.079,70</text:p>
          </table:table-cell>
          <table:table-cell table:style-name="ce7" table:formula="of:=[.F11]*[.$D$14]" office:value-type="currency" office:currency="TRY" office:value="7111.58" calcext:value-type="currency">
            <text:p>₺7.111,58</text:p>
          </table:table-cell>
          <table:table-cell table:style-name="ce42" table:formula="of:=IF([.D11]&gt;=[.E11]*[.$D$14])" office:value-type="boolean" office:boolean-value="true" calcext:value-type="boolean">
            <text:p>DOĞRU</text:p>
          </table:table-cell>
          <table:table-cell table:style-name="ce42" table:formula="of:=IF([.D11]&lt;=[.F11]*[.$D$14])" office:value-type="boolean" office:boolean-value="true" calcext:value-type="boolean">
            <text:p>DOĞRU</text:p>
          </table:table-cell>
          <table:table-cell table:style-name="ce43" table:formula="of:=+[.D11]/[.$D$14]" office:value-type="percentage" office:value="0.108667834714649" calcext:value-type="percentage">
            <text:p>%10,87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8" calcext:value-type="currency">
            <text:p>₺8,00</text:p>
          </table:table-cell>
          <table:table-cell table:style-name="ce38" office:value-type="float" office:value="492" calcext:value-type="float">
            <text:p>492</text:p>
          </table:table-cell>
          <table:table-cell table:style-name="ce7" table:formula="of:=[.C12]*[.B12]" office:value-type="currency" office:currency="TRY" office:value="3936" calcext:value-type="currency">
            <text:p>₺3.936,00</text:p>
          </table:table-cell>
          <table:table-cell table:style-name="ce40" office:value-type="percentage" office:value="0.06" calcext:value-type="percentage">
            <text:p>%6,00</text:p>
          </table:table-cell>
          <table:table-cell table:style-name="ce40" office:value-type="percentage" office:value="0.09" calcext:value-type="percentage">
            <text:p>%9,00</text:p>
          </table:table-cell>
          <table:table-cell table:style-name="ce41" table:formula="of:=IF(AND(([.D12]&gt;=[.E12]*[.$D$14]);([.D12]&lt;=[.F12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12]*[.$D$14]" office:value-type="currency" office:currency="TRY" office:value="3047.82" calcext:value-type="currency">
            <text:p>₺3.047,82</text:p>
          </table:table-cell>
          <table:table-cell table:style-name="ce7" table:formula="of:=[.F12]*[.$D$14]" office:value-type="currency" office:currency="TRY" office:value="4571.73" calcext:value-type="currency">
            <text:p>₺4.571,73</text:p>
          </table:table-cell>
          <table:table-cell table:style-name="ce42" table:formula="of:=IF([.D12]&gt;=[.E12]*[.$D$14])" office:value-type="boolean" office:boolean-value="true" calcext:value-type="boolean">
            <text:p>DOĞRU</text:p>
          </table:table-cell>
          <table:table-cell table:style-name="ce42" table:formula="of:=IF([.D12]&lt;=[.F12]*[.$D$14])" office:value-type="boolean" office:boolean-value="true" calcext:value-type="boolean">
            <text:p>DOĞRU</text:p>
          </table:table-cell>
          <table:table-cell table:style-name="ce43" table:formula="of:=+[.D12]/[.$D$14]" office:value-type="percentage" office:value="0.0774848908400102" calcext:value-type="percentage">
            <text:p>%7,75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25" calcext:value-type="currency">
            <text:p>₺25,00</text:p>
          </table:table-cell>
          <table:table-cell table:style-name="ce38" office:value-type="float" office:value="351" calcext:value-type="float">
            <text:p>351</text:p>
          </table:table-cell>
          <table:table-cell table:style-name="ce7" table:formula="of:=[.C13]*[.B13]" office:value-type="currency" office:currency="TRY" office:value="8775" calcext:value-type="currency">
            <text:p>₺8.775,00</text:p>
          </table:table-cell>
          <table:table-cell table:style-name="ce40" office:value-type="percentage" office:value="0.17" calcext:value-type="percentage">
            <text:p>%17,00</text:p>
          </table:table-cell>
          <table:table-cell table:style-name="ce40" office:value-type="percentage" office:value="0.2" calcext:value-type="percentage">
            <text:p>%20,00</text:p>
          </table:table-cell>
          <table:table-cell table:style-name="ce41" table:formula="of:=IF(AND(([.D13]&gt;=[.E13]*[.$D$14]);([.D13]&lt;=[.F13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13]*[.$D$14]" office:value-type="currency" office:currency="TRY" office:value="8635.49" calcext:value-type="currency">
            <text:p>₺8.635,49</text:p>
          </table:table-cell>
          <table:table-cell table:style-name="ce7" table:formula="of:=[.F13]*[.$D$14]" office:value-type="currency" office:currency="TRY" office:value="10159.4" calcext:value-type="currency">
            <text:p>₺10.159,40</text:p>
          </table:table-cell>
          <table:table-cell table:style-name="ce42" table:formula="of:=IF([.D13]&gt;=[.E13]*[.$D$14])" office:value-type="boolean" office:boolean-value="true" calcext:value-type="boolean">
            <text:p>DOĞRU</text:p>
          </table:table-cell>
          <table:table-cell table:style-name="ce42" table:formula="of:=IF([.D13]&lt;=[.F13]*[.$D$14])" office:value-type="boolean" office:boolean-value="true" calcext:value-type="boolean">
            <text:p>DOĞRU</text:p>
          </table:table-cell>
          <table:table-cell table:style-name="ce43" table:formula="of:=+[.D13]/[.$D$14]" office:value-type="percentage" office:value="0.172746422032797" calcext:value-type="percentage">
            <text:p>%17,2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8" table:formula="of:=SUM([.D3:.D13])" office:value-type="currency" office:currency="TRY" office:value="50797" calcext:value-type="currency">
            <text:p>₺50.797,00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Uygun.J3:Uygun.K13">
            <calcext:condition calcext:apply-style-name="Good" calcext:value="=1" calcext:base-cell-address="Uygun.J3"/>
            <calcext:condition calcext:apply-style-name="Error" calcext:value="=0" calcext:base-cell-address="Uygun.J3"/>
          </calcext:conditional-format>
          <calcext:conditional-format calcext:target-range-address="Uygun.G3:Uygun.G13">
            <calcext:condition calcext:apply-style-name="Good" calcext:value="=&quot;UYGUN&quot;" calcext:base-cell-address="Uygun.G3"/>
            <calcext:condition calcext:apply-style-name="Error" calcext:value="=&quot;DEĞİŞTİR&quot;" calcext:base-cell-address="Uygun.G3"/>
          </calcext:conditional-format>
        </calcext:conditional-formats>
      </table:table>
      <table:table table:name="UygunDegil" table:style-name="ta1">
        <office:forms form:automatic-focus="false" form:apply-design-mode="false"/>
        <table:table-column table:style-name="co1" table:default-cell-style-name="ce30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8" table:default-cell-style-name="ce34"/>
        <table:table-column table:style-name="co5" table:default-cell-style-name="ce30"/>
        <table:table-column table:style-name="co6" table:default-cell-style-name="ce30"/>
        <table:table-column table:style-name="co7" table:number-columns-repeated="1017" table:default-cell-style-name="ce30"/>
        <table:table-row table:style-name="ro1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>
            <text:p>Birim Fiyat</text:p>
          </table:table-cell>
          <table:table-cell table:style-name="ce35" office:value-type="string" calcext:value-type="string">
            <text:p>Miktar</text:p>
          </table:table-cell>
          <table:table-cell table:style-name="ce35" office:value-type="string" calcext:value-type="string">
            <text:p>Toplam Tutar</text:p>
          </table:table-cell>
          <table:table-cell table:style-name="ce35" office:value-type="string" calcext:value-type="string">
            <text:p>min. ve max.</text:p>
          </table:table-cell>
          <table:table-cell table:style-name="ce35" office:value-type="string" calcext:value-type="string">
            <text:p>Min.</text:p>
          </table:table-cell>
          <table:table-cell table:style-name="ce35" office:value-type="string" calcext:value-type="string">
            <text:p>Max.</text:p>
          </table:table-cell>
          <table:table-cell table:style-name="ce35" office:value-type="string" calcext:value-type="string">
            <text:p>min.TL</text:p>
          </table:table-cell>
          <table:table-cell table:style-name="ce35" office:value-type="string" calcext:value-type="string">
            <text:p>max.TL</text:p>
          </table:table-cell>
          <table:table-cell table:style-name="ce35" office:value-type="string" calcext:value-type="string">
            <text:p>minKIYAS</text:p>
          </table:table-cell>
          <table:table-cell table:style-name="ce35" office:value-type="string" calcext:value-type="string">
            <text:p>MaxKIYAS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15" calcext:value-type="currency">
            <text:p>₺15,00</text:p>
          </table:table-cell>
          <table:table-cell table:style-name="ce38" office:value-type="float" office:value="174" calcext:value-type="float">
            <text:p>174</text:p>
          </table:table-cell>
          <table:table-cell table:style-name="ce7" table:formula="of:=[.C3]*[.B3]" office:value-type="currency" office:currency="TRY" office:value="2610" calcext:value-type="currency">
            <text:p>₺2.610,00</text:p>
          </table:table-cell>
          <table:table-cell table:style-name="ce14" table:formula="of:=IF(AND(([.D3]&gt;=[.F3]*[.$D$14]);([.D3]&lt;=[.G3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85" calcext:value-type="percentage">
            <text:p>%8,5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7" table:formula="of:=[.F3]*[.$D$14]" office:value-type="currency" office:currency="TRY" office:value="4134.315" calcext:value-type="currency">
            <text:p>₺4.134,32</text:p>
          </table:table-cell>
          <table:table-cell table:style-name="ce7" table:formula="of:=[.G3]*[.$D$14]" office:value-type="currency" office:currency="TRY" office:value="4863.9" calcext:value-type="currency">
            <text:p>₺4.863,90</text:p>
          </table:table-cell>
          <table:table-cell table:style-name="ce18" table:formula="of:=IF([.D3]&gt;=[.F3]*[.$D$14])" office:value-type="boolean" office:boolean-value="false" calcext:value-type="boolean">
            <text:p>YANLIŞ</text:p>
          </table:table-cell>
          <table:table-cell table:style-name="ce18" table:formula="of:=IF([.D3]&lt;=[.G3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25" calcext:value-type="currency">
            <text:p>₺25,00</text:p>
          </table:table-cell>
          <table:table-cell table:style-name="ce38" office:value-type="float" office:value="420" calcext:value-type="float">
            <text:p>420</text:p>
          </table:table-cell>
          <table:table-cell table:style-name="ce7" table:formula="of:=[.C4]*[.B4]" office:value-type="currency" office:currency="TRY" office:value="10500" calcext:value-type="currency">
            <text:p>₺10.500,00</text:p>
          </table:table-cell>
          <table:table-cell table:style-name="ce14" table:formula="of:=IF(AND(([.D4]&gt;=[.F4]*[.$D$14]);([.D4]&lt;=[.G4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25" calcext:value-type="percentage">
            <text:p>%2,50</text:p>
          </table:table-cell>
          <table:table-cell table:style-name="ce40" office:value-type="percentage" office:value="0.045" calcext:value-type="percentage">
            <text:p>%4,50</text:p>
          </table:table-cell>
          <table:table-cell table:style-name="ce7" table:formula="of:=[.F4]*[.$D$14]" office:value-type="currency" office:currency="TRY" office:value="1215.975" calcext:value-type="currency">
            <text:p>₺1.215,98</text:p>
          </table:table-cell>
          <table:table-cell table:style-name="ce7" table:formula="of:=[.G4]*[.$D$14]" office:value-type="currency" office:currency="TRY" office:value="2188.755" calcext:value-type="currency">
            <text:p>₺2.188,76</text:p>
          </table:table-cell>
          <table:table-cell table:style-name="ce18" table:formula="of:=IF([.D4]&gt;=[.F4]*[.$D$14])" office:value-type="boolean" office:boolean-value="true" calcext:value-type="boolean">
            <text:p>DOĞRU</text:p>
          </table:table-cell>
          <table:table-cell table:style-name="ce18" table:formula="of:=IF([.D4]&lt;=[.G4]*[.$D$14])" office:value-type="boolean" office:boolean-value="false" calcext:value-type="boolean">
            <text:p>YANLIŞ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11" calcext:value-type="currency">
            <text:p>₺11,00</text:p>
          </table:table-cell>
          <table:table-cell table:style-name="ce38" office:value-type="float" office:value="384" calcext:value-type="float">
            <text:p>384</text:p>
          </table:table-cell>
          <table:table-cell table:style-name="ce7" table:formula="of:=[.C5]*[.B5]" office:value-type="currency" office:currency="TRY" office:value="4224" calcext:value-type="currency">
            <text:p>₺4.224,00</text:p>
          </table:table-cell>
          <table:table-cell table:style-name="ce14" table:formula="of:=IF(AND(([.D5]&gt;=[.F5]*[.$D$14]);([.D5]&lt;=[.G5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12" calcext:value-type="percentage">
            <text:p>%12,00</text:p>
          </table:table-cell>
          <table:table-cell table:style-name="ce40" office:value-type="percentage" office:value="0.14" calcext:value-type="percentage">
            <text:p>%14,00</text:p>
          </table:table-cell>
          <table:table-cell table:style-name="ce7" table:formula="of:=[.F5]*[.$D$14]" office:value-type="currency" office:currency="TRY" office:value="5836.68" calcext:value-type="currency">
            <text:p>₺5.836,68</text:p>
          </table:table-cell>
          <table:table-cell table:style-name="ce7" table:formula="of:=[.G5]*[.$D$14]" office:value-type="currency" office:currency="TRY" office:value="6809.46" calcext:value-type="currency">
            <text:p>₺6.809,46</text:p>
          </table:table-cell>
          <table:table-cell table:style-name="ce18" table:formula="of:=IF([.D5]&gt;=[.F5]*[.$D$14])" office:value-type="boolean" office:boolean-value="false" calcext:value-type="boolean">
            <text:p>YANLIŞ</text:p>
          </table:table-cell>
          <table:table-cell table:style-name="ce18" table:formula="of:=IF([.D5]&lt;=[.G5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18" calcext:value-type="currency">
            <text:p>₺18,00</text:p>
          </table:table-cell>
          <table:table-cell table:style-name="ce38" office:value-type="float" office:value="128" calcext:value-type="float">
            <text:p>128</text:p>
          </table:table-cell>
          <table:table-cell table:style-name="ce7" table:formula="of:=[.C6]*[.B6]" office:value-type="currency" office:currency="TRY" office:value="2304" calcext:value-type="currency">
            <text:p>₺2.304,00</text:p>
          </table:table-cell>
          <table:table-cell table:style-name="ce14" table:formula="of:=IF(AND(([.D6]&gt;=[.F6]*[.$D$14]);([.D6]&lt;=[.G6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9" calcext:value-type="percentage">
            <text:p>%9,00</text:p>
          </table:table-cell>
          <table:table-cell table:style-name="ce40" office:value-type="percentage" office:value="0.12" calcext:value-type="percentage">
            <text:p>%12,00</text:p>
          </table:table-cell>
          <table:table-cell table:style-name="ce7" table:formula="of:=[.F6]*[.$D$14]" office:value-type="currency" office:currency="TRY" office:value="4377.51" calcext:value-type="currency">
            <text:p>₺4.377,51</text:p>
          </table:table-cell>
          <table:table-cell table:style-name="ce7" table:formula="of:=[.G6]*[.$D$14]" office:value-type="currency" office:currency="TRY" office:value="5836.68" calcext:value-type="currency">
            <text:p>₺5.836,68</text:p>
          </table:table-cell>
          <table:table-cell table:style-name="ce18" table:formula="of:=IF([.D6]&gt;=[.F6]*[.$D$14])" office:value-type="boolean" office:boolean-value="false" calcext:value-type="boolean">
            <text:p>YANLIŞ</text:p>
          </table:table-cell>
          <table:table-cell table:style-name="ce18" table:formula="of:=IF([.D6]&lt;=[.G6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17" calcext:value-type="currency">
            <text:p>₺17,00</text:p>
          </table:table-cell>
          <table:table-cell table:style-name="ce38" office:value-type="float" office:value="174" calcext:value-type="float">
            <text:p>174</text:p>
          </table:table-cell>
          <table:table-cell table:style-name="ce7" table:formula="of:=[.C7]*[.B7]" office:value-type="currency" office:currency="TRY" office:value="2958" calcext:value-type="currency">
            <text:p>₺2.958,00</text:p>
          </table:table-cell>
          <table:table-cell table:style-name="ce14" table:formula="of:=IF(AND(([.D7]&gt;=[.F7]*[.$D$14]);([.D7]&lt;=[.G7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25" calcext:value-type="percentage">
            <text:p>%2,50</text:p>
          </table:table-cell>
          <table:table-cell table:style-name="ce40" office:value-type="percentage" office:value="0.05" calcext:value-type="percentage">
            <text:p>%5,00</text:p>
          </table:table-cell>
          <table:table-cell table:style-name="ce7" table:formula="of:=[.F7]*[.$D$14]" office:value-type="currency" office:currency="TRY" office:value="1215.975" calcext:value-type="currency">
            <text:p>₺1.215,98</text:p>
          </table:table-cell>
          <table:table-cell table:style-name="ce7" table:formula="of:=[.G7]*[.$D$14]" office:value-type="currency" office:currency="TRY" office:value="2431.95" calcext:value-type="currency">
            <text:p>₺2.431,95</text:p>
          </table:table-cell>
          <table:table-cell table:style-name="ce18" table:formula="of:=IF([.D7]&gt;=[.F7]*[.$D$14])" office:value-type="boolean" office:boolean-value="true" calcext:value-type="boolean">
            <text:p>DOĞRU</text:p>
          </table:table-cell>
          <table:table-cell table:style-name="ce18" table:formula="of:=IF([.D7]&lt;=[.G7]*[.$D$14])" office:value-type="boolean" office:boolean-value="false" calcext:value-type="boolean">
            <text:p>YANLIŞ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14" calcext:value-type="currency">
            <text:p>₺14,00</text:p>
          </table:table-cell>
          <table:table-cell table:style-name="ce38" office:value-type="float" office:value="238" calcext:value-type="float">
            <text:p>238</text:p>
          </table:table-cell>
          <table:table-cell table:style-name="ce7" table:formula="of:=[.C8]*[.B8]" office:value-type="currency" office:currency="TRY" office:value="3332" calcext:value-type="currency">
            <text:p>₺3.332,00</text:p>
          </table:table-cell>
          <table:table-cell table:style-name="ce14" table:formula="of:=IF(AND(([.D8]&gt;=[.F8]*[.$D$14]);([.D8]&lt;=[.G8]*[.$D$14]));&quot;UYGUN&quot;;&quot;DEĞİŞTİR&quot;)" office:value-type="string" office:string-value="UYGUN" calcext:value-type="string">
            <text:p>UYGUN</text:p>
          </table:table-cell>
          <table:table-cell table:style-name="ce40" office:value-type="percentage" office:value="0.055" calcext:value-type="percentage">
            <text:p>%5,50</text:p>
          </table:table-cell>
          <table:table-cell table:style-name="ce40" office:value-type="percentage" office:value="0.07" calcext:value-type="percentage">
            <text:p>%7,00</text:p>
          </table:table-cell>
          <table:table-cell table:style-name="ce7" table:formula="of:=[.F8]*[.$D$14]" office:value-type="currency" office:currency="TRY" office:value="2675.145" calcext:value-type="currency">
            <text:p>₺2.675,15</text:p>
          </table:table-cell>
          <table:table-cell table:style-name="ce7" table:formula="of:=[.G8]*[.$D$14]" office:value-type="currency" office:currency="TRY" office:value="3404.73" calcext:value-type="currency">
            <text:p>₺3.404,73</text:p>
          </table:table-cell>
          <table:table-cell table:style-name="ce18" table:formula="of:=IF([.D8]&gt;=[.F8]*[.$D$14])" office:value-type="boolean" office:boolean-value="true" calcext:value-type="boolean">
            <text:p>DOĞRU</text:p>
          </table:table-cell>
          <table:table-cell table:style-name="ce18" table:formula="of:=IF([.D8]&lt;=[.G8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11" calcext:value-type="currency">
            <text:p>₺11,00</text:p>
          </table:table-cell>
          <table:table-cell table:style-name="ce38" office:value-type="float" office:value="239" calcext:value-type="float">
            <text:p>239</text:p>
          </table:table-cell>
          <table:table-cell table:style-name="ce7" table:formula="of:=[.C9]*[.B9]" office:value-type="currency" office:currency="TRY" office:value="2629" calcext:value-type="currency">
            <text:p>₺2.629,00</text:p>
          </table:table-cell>
          <table:table-cell table:style-name="ce14" table:formula="of:=IF(AND(([.D9]&gt;=[.F9]*[.$D$14]);([.D9]&lt;=[.G9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75" calcext:value-type="percentage">
            <text:p>%7,5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7" table:formula="of:=[.F9]*[.$D$14]" office:value-type="currency" office:currency="TRY" office:value="3647.925" calcext:value-type="currency">
            <text:p>₺3.647,93</text:p>
          </table:table-cell>
          <table:table-cell table:style-name="ce7" table:formula="of:=[.G9]*[.$D$14]" office:value-type="currency" office:currency="TRY" office:value="4863.9" calcext:value-type="currency">
            <text:p>₺4.863,90</text:p>
          </table:table-cell>
          <table:table-cell table:style-name="ce18" table:formula="of:=IF([.D9]&gt;=[.F9]*[.$D$14])" office:value-type="boolean" office:boolean-value="false" calcext:value-type="boolean">
            <text:p>YANLIŞ</text:p>
          </table:table-cell>
          <table:table-cell table:style-name="ce18" table:formula="of:=IF([.D9]&lt;=[.G9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16" calcext:value-type="currency">
            <text:p>₺16,00</text:p>
          </table:table-cell>
          <table:table-cell table:style-name="ce38" office:value-type="float" office:value="196" calcext:value-type="float">
            <text:p>196</text:p>
          </table:table-cell>
          <table:table-cell table:style-name="ce7" table:formula="of:=[.C10]*[.B10]" office:value-type="currency" office:currency="TRY" office:value="3136" calcext:value-type="currency">
            <text:p>₺3.136,00</text:p>
          </table:table-cell>
          <table:table-cell table:style-name="ce14" table:formula="of:=IF(AND(([.D10]&gt;=[.F10]*[.$D$14]);([.D10]&lt;=[.G10]*[.$D$14]));&quot;UYGUN&quot;;&quot;DEĞİŞTİR&quot;)" office:value-type="string" office:string-value="UYGUN" calcext:value-type="string">
            <text:p>UYGUN</text:p>
          </table:table-cell>
          <table:table-cell table:style-name="ce40" office:value-type="percentage" office:value="0.06" calcext:value-type="percentage">
            <text:p>%6,00</text:p>
          </table:table-cell>
          <table:table-cell table:style-name="ce40" office:value-type="percentage" office:value="0.08" calcext:value-type="percentage">
            <text:p>%8,00</text:p>
          </table:table-cell>
          <table:table-cell table:style-name="ce7" table:formula="of:=[.F10]*[.$D$14]" office:value-type="currency" office:currency="TRY" office:value="2918.34" calcext:value-type="currency">
            <text:p>₺2.918,34</text:p>
          </table:table-cell>
          <table:table-cell table:style-name="ce7" table:formula="of:=[.G10]*[.$D$14]" office:value-type="currency" office:currency="TRY" office:value="3891.12" calcext:value-type="currency">
            <text:p>₺3.891,12</text:p>
          </table:table-cell>
          <table:table-cell table:style-name="ce18" table:formula="of:=IF([.D10]&gt;=[.F10]*[.$D$14])" office:value-type="boolean" office:boolean-value="true" calcext:value-type="boolean">
            <text:p>DOĞRU</text:p>
          </table:table-cell>
          <table:table-cell table:style-name="ce18" table:formula="of:=IF([.D10]&lt;=[.G10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23" calcext:value-type="currency">
            <text:p>₺23,00</text:p>
          </table:table-cell>
          <table:table-cell table:style-name="ce38" office:value-type="float" office:value="184" calcext:value-type="float">
            <text:p>184</text:p>
          </table:table-cell>
          <table:table-cell table:style-name="ce7" table:formula="of:=[.C11]*[.B11]" office:value-type="currency" office:currency="TRY" office:value="4232" calcext:value-type="currency">
            <text:p>₺4.232,00</text:p>
          </table:table-cell>
          <table:table-cell table:style-name="ce14" table:formula="of:=IF(AND(([.D11]&gt;=[.F11]*[.$D$14]);([.D11]&lt;=[.G11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40" office:value-type="percentage" office:value="0.14" calcext:value-type="percentage">
            <text:p>%14,00</text:p>
          </table:table-cell>
          <table:table-cell table:style-name="ce7" table:formula="of:=[.F11]*[.$D$14]" office:value-type="currency" office:currency="TRY" office:value="4863.9" calcext:value-type="currency">
            <text:p>₺4.863,90</text:p>
          </table:table-cell>
          <table:table-cell table:style-name="ce7" table:formula="of:=[.G11]*[.$D$14]" office:value-type="currency" office:currency="TRY" office:value="6809.46" calcext:value-type="currency">
            <text:p>₺6.809,46</text:p>
          </table:table-cell>
          <table:table-cell table:style-name="ce18" table:formula="of:=IF([.D11]&gt;=[.F11]*[.$D$14])" office:value-type="boolean" office:boolean-value="false" calcext:value-type="boolean">
            <text:p>YANLIŞ</text:p>
          </table:table-cell>
          <table:table-cell table:style-name="ce18" table:formula="of:=IF([.D11]&lt;=[.G11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13" calcext:value-type="currency">
            <text:p>₺13,00</text:p>
          </table:table-cell>
          <table:table-cell table:style-name="ce38" office:value-type="float" office:value="492" calcext:value-type="float">
            <text:p>492</text:p>
          </table:table-cell>
          <table:table-cell table:style-name="ce7" table:formula="of:=[.C12]*[.B12]" office:value-type="currency" office:currency="TRY" office:value="6396" calcext:value-type="currency">
            <text:p>₺6.396,00</text:p>
          </table:table-cell>
          <table:table-cell table:style-name="ce14" table:formula="of:=IF(AND(([.D12]&gt;=[.F12]*[.$D$14]);([.D12]&lt;=[.G12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6" calcext:value-type="percentage">
            <text:p>%6,00</text:p>
          </table:table-cell>
          <table:table-cell table:style-name="ce40" office:value-type="percentage" office:value="0.09" calcext:value-type="percentage">
            <text:p>%9,00</text:p>
          </table:table-cell>
          <table:table-cell table:style-name="ce7" table:formula="of:=[.F12]*[.$D$14]" office:value-type="currency" office:currency="TRY" office:value="2918.34" calcext:value-type="currency">
            <text:p>₺2.918,34</text:p>
          </table:table-cell>
          <table:table-cell table:style-name="ce7" table:formula="of:=[.G12]*[.$D$14]" office:value-type="currency" office:currency="TRY" office:value="4377.51" calcext:value-type="currency">
            <text:p>₺4.377,51</text:p>
          </table:table-cell>
          <table:table-cell table:style-name="ce18" table:formula="of:=IF([.D12]&gt;=[.F12]*[.$D$14])" office:value-type="boolean" office:boolean-value="true" calcext:value-type="boolean">
            <text:p>DOĞRU</text:p>
          </table:table-cell>
          <table:table-cell table:style-name="ce18" table:formula="of:=IF([.D12]&lt;=[.G12]*[.$D$14])" office:value-type="boolean" office:boolean-value="false" calcext:value-type="boolean">
            <text:p>YANLIŞ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18" calcext:value-type="currency">
            <text:p>₺18,00</text:p>
          </table:table-cell>
          <table:table-cell table:style-name="ce38" office:value-type="float" office:value="351" calcext:value-type="float">
            <text:p>351</text:p>
          </table:table-cell>
          <table:table-cell table:style-name="ce7" table:formula="of:=[.C13]*[.B13]" office:value-type="currency" office:currency="TRY" office:value="6318" calcext:value-type="currency">
            <text:p>₺6.318,00</text:p>
          </table:table-cell>
          <table:table-cell table:style-name="ce14" table:formula="of:=IF(AND(([.D13]&gt;=[.F13]*[.$D$14]);([.D13]&lt;=[.G13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17" calcext:value-type="percentage">
            <text:p>%17,00</text:p>
          </table:table-cell>
          <table:table-cell table:style-name="ce40" office:value-type="percentage" office:value="0.2" calcext:value-type="percentage">
            <text:p>%20,00</text:p>
          </table:table-cell>
          <table:table-cell table:style-name="ce7" table:formula="of:=[.F13]*[.$D$14]" office:value-type="currency" office:currency="TRY" office:value="8268.63" calcext:value-type="currency">
            <text:p>₺8.268,63</text:p>
          </table:table-cell>
          <table:table-cell table:style-name="ce7" table:formula="of:=[.G13]*[.$D$14]" office:value-type="currency" office:currency="TRY" office:value="9727.8" calcext:value-type="currency">
            <text:p>₺9.727,80</text:p>
          </table:table-cell>
          <table:table-cell table:style-name="ce18" table:formula="of:=IF([.D13]&gt;=[.F13]*[.$D$14])" office:value-type="boolean" office:boolean-value="false" calcext:value-type="boolean">
            <text:p>YANLIŞ</text:p>
          </table:table-cell>
          <table:table-cell table:style-name="ce18" table:formula="of:=IF([.D13]&lt;=[.G13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 table:formula="of:=SUM([.D3:.D13])" office:value-type="currency" office:currency="TRY" office:value="48639" calcext:value-type="currency">
            <text:p>₺48.639,00</text:p>
          </table:table-cell>
          <table:table-cell table:style-name="ce45"/>
          <table:table-cell table:number-columns-repeated="1019"/>
        </table:table-row>
        <table:table-row table:style-name="ro1">
          <table:table-cell table:number-columns-repeated="5"/>
          <table:table-cell table:style-name="ce46"/>
          <table:table-cell table:style-name="ce47"/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UygunDegil.J3:UygunDegil.K13">
            <calcext:condition calcext:apply-style-name="Good" calcext:value="=1" calcext:base-cell-address="UygunDegil.J3"/>
            <calcext:condition calcext:apply-style-name="Error" calcext:value="=0" calcext:base-cell-address="UygunDegil.J3"/>
          </calcext:conditional-format>
          <calcext:conditional-format calcext:target-range-address="UygunDegil.E3:UygunDegil.E13">
            <calcext:condition calcext:apply-style-name="Good" calcext:value="=&quot;UYGUN&quot;" calcext:base-cell-address="UygunDegil.E3"/>
            <calcext:condition calcext:apply-style-name="Error" calcext:value="=&quot;DEĞİŞTİR&quot;" calcext:base-cell-address="UygunDegil.E3"/>
          </calcext:conditional-format>
        </calcext:conditional-formats>
      </table:table>
      <table:table table:name="Kodlama_icin" table:style-name="ta1">
        <office:forms form:automatic-focus="false" form:apply-design-mode="false"/>
        <table:table-column table:style-name="co9" table:default-cell-style-name="ce86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number-columns-repeated="2" table:default-cell-style-name="ce86"/>
        <table:table-column table:style-name="co14" table:default-cell-style-name="ce86"/>
        <table:table-column table:style-name="co10" table:default-cell-style-name="ce86"/>
        <table:table-column table:style-name="co15" table:default-cell-style-name="ce86"/>
        <table:table-column table:style-name="co16" table:default-cell-style-name="ce86"/>
        <table:table-column table:style-name="co17" table:default-cell-style-name="ce86"/>
        <table:table-column table:style-name="co18" table:default-cell-style-name="ce86"/>
        <table:table-column table:style-name="co19" table:default-cell-style-name="ce86"/>
        <table:table-column table:style-name="co7" table:number-columns-repeated="1010" table:default-cell-style-name="ce86"/>
        <table:table-column table:style-name="co7" table:default-cell-style-name="ce104"/>
        <table:table-row table:style-name="ro2">
          <table:table-cell table:number-columns-repeated="1024"/>
        </table:table-row>
        <table:table-row table:style-name="ro2">
          <table:table-cell/>
          <table:table-cell table:style-name="ce88" office:value-type="string" calcext:value-type="string">
            <text:p>Birim Fiyat</text:p>
          </table:table-cell>
          <table:table-cell table:style-name="ce88" office:value-type="string" calcext:value-type="string">
            <text:p>Miktar</text:p>
          </table:table-cell>
          <table:table-cell table:style-name="ce88" office:value-type="string" calcext:value-type="string">
            <text:p>Toplam Tutar</text:p>
          </table:table-cell>
          <table:table-cell table:style-name="ce88" office:value-type="string" calcext:value-type="string">
            <text:p>Min.</text:p>
          </table:table-cell>
          <table:table-cell table:style-name="ce88" office:value-type="string" calcext:value-type="string">
            <text:p>Max.</text:p>
          </table:table-cell>
          <table:table-cell table:style-name="ce88" office:value-type="string" calcext:value-type="string">
            <text:p>min. ve max.</text:p>
          </table:table-cell>
          <table:table-cell table:style-name="ce88" office:value-type="string" calcext:value-type="string">
            <text:p>min.TL</text:p>
          </table:table-cell>
          <table:table-cell table:style-name="ce88" office:value-type="string" calcext:value-type="string">
            <text:p>max.TL</text:p>
          </table:table-cell>
          <table:table-cell table:style-name="ce88" office:value-type="string" calcext:value-type="string">
            <text:p>minKIYAS</text:p>
          </table:table-cell>
          <table:table-cell table:style-name="ce88" office:value-type="string" calcext:value-type="string">
            <text:p>MaxKIYAS</text:p>
          </table:table-cell>
          <table:table-cell table:style-name="ce88" office:value-type="string" calcext:value-type="string">
            <text:p>Mevcut Oran</text:p>
          </table:table-cell>
          <table:table-cell table:style-name="ce36" table:formula="of:= &quot;| &quot;&amp;[.B2]&amp;&quot; |&quot;&amp;[.C2]&amp;&quot; |&quot;&amp;[.D2]&amp;&quot; |&quot;&amp;[.E2]&amp;&quot; |&quot;&amp;[.F2]&amp;&quot; |&quot;&amp;[.G2]&amp;&quot; |&quot;&amp;[.H2]&amp;&quot; |&quot;&amp;[.I2]&amp;&quot; |&quot;&amp;[.J2]&amp;&quot; |&quot;&amp;[.K2]&amp;&quot; |&quot;&amp;[.L2]&amp;&quot; |&quot;" office:value-type="string" office:string-value="| Birim Fiyat |Miktar |Toplam Tutar |Min. |Max. |min. ve max. |min.TL |max.TL |minKIYAS |MaxKIYAS |Mevcut Oran |" calcext:value-type="string">
            <text:p>| Birim Fiyat |Miktar |Toplam Tutar |Min. |Max. |min. ve max. |min.TL |max.TL |minKIYAS |MaxKIYAS |Mevcut Oran |</text:p>
          </table:table-cell>
          <table:table-cell table:number-columns-repeated="1011"/>
        </table:table-row>
        <table:table-row table:style-name="ro3">
          <table:table-cell/>
          <table:table-cell table:style-name="ce21" office:value-type="currency" office:currency="TRY" office:value="28" calcext:value-type="currency">
            <text:p>₺28,00</text:p>
          </table:table-cell>
          <table:table-cell table:style-name="ce92" office:value-type="float" office:value="174" calcext:value-type="float">
            <text:p>174</text:p>
          </table:table-cell>
          <table:table-cell table:style-name="ce26" table:formula="of:=[.C3]*[.B3]" office:value-type="currency" office:currency="TRY" office:value="4872" calcext:value-type="currency">
            <text:p>₺4.872</text:p>
          </table:table-cell>
          <table:table-cell table:style-name="ce96" office:value-type="percentage" office:value="0.21" calcext:value-type="percentage">
            <text:p>21%</text:p>
          </table:table-cell>
          <table:table-cell table:style-name="ce96" office:value-type="percentage" office:value="0.25" calcext:value-type="percentage">
            <text:p>25%</text:p>
          </table:table-cell>
          <table:table-cell table:style-name="ce99" table:formula="of:=IF(AND(([.D3]&gt;=[.E3]*[.$D$8]);([.D3]&lt;=[.F3]*[.$D$8]));&quot;UYGUN&quot;;&quot;DEĞİŞTİR&quot;)" office:value-type="string" office:string-value="UYGUN" calcext:value-type="string">
            <text:p>UYGUN</text:p>
          </table:table-cell>
          <table:table-cell table:style-name="ce44" table:formula="of:=[.E3]*[.$D$8]" office:value-type="currency" office:currency="TRY" office:value="4312.14" calcext:value-type="currency">
            <text:p>₺4.312,14</text:p>
          </table:table-cell>
          <table:table-cell table:style-name="ce44" table:formula="of:=[.F3]*[.$D$8]" office:value-type="currency" office:currency="TRY" office:value="5133.5" calcext:value-type="currency">
            <text:p>₺5.133,50</text:p>
          </table:table-cell>
          <table:table-cell table:style-name="ce102" table:formula="of:=IF([.D3]&gt;=[.E3]*[.$D$8])" office:value-type="boolean" office:boolean-value="true" calcext:value-type="boolean">
            <text:p>DOĞRU</text:p>
          </table:table-cell>
          <table:table-cell table:style-name="ce102" table:formula="of:=IF([.D3]&lt;=[.F3]*[.$D$8])" office:value-type="boolean" office:boolean-value="true" calcext:value-type="boolean">
            <text:p>DOĞRU</text:p>
          </table:table-cell>
          <table:table-cell table:style-name="ce96" table:formula="of:=IFERROR([.D3]/[.$D$8];&quot;&quot;)" office:value-type="percentage" office:value="0.237265023862862" calcext:value-type="percentage">
            <text:p>24%</text:p>
          </table:table-cell>
          <table:table-cell table:style-name="ce36" table:formula="of:= &quot;| &quot;&amp;[.B3]&amp;&quot; |&quot;&amp;[.C3]&amp;&quot; |&quot;&amp;[.D3]&amp;&quot; |&quot;&amp;[.E3]&amp;&quot; |&quot;&amp;[.F3]&amp;&quot; |&quot;&amp;[.G3]&amp;&quot; |&quot;&amp;[.H3]&amp;&quot; |&quot;&amp;[.I3]&amp;&quot; |&quot;&amp;[.J3]&amp;&quot; |&quot;&amp;[.K3]&amp;&quot; |&quot;&amp;[.L3]&amp;&quot; |&quot;" office:value-type="string" office:string-value="| 28 |174 |4872 |0,21 |0,25 |UYGUN |4312,14 |5133,5 |1 |1 |0,237265023862862 |" calcext:value-type="string">
            <text:p>| 28 |174 |4872 |0,21 |0,25 |UYGUN |4312,14 |5133,5 |1 |1 |0,237265023862862 |</text:p>
          </table:table-cell>
          <table:table-cell table:number-columns-repeated="1011"/>
        </table:table-row>
        <table:table-row table:style-name="ro3">
          <table:table-cell/>
          <table:table-cell table:style-name="ce21" office:value-type="currency" office:currency="TRY" office:value="5" calcext:value-type="currency">
            <text:p>₺5,00</text:p>
          </table:table-cell>
          <table:table-cell table:style-name="ce92" office:value-type="float" office:value="420" calcext:value-type="float">
            <text:p>420</text:p>
          </table:table-cell>
          <table:table-cell table:style-name="ce26" table:formula="of:=[.C4]*[.B4]" office:value-type="currency" office:currency="TRY" office:value="2100" calcext:value-type="currency">
            <text:p>₺2.100</text:p>
          </table:table-cell>
          <table:table-cell table:style-name="ce96" office:value-type="percentage" office:value="0.09" calcext:value-type="percentage">
            <text:p>9%</text:p>
          </table:table-cell>
          <table:table-cell table:style-name="ce96" office:value-type="percentage" office:value="0.12" calcext:value-type="percentage">
            <text:p>12%</text:p>
          </table:table-cell>
          <table:table-cell table:style-name="ce99" table:formula="of:=IF(AND(([.D4]&gt;=[.E4]*[.$D$8]);([.D4]&lt;=[.F4]*[.$D$8]));&quot;UYGUN&quot;;&quot;DEĞİŞTİR&quot;)" office:value-type="string" office:string-value="UYGUN" calcext:value-type="string">
            <text:p>UYGUN</text:p>
          </table:table-cell>
          <table:table-cell table:style-name="ce44" table:formula="of:=[.E4]*[.$D$8]" office:value-type="currency" office:currency="TRY" office:value="1848.06" calcext:value-type="currency">
            <text:p>₺1.848,06</text:p>
          </table:table-cell>
          <table:table-cell table:style-name="ce44" table:formula="of:=[.F4]*[.$D$8]" office:value-type="currency" office:currency="TRY" office:value="2464.08" calcext:value-type="currency">
            <text:p>₺2.464,08</text:p>
          </table:table-cell>
          <table:table-cell table:style-name="ce102" table:formula="of:=IF([.D4]&gt;=[.E4]*[.$D$8])" office:value-type="boolean" office:boolean-value="true" calcext:value-type="boolean">
            <text:p>DOĞRU</text:p>
          </table:table-cell>
          <table:table-cell table:style-name="ce102" table:formula="of:=IF([.D4]&lt;=[.F4]*[.$D$8])" office:value-type="boolean" office:boolean-value="true" calcext:value-type="boolean">
            <text:p>DOĞRU</text:p>
          </table:table-cell>
          <table:table-cell table:style-name="ce96" table:formula="of:=IFERROR([.D4]/[.$D$8];&quot;&quot;)" office:value-type="percentage" office:value="0.10226940683744" calcext:value-type="percentage">
            <text:p>10%</text:p>
          </table:table-cell>
          <table:table-cell table:style-name="ce36" table:formula="of:= &quot;| &quot;&amp;[.B4]&amp;&quot; |&quot;&amp;[.C4]&amp;&quot; |&quot;&amp;[.D4]&amp;&quot; |&quot;&amp;[.E4]&amp;&quot; |&quot;&amp;[.F4]&amp;&quot; |&quot;&amp;[.G4]&amp;&quot; |&quot;&amp;[.H4]&amp;&quot; |&quot;&amp;[.I4]&amp;&quot; |&quot;&amp;[.J4]&amp;&quot; |&quot;&amp;[.K4]&amp;&quot; |&quot;&amp;[.L4]&amp;&quot; |&quot;" office:value-type="string" office:string-value="| 5 |420 |2100 |0,09 |0,12 |UYGUN |1848,06 |2464,08 |1 |1 |0,10226940683744 |" calcext:value-type="string">
            <text:p>| 5 |420 |2100 |0,09 |0,12 |UYGUN |1848,06 |2464,08 |1 |1 |0,10226940683744 |</text:p>
          </table:table-cell>
          <table:table-cell table:number-columns-repeated="1011"/>
        </table:table-row>
        <table:table-row table:style-name="ro3">
          <table:table-cell/>
          <table:table-cell table:style-name="ce21" office:value-type="currency" office:currency="TRY" office:value="17" calcext:value-type="currency">
            <text:p>₺17,00</text:p>
          </table:table-cell>
          <table:table-cell table:style-name="ce92" office:value-type="float" office:value="384" calcext:value-type="float">
            <text:p>384</text:p>
          </table:table-cell>
          <table:table-cell table:style-name="ce26" table:formula="of:=[.C5]*[.B5]" office:value-type="currency" office:currency="TRY" office:value="6528" calcext:value-type="currency">
            <text:p>₺6.528</text:p>
          </table:table-cell>
          <table:table-cell table:style-name="ce96" office:value-type="percentage" office:value="0.3" calcext:value-type="percentage">
            <text:p>30%</text:p>
          </table:table-cell>
          <table:table-cell table:style-name="ce96" office:value-type="percentage" office:value="0.33" calcext:value-type="percentage">
            <text:p>33%</text:p>
          </table:table-cell>
          <table:table-cell table:style-name="ce99" table:formula="of:=IF(AND(([.D5]&gt;=[.E5]*[.$D$8]);([.D5]&lt;=[.F5]*[.$D$8]));&quot;UYGUN&quot;;&quot;DEĞİŞTİR&quot;)" office:value-type="string" office:string-value="UYGUN" calcext:value-type="string">
            <text:p>UYGUN</text:p>
          </table:table-cell>
          <table:table-cell table:style-name="ce44" table:formula="of:=[.E5]*[.$D$8]" office:value-type="currency" office:currency="TRY" office:value="6160.2" calcext:value-type="currency">
            <text:p>₺6.160,20</text:p>
          </table:table-cell>
          <table:table-cell table:style-name="ce44" table:formula="of:=[.F5]*[.$D$8]" office:value-type="currency" office:currency="TRY" office:value="6776.22" calcext:value-type="currency">
            <text:p>₺6.776,22</text:p>
          </table:table-cell>
          <table:table-cell table:style-name="ce102" table:formula="of:=IF([.D5]&gt;=[.E5]*[.$D$8])" office:value-type="boolean" office:boolean-value="true" calcext:value-type="boolean">
            <text:p>DOĞRU</text:p>
          </table:table-cell>
          <table:table-cell table:style-name="ce102" table:formula="of:=IF([.D5]&lt;=[.F5]*[.$D$8])" office:value-type="boolean" office:boolean-value="true" calcext:value-type="boolean">
            <text:p>DOĞRU</text:p>
          </table:table-cell>
          <table:table-cell table:style-name="ce96" table:formula="of:=IFERROR([.D5]/[.$D$8];&quot;&quot;)" office:value-type="percentage" office:value="0.317911756111815" calcext:value-type="percentage">
            <text:p>32%</text:p>
          </table:table-cell>
          <table:table-cell table:style-name="ce36" table:formula="of:= &quot;| &quot;&amp;[.B5]&amp;&quot; |&quot;&amp;[.C5]&amp;&quot; |&quot;&amp;[.D5]&amp;&quot; |&quot;&amp;[.E5]&amp;&quot; |&quot;&amp;[.F5]&amp;&quot; |&quot;&amp;[.G5]&amp;&quot; |&quot;&amp;[.H5]&amp;&quot; |&quot;&amp;[.I5]&amp;&quot; |&quot;&amp;[.J5]&amp;&quot; |&quot;&amp;[.K5]&amp;&quot; |&quot;&amp;[.L5]&amp;&quot; |&quot;" office:value-type="string" office:string-value="| 17 |384 |6528 |0,3 |0,33 |UYGUN |6160,2 |6776,22 |1 |1 |0,317911756111815 |" calcext:value-type="string">
            <text:p>| 17 |384 |6528 |0,3 |0,33 |UYGUN |6160,2 |6776,22 |1 |1 |0,317911756111815 |</text:p>
          </table:table-cell>
          <table:table-cell table:number-columns-repeated="1011"/>
        </table:table-row>
        <table:table-row table:style-name="ro3">
          <table:table-cell/>
          <table:table-cell table:style-name="ce21" office:value-type="currency" office:currency="TRY" office:value="40" calcext:value-type="currency">
            <text:p>₺40,00</text:p>
          </table:table-cell>
          <table:table-cell table:style-name="ce92" office:value-type="float" office:value="128" calcext:value-type="float">
            <text:p>128</text:p>
          </table:table-cell>
          <table:table-cell table:style-name="ce26" table:formula="of:=[.C6]*[.B6]" office:value-type="currency" office:currency="TRY" office:value="5120" calcext:value-type="currency">
            <text:p>₺5.120</text:p>
          </table:table-cell>
          <table:table-cell table:style-name="ce96" office:value-type="percentage" office:value="0.23" calcext:value-type="percentage">
            <text:p>23%</text:p>
          </table:table-cell>
          <table:table-cell table:style-name="ce96" office:value-type="percentage" office:value="0.26" calcext:value-type="percentage">
            <text:p>26%</text:p>
          </table:table-cell>
          <table:table-cell table:style-name="ce99" table:formula="of:=IF(AND(([.D6]&gt;=[.E6]*[.$D$8]);([.D6]&lt;=[.F6]*[.$D$8]));&quot;UYGUN&quot;;&quot;DEĞİŞTİR&quot;)" office:value-type="string" office:string-value="UYGUN" calcext:value-type="string">
            <text:p>UYGUN</text:p>
          </table:table-cell>
          <table:table-cell table:style-name="ce44" table:formula="of:=[.E6]*[.$D$8]" office:value-type="currency" office:currency="TRY" office:value="4722.82" calcext:value-type="currency">
            <text:p>₺4.722,82</text:p>
          </table:table-cell>
          <table:table-cell table:style-name="ce44" table:formula="of:=[.F6]*[.$D$8]" office:value-type="currency" office:currency="TRY" office:value="5338.84" calcext:value-type="currency">
            <text:p>₺5.338,84</text:p>
          </table:table-cell>
          <table:table-cell table:style-name="ce102" table:formula="of:=IF([.D6]&gt;=[.E6]*[.$D$8])" office:value-type="boolean" office:boolean-value="true" calcext:value-type="boolean">
            <text:p>DOĞRU</text:p>
          </table:table-cell>
          <table:table-cell table:style-name="ce102" table:formula="of:=IF([.D6]&lt;=[.F6]*[.$D$8])" office:value-type="boolean" office:boolean-value="true" calcext:value-type="boolean">
            <text:p>DOĞRU</text:p>
          </table:table-cell>
          <table:table-cell table:style-name="ce96" table:formula="of:=IFERROR([.D6]/[.$D$8];&quot;&quot;)" office:value-type="percentage" office:value="0.249342553813188" calcext:value-type="percentage">
            <text:p>25%</text:p>
          </table:table-cell>
          <table:table-cell table:style-name="ce36" table:formula="of:= &quot;| &quot;&amp;[.B6]&amp;&quot; |&quot;&amp;[.C6]&amp;&quot; |&quot;&amp;[.D6]&amp;&quot; |&quot;&amp;[.E6]&amp;&quot; |&quot;&amp;[.F6]&amp;&quot; |&quot;&amp;[.G6]&amp;&quot; |&quot;&amp;[.H6]&amp;&quot; |&quot;&amp;[.I6]&amp;&quot; |&quot;&amp;[.J6]&amp;&quot; |&quot;&amp;[.K6]&amp;&quot; |&quot;&amp;[.L6]&amp;&quot; |&quot;" office:value-type="string" office:string-value="| 40 |128 |5120 |0,23 |0,26 |UYGUN |4722,82 |5338,84 |1 |1 |0,249342553813188 |" calcext:value-type="string">
            <text:p>| 40 |128 |5120 |0,23 |0,26 |UYGUN |4722,82 |5338,84 |1 |1 |0,249342553813188 |</text:p>
          </table:table-cell>
          <table:table-cell table:number-columns-repeated="1011"/>
        </table:table-row>
        <table:table-row table:style-name="ro3">
          <table:table-cell/>
          <table:table-cell table:style-name="ce21" office:value-type="currency" office:currency="TRY" office:value="11" calcext:value-type="currency">
            <text:p>₺11,00</text:p>
          </table:table-cell>
          <table:table-cell table:style-name="ce92" office:value-type="float" office:value="174" calcext:value-type="float">
            <text:p>174</text:p>
          </table:table-cell>
          <table:table-cell table:style-name="ce26" table:formula="of:=[.C7]*[.B7]" office:value-type="currency" office:currency="TRY" office:value="1914" calcext:value-type="currency">
            <text:p>₺1.914</text:p>
          </table:table-cell>
          <table:table-cell table:style-name="ce96" office:value-type="percentage" office:value="0.08" calcext:value-type="percentage">
            <text:p>8%</text:p>
          </table:table-cell>
          <table:table-cell table:style-name="ce96" office:value-type="percentage" office:value="0.1" calcext:value-type="percentage">
            <text:p>10%</text:p>
          </table:table-cell>
          <table:table-cell table:style-name="ce99" table:formula="of:=IF(AND(([.D7]&gt;=[.E7]*[.$D$8]);([.D7]&lt;=[.F7]*[.$D$8]));&quot;UYGUN&quot;;&quot;DEĞİŞTİR&quot;)" office:value-type="string" office:string-value="UYGUN" calcext:value-type="string">
            <text:p>UYGUN</text:p>
          </table:table-cell>
          <table:table-cell table:style-name="ce44" table:formula="of:=[.E7]*[.$D$8]" office:value-type="currency" office:currency="TRY" office:value="1642.72" calcext:value-type="currency">
            <text:p>₺1.642,72</text:p>
          </table:table-cell>
          <table:table-cell table:style-name="ce44" table:formula="of:=[.F7]*[.$D$8]" office:value-type="currency" office:currency="TRY" office:value="2053.4" calcext:value-type="currency">
            <text:p>₺2.053,40</text:p>
          </table:table-cell>
          <table:table-cell table:style-name="ce102" table:formula="of:=IF([.D7]&gt;=[.E7]*[.$D$8])" office:value-type="boolean" office:boolean-value="true" calcext:value-type="boolean">
            <text:p>DOĞRU</text:p>
          </table:table-cell>
          <table:table-cell table:style-name="ce102" table:formula="of:=IF([.D7]&lt;=[.F7]*[.$D$8])" office:value-type="boolean" office:boolean-value="true" calcext:value-type="boolean">
            <text:p>DOĞRU</text:p>
          </table:table-cell>
          <table:table-cell table:style-name="ce96" table:formula="of:=IFERROR([.D7]/[.$D$8];&quot;&quot;)" office:value-type="percentage" office:value="0.0932112593746956" calcext:value-type="percentage">
            <text:p>9%</text:p>
          </table:table-cell>
          <table:table-cell table:style-name="ce36" table:formula="of:= &quot;| &quot;&amp;[.B7]&amp;&quot; |&quot;&amp;[.C7]&amp;&quot; |&quot;&amp;[.D7]&amp;&quot; |&quot;&amp;[.E7]&amp;&quot; |&quot;&amp;[.F7]&amp;&quot; |&quot;&amp;[.G7]&amp;&quot; |&quot;&amp;[.H7]&amp;&quot; |&quot;&amp;[.I7]&amp;&quot; |&quot;&amp;[.J7]&amp;&quot; |&quot;&amp;[.K7]&amp;&quot; |&quot;&amp;[.L7]&amp;&quot; |&quot;" office:value-type="string" office:string-value="| 11 |174 |1914 |0,08 |0,1 |UYGUN |1642,72 |2053,4 |1 |1 |0,0932112593746956 |" calcext:value-type="string">
            <text:p>| 11 |174 |1914 |0,08 |0,1 |UYGUN |1642,72 |2053,4 |1 |1 |0,0932112593746956 |</text:p>
          </table:table-cell>
          <table:table-cell table:number-columns-repeated="1011"/>
        </table:table-row>
        <table:table-row table:style-name="ro2">
          <table:table-cell/>
          <table:table-cell table:style-name="ce90" office:value-type="string" calcext:value-type="string" table:number-columns-spanned="2" table:number-rows-spanned="1">
            <text:p>Genel Toplam</text:p>
          </table:table-cell>
          <table:covered-table-cell table:style-name="ce93"/>
          <table:table-cell table:style-name="ce27" table:formula="of:=SUM([.D3:.D7])" office:value-type="currency" office:currency="TRY" office:value="20534" calcext:value-type="currency">
            <text:p>₺20.534</text:p>
          </table:table-cell>
          <table:table-cell table:style-name="ce97" table:formula="of:=SUM([.E3:.E7])" office:value-type="percentage" office:value="0.91" calcext:value-type="percentage">
            <text:p>91%</text:p>
          </table:table-cell>
          <table:table-cell table:style-name="ce97" table:formula="of:=SUM([.F3:.F7])" office:value-type="percentage" office:value="1.06" calcext:value-type="percentage">
            <text:p>106%</text:p>
          </table:table-cell>
          <table:table-cell table:style-name="ce100"/>
          <table:table-cell table:style-name="ce48" table:formula="of:=SUM([.H3:.H7])" office:value-type="currency" office:currency="TRY" office:value="18685.94" calcext:value-type="currency">
            <text:p>₺18.685,94</text:p>
          </table:table-cell>
          <table:table-cell table:style-name="ce48" table:formula="of:=SUM([.I3:.I7])" office:value-type="currency" office:currency="TRY" office:value="21766.04" calcext:value-type="currency">
            <text:p>₺21.766,04</text:p>
          </table:table-cell>
          <table:table-cell table:style-name="ce100" table:number-columns-repeated="2"/>
          <table:table-cell table:style-name="ce97" table:formula="of:=IFERROR([.D8]/[.$D$8];&quot;&quot;)" office:value-type="percentage" office:value="1" calcext:value-type="percentage">
            <text:p>100%</text:p>
          </table:table-cell>
          <table:table-cell table:style-name="ce36" table:formula="of:= &quot;| &quot;&amp;[.B8]&amp;&quot; |&quot;&amp;[.C8]&amp;&quot; |&quot;&amp;[.D8]&amp;&quot; |&quot;&amp;[.E8]&amp;&quot; |&quot;&amp;[.F8]&amp;&quot; |&quot;&amp;[.G8]&amp;&quot; |&quot;&amp;[.H8]&amp;&quot; |&quot;&amp;[.I8]&amp;&quot; |&quot;&amp;[.J8]&amp;&quot; |&quot;&amp;[.K8]&amp;&quot; |&quot;&amp;[.L8]&amp;&quot; |&quot;" office:value-type="string" office:string-value="| Genel Toplam | |20534 |0,91 |1,06 | |18685,94 |21766,04 | | |1 |" calcext:value-type="string">
            <text:p>| Genel Toplam | |20534 |0,91 |1,06 | |18685,94 |21766,04 | | |1 |</text:p>
          </table:table-cell>
          <table:table-cell table:number-columns-repeated="1011"/>
        </table:table-row>
        <table:table-row table:style-name="ro2">
          <table:table-cell/>
          <table:table-cell table:style-name="ce91" table:number-columns-repeated="2"/>
          <table:table-cell/>
          <table:table-cell table:style-name="ce98"/>
          <table:table-cell table:number-columns-repeated="1019"/>
        </table:table-row>
        <table:table-row table:style-name="ro2" table:number-rows-repeated="4">
          <table:table-cell table:number-columns-repeated="4"/>
          <table:table-cell table:style-name="ce98"/>
          <table:table-cell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Kodlama_icin.J3:Kodlama_icin.K7">
            <calcext:condition calcext:apply-style-name="Good" calcext:value="=1" calcext:base-cell-address="Kodlama_icin.J3"/>
            <calcext:condition calcext:apply-style-name="Error" calcext:value="=0" calcext:base-cell-address="Kodlama_icin.J3"/>
          </calcext:conditional-format>
          <calcext:conditional-format calcext:target-range-address="Kodlama_icin.G3:Kodlama_icin.G7">
            <calcext:condition calcext:apply-style-name="Good" calcext:value="=&quot;UYGUN&quot;" calcext:base-cell-address="Kodlama_icin.G3"/>
            <calcext:condition calcext:apply-style-name="Error" calcext:value="=&quot;DEĞİŞTİR&quot;" calcext:base-cell-address="Kodlama_icin.G3"/>
          </calcext:conditional-format>
        </calcext:conditional-formats>
      </table:table>
      <table:table table:name="Kodlama_icin_2" table:style-name="ta1">
        <office:forms form:automatic-focus="false" form:apply-design-mode="false"/>
        <table:table-column table:style-name="co9" table:default-cell-style-name="ce86"/>
        <table:table-column table:style-name="co10" table:default-cell-style-name="ce87"/>
        <table:table-column table:style-name="co13" table:default-cell-style-name="ce87"/>
        <table:table-column table:style-name="co12" table:default-cell-style-name="ce87"/>
        <table:table-column table:style-name="co13" table:number-columns-repeated="2" table:default-cell-style-name="ce86"/>
        <table:table-column table:style-name="co14" table:default-cell-style-name="ce86"/>
        <table:table-column table:style-name="co10" table:default-cell-style-name="ce86"/>
        <table:table-column table:style-name="co15" table:default-cell-style-name="ce86"/>
        <table:table-column table:style-name="co16" table:default-cell-style-name="ce86"/>
        <table:table-column table:style-name="co17" table:default-cell-style-name="ce86"/>
        <table:table-column table:style-name="co18" table:default-cell-style-name="ce86"/>
        <table:table-column table:style-name="co7" table:number-columns-repeated="1010" table:default-cell-style-name="ce86"/>
        <table:table-column table:style-name="co7" table:default-cell-style-name="ce104"/>
        <table:table-row table:style-name="ro2">
          <table:table-cell table:number-columns-repeated="1023"/>
        </table:table-row>
        <table:table-row table:style-name="ro2">
          <table:table-cell/>
          <table:table-cell table:style-name="ce88" office:value-type="string" calcext:value-type="string">
            <text:p>Birim Fiyat</text:p>
          </table:table-cell>
          <table:table-cell table:style-name="ce88" office:value-type="string" calcext:value-type="string">
            <text:p>Miktar</text:p>
          </table:table-cell>
          <table:table-cell table:style-name="ce88" office:value-type="string" calcext:value-type="string">
            <text:p>Toplam Tutar</text:p>
          </table:table-cell>
          <table:table-cell table:style-name="ce88" office:value-type="string" calcext:value-type="string">
            <text:p>Min.</text:p>
          </table:table-cell>
          <table:table-cell table:style-name="ce88" office:value-type="string" calcext:value-type="string">
            <text:p>Max.</text:p>
          </table:table-cell>
          <table:table-cell table:style-name="ce88" office:value-type="string" calcext:value-type="string">
            <text:p>min. ve max.</text:p>
          </table:table-cell>
          <table:table-cell table:style-name="ce88" office:value-type="string" calcext:value-type="string">
            <text:p>min.TL</text:p>
          </table:table-cell>
          <table:table-cell table:style-name="ce88" office:value-type="string" calcext:value-type="string">
            <text:p>max.TL</text:p>
          </table:table-cell>
          <table:table-cell table:style-name="ce88" office:value-type="string" calcext:value-type="string">
            <text:p>minKIYAS</text:p>
          </table:table-cell>
          <table:table-cell table:style-name="ce88" office:value-type="string" calcext:value-type="string">
            <text:p>MaxKIYAS</text:p>
          </table:table-cell>
          <table:table-cell table:style-name="ce88" office:value-type="string" calcext:value-type="string">
            <text:p>Mevcut Oran</text:p>
          </table:table-cell>
          <table:table-cell table:number-columns-repeated="1011"/>
        </table:table-row>
        <table:table-row table:style-name="ro3">
          <table:table-cell/>
          <table:table-cell table:style-name="ce21" office:value-type="currency" office:currency="TRY" office:value="35.92" calcext:value-type="currency">
            <text:p>₺35,92</text:p>
          </table:table-cell>
          <table:table-cell table:style-name="ce92" office:value-type="float" office:value="174" calcext:value-type="float">
            <text:p>174</text:p>
          </table:table-cell>
          <table:table-cell table:style-name="ce26" table:formula="of:=[.C3]*[.B3]" office:value-type="currency" office:currency="TRY" office:value="6250.08" calcext:value-type="currency">
            <text:p>₺6.250</text:p>
          </table:table-cell>
          <table:table-cell table:style-name="ce96" office:value-type="percentage" office:value="0.21" calcext:value-type="percentage">
            <text:p>21%</text:p>
          </table:table-cell>
          <table:table-cell table:style-name="ce96" office:value-type="percentage" office:value="0.25" calcext:value-type="percentage">
            <text:p>25%</text:p>
          </table:table-cell>
          <table:table-cell table:style-name="ce57" table:formula="of:=IF(AND(([.D3]&gt;=[.E3]*[.$D$8]);([.D3]&lt;=[.F3]*[.$D$8]));&quot;UYGUN&quot;;&quot;DEĞİŞTİR&quot;)" office:value-type="string" office:string-value="UYGUN" calcext:value-type="string">
            <text:p>UYGUN</text:p>
          </table:table-cell>
          <table:table-cell table:style-name="ce44" table:formula="of:=[.E3]*[.$D$8]" office:value-type="currency" office:currency="TRY" office:value="5564.4582" calcext:value-type="currency">
            <text:p>₺5.564,46</text:p>
          </table:table-cell>
          <table:table-cell table:style-name="ce44" table:formula="of:=[.F3]*[.$D$8]" office:value-type="currency" office:currency="TRY" office:value="6624.355" calcext:value-type="currency">
            <text:p>₺6.624,36</text:p>
          </table:table-cell>
          <table:table-cell table:style-name="ce58" table:formula="of:=IF([.D3]&gt;=[.E3]*[.$D$8])" office:value-type="boolean" office:boolean-value="true" calcext:value-type="boolean">
            <text:p>DOĞRU</text:p>
          </table:table-cell>
          <table:table-cell table:style-name="ce58" table:formula="of:=IF([.D3]&lt;=[.F3]*[.$D$8])" office:value-type="boolean" office:boolean-value="true" calcext:value-type="boolean">
            <text:p>DOĞRU</text:p>
          </table:table-cell>
          <table:table-cell table:style-name="ce96" table:formula="of:=IFERROR([.D3]/[.$D$8];&quot;&quot;)" office:value-type="percentage" office:value="0.235875039909546" calcext:value-type="percentage">
            <text:p>24%</text:p>
          </table:table-cell>
          <table:table-cell table:number-columns-repeated="1011"/>
        </table:table-row>
        <table:table-row table:style-name="ro3">
          <table:table-cell/>
          <table:table-cell table:style-name="ce21" office:value-type="currency" office:currency="TRY" office:value="7.14" calcext:value-type="currency">
            <text:p>₺7,14</text:p>
          </table:table-cell>
          <table:table-cell table:style-name="ce92" office:value-type="float" office:value="420" calcext:value-type="float">
            <text:p>420</text:p>
          </table:table-cell>
          <table:table-cell table:style-name="ce26" table:formula="of:=[.C4]*[.B4]" office:value-type="currency" office:currency="TRY" office:value="2998.8" calcext:value-type="currency">
            <text:p>₺2.999</text:p>
          </table:table-cell>
          <table:table-cell table:style-name="ce96" office:value-type="percentage" office:value="0.09" calcext:value-type="percentage">
            <text:p>9%</text:p>
          </table:table-cell>
          <table:table-cell table:style-name="ce96" office:value-type="percentage" office:value="0.12" calcext:value-type="percentage">
            <text:p>12%</text:p>
          </table:table-cell>
          <table:table-cell table:style-name="ce57" table:formula="of:=IF(AND(([.D4]&gt;=[.E4]*[.$D$8]);([.D4]&lt;=[.F4]*[.$D$8]));&quot;UYGUN&quot;;&quot;DEĞİŞTİR&quot;)" office:value-type="string" office:string-value="UYGUN" calcext:value-type="string">
            <text:p>UYGUN</text:p>
          </table:table-cell>
          <table:table-cell table:style-name="ce44" table:formula="of:=[.E4]*[.$D$8]" office:value-type="currency" office:currency="TRY" office:value="2384.7678" calcext:value-type="currency">
            <text:p>₺2.384,77</text:p>
          </table:table-cell>
          <table:table-cell table:style-name="ce44" table:formula="of:=[.F4]*[.$D$8]" office:value-type="currency" office:currency="TRY" office:value="3179.6904" calcext:value-type="currency">
            <text:p>₺3.179,69</text:p>
          </table:table-cell>
          <table:table-cell table:style-name="ce58" table:formula="of:=IF([.D4]&gt;=[.E4]*[.$D$8])" office:value-type="boolean" office:boolean-value="true" calcext:value-type="boolean">
            <text:p>DOĞRU</text:p>
          </table:table-cell>
          <table:table-cell table:style-name="ce58" table:formula="of:=IF([.D4]&lt;=[.F4]*[.$D$8])" office:value-type="boolean" office:boolean-value="true" calcext:value-type="boolean">
            <text:p>DOĞRU</text:p>
          </table:table-cell>
          <table:table-cell table:style-name="ce96" table:formula="of:=IFERROR([.D4]/[.$D$8];&quot;&quot;)" office:value-type="percentage" office:value="0.113173282530903" calcext:value-type="percentage">
            <text:p>11%</text:p>
          </table:table-cell>
          <table:table-cell table:number-columns-repeated="1011"/>
        </table:table-row>
        <table:table-row table:style-name="ro3">
          <table:table-cell/>
          <table:table-cell table:style-name="ce21" office:value-type="currency" office:currency="TRY" office:value="21.48" calcext:value-type="currency">
            <text:p>₺21,48</text:p>
          </table:table-cell>
          <table:table-cell table:style-name="ce92" office:value-type="float" office:value="384" calcext:value-type="float">
            <text:p>384</text:p>
          </table:table-cell>
          <table:table-cell table:style-name="ce26" table:formula="of:=[.C5]*[.B5]" office:value-type="currency" office:currency="TRY" office:value="8248.32" calcext:value-type="currency">
            <text:p>₺8.248</text:p>
          </table:table-cell>
          <table:table-cell table:style-name="ce96" office:value-type="percentage" office:value="0.3" calcext:value-type="percentage">
            <text:p>30%</text:p>
          </table:table-cell>
          <table:table-cell table:style-name="ce96" office:value-type="percentage" office:value="0.33" calcext:value-type="percentage">
            <text:p>33%</text:p>
          </table:table-cell>
          <table:table-cell table:style-name="ce57" table:formula="of:=IF(AND(([.D5]&gt;=[.E5]*[.$D$8]);([.D5]&lt;=[.F5]*[.$D$8]));&quot;UYGUN&quot;;&quot;DEĞİŞTİR&quot;)" office:value-type="string" office:string-value="UYGUN" calcext:value-type="string">
            <text:p>UYGUN</text:p>
          </table:table-cell>
          <table:table-cell table:style-name="ce44" table:formula="of:=[.E5]*[.$D$8]" office:value-type="currency" office:currency="TRY" office:value="7949.226" calcext:value-type="currency">
            <text:p>₺7.949,23</text:p>
          </table:table-cell>
          <table:table-cell table:style-name="ce44" table:formula="of:=[.F5]*[.$D$8]" office:value-type="currency" office:currency="TRY" office:value="8744.1486" calcext:value-type="currency">
            <text:p>₺8.744,15</text:p>
          </table:table-cell>
          <table:table-cell table:style-name="ce58" table:formula="of:=IF([.D5]&gt;=[.E5]*[.$D$8])" office:value-type="boolean" office:boolean-value="true" calcext:value-type="boolean">
            <text:p>DOĞRU</text:p>
          </table:table-cell>
          <table:table-cell table:style-name="ce58" table:formula="of:=IF([.D5]&lt;=[.F5]*[.$D$8])" office:value-type="boolean" office:boolean-value="true" calcext:value-type="boolean">
            <text:p>DOĞRU</text:p>
          </table:table-cell>
          <table:table-cell table:style-name="ce96" table:formula="of:=IFERROR([.D5]/[.$D$8];&quot;&quot;)" office:value-type="percentage" office:value="0.311287664987761" calcext:value-type="percentage">
            <text:p>31%</text:p>
          </table:table-cell>
          <table:table-cell table:number-columns-repeated="1011"/>
        </table:table-row>
        <table:table-row table:style-name="ro3">
          <table:table-cell/>
          <table:table-cell table:style-name="ce21" office:value-type="currency" office:currency="TRY" office:value="50.78" calcext:value-type="currency">
            <text:p>₺50,78</text:p>
          </table:table-cell>
          <table:table-cell table:style-name="ce92" office:value-type="float" office:value="128" calcext:value-type="float">
            <text:p>128</text:p>
          </table:table-cell>
          <table:table-cell table:style-name="ce26" table:formula="of:=[.C6]*[.B6]" office:value-type="currency" office:currency="TRY" office:value="6499.84" calcext:value-type="currency">
            <text:p>₺6.500</text:p>
          </table:table-cell>
          <table:table-cell table:style-name="ce96" office:value-type="percentage" office:value="0.23" calcext:value-type="percentage">
            <text:p>23%</text:p>
          </table:table-cell>
          <table:table-cell table:style-name="ce96" office:value-type="percentage" office:value="0.26" calcext:value-type="percentage">
            <text:p>26%</text:p>
          </table:table-cell>
          <table:table-cell table:style-name="ce57" table:formula="of:=IF(AND(([.D6]&gt;=[.E6]*[.$D$8]);([.D6]&lt;=[.F6]*[.$D$8]));&quot;UYGUN&quot;;&quot;DEĞİŞTİR&quot;)" office:value-type="string" office:string-value="UYGUN" calcext:value-type="string">
            <text:p>UYGUN</text:p>
          </table:table-cell>
          <table:table-cell table:style-name="ce44" table:formula="of:=[.E6]*[.$D$8]" office:value-type="currency" office:currency="TRY" office:value="6094.4066" calcext:value-type="currency">
            <text:p>₺6.094,41</text:p>
          </table:table-cell>
          <table:table-cell table:style-name="ce44" table:formula="of:=[.F6]*[.$D$8]" office:value-type="currency" office:currency="TRY" office:value="6889.3292" calcext:value-type="currency">
            <text:p>₺6.889,33</text:p>
          </table:table-cell>
          <table:table-cell table:style-name="ce58" table:formula="of:=IF([.D6]&gt;=[.E6]*[.$D$8])" office:value-type="boolean" office:boolean-value="true" calcext:value-type="boolean">
            <text:p>DOĞRU</text:p>
          </table:table-cell>
          <table:table-cell table:style-name="ce58" table:formula="of:=IF([.D6]&lt;=[.F6]*[.$D$8])" office:value-type="boolean" office:boolean-value="true" calcext:value-type="boolean">
            <text:p>DOĞRU</text:p>
          </table:table-cell>
          <table:table-cell table:style-name="ce96" table:formula="of:=IFERROR([.D6]/[.$D$8];&quot;&quot;)" office:value-type="percentage" office:value="0.245300863253856" calcext:value-type="percentage">
            <text:p>25%</text:p>
          </table:table-cell>
          <table:table-cell table:number-columns-repeated="1011"/>
        </table:table-row>
        <table:table-row table:style-name="ro3">
          <table:table-cell/>
          <table:table-cell table:style-name="ce21" office:value-type="currency" office:currency="TRY" office:value="14.37" calcext:value-type="currency">
            <text:p>₺14,37</text:p>
          </table:table-cell>
          <table:table-cell table:style-name="ce92" office:value-type="float" office:value="174" calcext:value-type="float">
            <text:p>174</text:p>
          </table:table-cell>
          <table:table-cell table:style-name="ce26" table:formula="of:=[.C7]*[.B7]" office:value-type="currency" office:currency="TRY" office:value="2500.38" calcext:value-type="currency">
            <text:p>₺2.500</text:p>
          </table:table-cell>
          <table:table-cell table:style-name="ce96" office:value-type="percentage" office:value="0.08" calcext:value-type="percentage">
            <text:p>8%</text:p>
          </table:table-cell>
          <table:table-cell table:style-name="ce96" office:value-type="percentage" office:value="0.1" calcext:value-type="percentage">
            <text:p>10%</text:p>
          </table:table-cell>
          <table:table-cell table:style-name="ce57" table:formula="of:=IF(AND(([.D7]&gt;=[.E7]*[.$D$8]);([.D7]&lt;=[.F7]*[.$D$8]));&quot;UYGUN&quot;;&quot;DEĞİŞTİR&quot;)" office:value-type="string" office:string-value="UYGUN" calcext:value-type="string">
            <text:p>UYGUN</text:p>
          </table:table-cell>
          <table:table-cell table:style-name="ce44" table:formula="of:=[.E7]*[.$D$8]" office:value-type="currency" office:currency="TRY" office:value="2119.7936" calcext:value-type="currency">
            <text:p>₺2.119,79</text:p>
          </table:table-cell>
          <table:table-cell table:style-name="ce44" table:formula="of:=[.F7]*[.$D$8]" office:value-type="currency" office:currency="TRY" office:value="2649.742" calcext:value-type="currency">
            <text:p>₺2.649,74</text:p>
          </table:table-cell>
          <table:table-cell table:style-name="ce58" table:formula="of:=IF([.D7]&gt;=[.E7]*[.$D$8])" office:value-type="boolean" office:boolean-value="true" calcext:value-type="boolean">
            <text:p>DOĞRU</text:p>
          </table:table-cell>
          <table:table-cell table:style-name="ce58" table:formula="of:=IF([.D7]&lt;=[.F7]*[.$D$8])" office:value-type="boolean" office:boolean-value="true" calcext:value-type="boolean">
            <text:p>DOĞRU</text:p>
          </table:table-cell>
          <table:table-cell table:style-name="ce96" table:formula="of:=IFERROR([.D7]/[.$D$8];&quot;&quot;)" office:value-type="percentage" office:value="0.0943631493179336" calcext:value-type="percentage">
            <text:p>9%</text:p>
          </table:table-cell>
          <table:table-cell table:number-columns-repeated="1011"/>
        </table:table-row>
        <table:table-row table:style-name="ro2">
          <table:table-cell/>
          <table:table-cell table:style-name="ce90" office:value-type="string" calcext:value-type="string" table:number-columns-spanned="2" table:number-rows-spanned="1">
            <text:p>Genel Toplam</text:p>
          </table:table-cell>
          <table:covered-table-cell table:style-name="ce93"/>
          <table:table-cell table:style-name="ce48" table:formula="of:=SUM([.D3:.D7])" office:value-type="currency" office:currency="TRY" office:value="26497.42" calcext:value-type="currency">
            <text:p>₺26.497,42</text:p>
          </table:table-cell>
          <table:table-cell table:style-name="ce97" table:formula="of:=SUM([.E3:.E7])" office:value-type="percentage" office:value="0.91" calcext:value-type="percentage">
            <text:p>91%</text:p>
          </table:table-cell>
          <table:table-cell table:style-name="ce97" table:formula="of:=SUM([.F3:.F7])" office:value-type="percentage" office:value="1.06" calcext:value-type="percentage">
            <text:p>106%</text:p>
          </table:table-cell>
          <table:table-cell table:style-name="ce100"/>
          <table:table-cell table:style-name="ce48" table:formula="of:=SUM([.H3:.H7])" office:value-type="currency" office:currency="TRY" office:value="24112.6522" calcext:value-type="currency">
            <text:p>₺24.112,65</text:p>
          </table:table-cell>
          <table:table-cell table:style-name="ce48" table:formula="of:=SUM([.I3:.I7])" office:value-type="currency" office:currency="TRY" office:value="28087.2652" calcext:value-type="currency">
            <text:p>₺28.087,27</text:p>
          </table:table-cell>
          <table:table-cell table:style-name="ce100" table:number-columns-repeated="2"/>
          <table:table-cell table:style-name="ce97" table:formula="of:=IFERROR([.D8]/[.$D$8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2">
          <table:table-cell/>
          <table:table-cell table:style-name="ce91" table:number-columns-repeated="2"/>
          <table:table-cell/>
          <table:table-cell table:style-name="ce98"/>
          <table:table-cell table:number-columns-repeated="1018"/>
        </table:table-row>
        <table:table-row table:style-name="ro2" table:number-rows-repeated="4">
          <table:table-cell table:number-columns-repeated="4"/>
          <table:table-cell table:style-name="ce98"/>
          <table:table-cell table:number-columns-repeated="1018"/>
        </table:table-row>
        <table:table-row table:style-name="ro2" table:number-rows-repeated="1048562">
          <table:table-cell table:number-columns-repeated="1023"/>
        </table:table-row>
        <table:table-row table:style-name="ro2">
          <table:table-cell table:number-columns-repeated="1023"/>
        </table:table-row>
        <calcext:conditional-formats>
          <calcext:conditional-format calcext:target-range-address="Kodlama_icin_2.J3:Kodlama_icin_2.K7">
            <calcext:condition calcext:apply-style-name="Good" calcext:value="=1" calcext:base-cell-address="Kodlama_icin_2.J3"/>
            <calcext:condition calcext:apply-style-name="Error" calcext:value="=0" calcext:base-cell-address="Kodlama_icin_2.J3"/>
          </calcext:conditional-format>
          <calcext:conditional-format calcext:target-range-address="Kodlama_icin_2.G3:Kodlama_icin_2.G7">
            <calcext:condition calcext:apply-style-name="Good" calcext:value="=&quot;UYGUN&quot;" calcext:base-cell-address="Kodlama_icin_2.G3"/>
            <calcext:condition calcext:apply-style-name="Error" calcext:value="=&quot;DEĞİŞTİR&quot;" calcext:base-cell-address="Kodlama_icin_2.G3"/>
          </calcext:conditional-format>
        </calcext:conditional-formats>
      </table:table>
      <table:table table:name="Toplam Teklif'ten" table:style-name="ta1">
        <office:forms form:automatic-focus="false" form:apply-design-mode="false"/>
        <table:table-column table:style-name="co1" table:default-cell-style-name="ce30"/>
        <table:table-column table:style-name="co20" table:default-cell-style-name="ce34"/>
        <table:table-column table:style-name="co21" table:default-cell-style-name="ce34"/>
        <table:table-column table:style-name="co4" table:default-cell-style-name="ce34"/>
        <table:table-column table:style-name="co8" table:default-cell-style-name="ce34"/>
        <table:table-column table:style-name="co22" table:default-cell-style-name="ce30"/>
        <table:table-column table:style-name="co23" table:default-cell-style-name="ce30"/>
        <table:table-column table:style-name="co24" table:default-cell-style-name="ce30"/>
        <table:table-column table:style-name="co25" table:default-cell-style-name="ce30"/>
        <table:table-column table:style-name="co26" table:default-cell-style-name="ce30"/>
        <table:table-column table:style-name="co27" table:default-cell-style-name="ce30"/>
        <table:table-column table:style-name="co7" table:number-columns-repeated="1013" table:default-cell-style-name="ce30"/>
        <table:table-row table:style-name="ro4">
          <table:table-cell/>
          <table:table-cell table:style-name="ce60" office:value-type="string" calcext:value-type="string" table:number-columns-spanned="6" table:number-rows-spanned="1">
            <text:p>Tahmini Yaklaşık Maliyet Tutarı Girin:</text:p>
          </table:table-cell>
          <table:covered-table-cell table:number-columns-repeated="3" table:style-name="ce64"/>
          <table:covered-table-cell table:number-columns-repeated="2" table:style-name="ce68"/>
          <table:table-cell table:style-name="ce70" office:value-type="currency" office:currency="TRY" office:value="25000" calcext:value-type="currency" table:number-columns-spanned="6" table:number-rows-spanned="1">
            <text:p>₺25.000,00</text:p>
          </table:table-cell>
          <table:covered-table-cell table:number-columns-repeated="5" table:style-name="ce68"/>
          <table:table-cell table:number-columns-repeated="1011"/>
        </table:table-row>
        <table:table-row table:style-name="ro5">
          <table:table-cell table:style-name="ce59"/>
          <table:table-cell table:style-name="ce61" office:value-type="string" calcext:value-type="string">
            <text:p>Birim Fiyat</text:p>
          </table:table-cell>
          <table:table-cell table:style-name="ce61" office:value-type="string" calcext:value-type="string">
            <text:p>Miktar</text:p>
          </table:table-cell>
          <table:table-cell table:style-name="ce61" office:value-type="string" calcext:value-type="string">
            <text:p>Toplam Tutar</text:p>
          </table:table-cell>
          <table:table-cell table:style-name="ce61" office:value-type="string" calcext:value-type="string">
            <text:p>min. ve max.</text:p>
          </table:table-cell>
          <table:table-cell table:style-name="ce61" office:value-type="string" calcext:value-type="string">
            <text:p>Min.</text:p>
          </table:table-cell>
          <table:table-cell table:style-name="ce61" office:value-type="string" calcext:value-type="string">
            <text:p>Max.</text:p>
          </table:table-cell>
          <table:table-cell table:style-name="ce61" office:value-type="string" calcext:value-type="string">
            <text:p>min. Toplam Tutar</text:p>
          </table:table-cell>
          <table:table-cell table:style-name="ce61" office:value-type="string" calcext:value-type="string">
            <text:p><text:span text:style-name="T1">max. Toplam </text:span>Tutar</text:p>
          </table:table-cell>
          <table:table-cell table:style-name="ce61" office:value-type="string" calcext:value-type="string">
            <text:p>min. Birim Fiyat</text:p>
          </table:table-cell>
          <table:table-cell table:style-name="ce61" office:value-type="string" calcext:value-type="string">
            <text:p>max. Birim Fiyat</text:p>
          </table:table-cell>
          <table:table-cell table:style-name="ce61" office:value-type="string" calcext:value-type="string">
            <text:p>minKIYAS</text:p>
          </table:table-cell>
          <table:table-cell table:style-name="ce61" office:value-type="string" calcext:value-type="string">
            <text:p>MaxKIYAS</text:p>
          </table:table-cell>
          <table:table-cell table:style-name="ce61" office:value-type="string" calcext:value-type="string">
            <text:p>Mevcut Oran</text:p>
          </table:table-cell>
          <table:table-cell table:style-name="ce59" table:number-columns-repeated="1010"/>
        </table:table-row>
        <table:table-row table:style-name="ro5">
          <table:table-cell table:style-name="ce59"/>
          <table:table-cell table:style-name="ce62" table:formula="of:=RANDBETWEEN([.J3];[.K3])" office:value-type="currency" office:currency="TRY" office:value="13" calcext:value-type="currency">
            <text:p>₺13,00</text:p>
          </table:table-cell>
          <table:table-cell table:style-name="ce65" office:value-type="float" office:value="174" calcext:value-type="float">
            <text:p>174</text:p>
          </table:table-cell>
          <table:table-cell table:style-name="ce62" table:formula="of:=[.C3]*[.B3]" office:value-type="currency" office:currency="TRY" office:value="2262" calcext:value-type="currency">
            <text:p>₺2.262,00</text:p>
          </table:table-cell>
          <table:table-cell table:style-name="ce67" table:formula="of:=IF(AND(([.D3]&gt;=[.F3]*[.$D$14]);([.D3]&lt;=[.G3]*[.$D$14]));&quot;UYGUN&quot;;&quot;DEĞİŞTİR&quot;)" office:value-type="string" office:string-value="UYGUN" calcext:value-type="string">
            <text:p>UYGUN</text:p>
          </table:table-cell>
          <table:table-cell table:style-name="ce69" office:value-type="percentage" office:value="0.085" calcext:value-type="percentage">
            <text:p>%8,50</text:p>
          </table:table-cell>
          <table:table-cell table:style-name="ce69" office:value-type="percentage" office:value="0.1" calcext:value-type="percentage">
            <text:p>%10,00</text:p>
          </table:table-cell>
          <table:table-cell table:style-name="ce71" table:formula="of:=[.$H$1]*[.F3]" office:value-type="currency" office:currency="TRY" office:value="2125" calcext:value-type="currency">
            <text:p>₺2.125,00</text:p>
          </table:table-cell>
          <table:table-cell table:style-name="ce71" table:formula="of:=[.$H$1]*[.G3]" office:value-type="currency" office:currency="TRY" office:value="2500" calcext:value-type="currency">
            <text:p>₺2.500,00</text:p>
          </table:table-cell>
          <table:table-cell table:style-name="ce62" table:formula="of:=+[.H3]/[.C3]" office:value-type="currency" office:currency="TRY" office:value="12.2126436781609" calcext:value-type="currency">
            <text:p>₺12,21</text:p>
          </table:table-cell>
          <table:table-cell table:style-name="ce62" table:formula="of:=+[.I3]/[.C3]" office:value-type="currency" office:currency="TRY" office:value="14.367816091954" calcext:value-type="currency">
            <text:p>₺14,37</text:p>
          </table:table-cell>
          <table:table-cell table:style-name="ce72" table:formula="of:=IF([.D3]&gt;=[.F3]*[.$D$14])" office:value-type="boolean" office:boolean-value="true" calcext:value-type="boolean">
            <text:p>DOĞRU</text:p>
          </table:table-cell>
          <table:table-cell table:style-name="ce72" table:formula="of:=IF([.D3]&lt;=[.G3]*[.$D$14])" office:value-type="boolean" office:boolean-value="true" calcext:value-type="boolean">
            <text:p>DOĞRU</text:p>
          </table:table-cell>
          <table:table-cell table:style-name="ce94" table:formula="of:=+[.D3]/[.$D$14]" office:value-type="percentage" office:value="0.0859585787573627" calcext:value-type="percentage">
            <text:p>%8,60</text:p>
          </table:table-cell>
          <table:table-cell table:style-name="ce59" table:number-columns-repeated="1010"/>
        </table:table-row>
        <table:table-row table:style-name="ro5">
          <table:table-cell table:style-name="ce59"/>
          <table:table-cell table:style-name="ce62" table:formula="of:=RANDBETWEEN([.J4];[.K4])" office:value-type="currency" office:currency="TRY" office:value="3" calcext:value-type="currency">
            <text:p>₺3,00</text:p>
          </table:table-cell>
          <table:table-cell table:style-name="ce65" office:value-type="float" office:value="420" calcext:value-type="float">
            <text:p>420</text:p>
          </table:table-cell>
          <table:table-cell table:style-name="ce62" table:formula="of:=[.C4]*[.B4]" office:value-type="currency" office:currency="TRY" office:value="1260" calcext:value-type="currency">
            <text:p>₺1.260,00</text:p>
          </table:table-cell>
          <table:table-cell table:style-name="ce67" table:formula="of:=IF(AND(([.D4]&gt;=[.F4]*[.$D$14]);([.D4]&lt;=[.G4]*[.$D$14]));&quot;UYGUN&quot;;&quot;DEĞİŞTİR&quot;)" office:value-type="string" office:string-value="DEĞİŞTİR" calcext:value-type="string">
            <text:p>DEĞİŞTİR</text:p>
          </table:table-cell>
          <table:table-cell table:style-name="ce69" office:value-type="percentage" office:value="0.025" calcext:value-type="percentage">
            <text:p>%2,50</text:p>
          </table:table-cell>
          <table:table-cell table:style-name="ce69" office:value-type="percentage" office:value="0.045" calcext:value-type="percentage">
            <text:p>%4,50</text:p>
          </table:table-cell>
          <table:table-cell table:style-name="ce71" table:formula="of:=[.$H$1]*[.F4]" office:value-type="currency" office:currency="TRY" office:value="625" calcext:value-type="currency">
            <text:p>₺625,00</text:p>
          </table:table-cell>
          <table:table-cell table:style-name="ce71" table:formula="of:=[.$H$1]*[.G4]" office:value-type="currency" office:currency="TRY" office:value="1125" calcext:value-type="currency">
            <text:p>₺1.125,00</text:p>
          </table:table-cell>
          <table:table-cell table:style-name="ce62" table:formula="of:=+[.H4]/[.C4]" office:value-type="currency" office:currency="TRY" office:value="1.48809523809524" calcext:value-type="currency">
            <text:p>₺1,49</text:p>
          </table:table-cell>
          <table:table-cell table:style-name="ce62" table:formula="of:=+[.I4]/[.C4]" office:value-type="currency" office:currency="TRY" office:value="2.67857142857143" calcext:value-type="currency">
            <text:p>₺2,68</text:p>
          </table:table-cell>
          <table:table-cell table:style-name="ce72" table:formula="of:=IF([.D4]&gt;=[.F4]*[.$D$14])" office:value-type="boolean" office:boolean-value="true" calcext:value-type="boolean">
            <text:p>DOĞRU</text:p>
          </table:table-cell>
          <table:table-cell table:style-name="ce72" table:formula="of:=IF([.D4]&lt;=[.G4]*[.$D$14])" office:value-type="boolean" office:boolean-value="false" calcext:value-type="boolean">
            <text:p>YANLIŞ</text:p>
          </table:table-cell>
          <table:table-cell table:style-name="ce94" table:formula="of:=+[.D4]/[.$D$14]" office:value-type="percentage" office:value="0.0478814364430933" calcext:value-type="percentage">
            <text:p>%4,79</text:p>
          </table:table-cell>
          <table:table-cell table:style-name="ce59" table:number-columns-repeated="1010"/>
        </table:table-row>
        <table:table-row table:style-name="ro5">
          <table:table-cell table:style-name="ce59"/>
          <table:table-cell table:style-name="ce62" table:formula="of:=RANDBETWEEN([.J5];[.K5])" office:value-type="currency" office:currency="TRY" office:value="9" calcext:value-type="currency">
            <text:p>₺9,00</text:p>
          </table:table-cell>
          <table:table-cell table:style-name="ce65" office:value-type="float" office:value="384" calcext:value-type="float">
            <text:p>384</text:p>
          </table:table-cell>
          <table:table-cell table:style-name="ce62" table:formula="of:=[.C5]*[.B5]" office:value-type="currency" office:currency="TRY" office:value="3456" calcext:value-type="currency">
            <text:p>₺3.456,00</text:p>
          </table:table-cell>
          <table:table-cell table:style-name="ce67" table:formula="of:=IF(AND(([.D5]&gt;=[.F5]*[.$D$14]);([.D5]&lt;=[.G5]*[.$D$14]));&quot;UYGUN&quot;;&quot;DEĞİŞTİR&quot;)" office:value-type="string" office:string-value="UYGUN" calcext:value-type="string">
            <text:p>UYGUN</text:p>
          </table:table-cell>
          <table:table-cell table:style-name="ce69" office:value-type="percentage" office:value="0.12" calcext:value-type="percentage">
            <text:p>%12,00</text:p>
          </table:table-cell>
          <table:table-cell table:style-name="ce69" office:value-type="percentage" office:value="0.14" calcext:value-type="percentage">
            <text:p>%14,00</text:p>
          </table:table-cell>
          <table:table-cell table:style-name="ce71" table:formula="of:=[.$H$1]*[.F5]" office:value-type="currency" office:currency="TRY" office:value="3000" calcext:value-type="currency">
            <text:p>₺3.000,00</text:p>
          </table:table-cell>
          <table:table-cell table:style-name="ce71" table:formula="of:=[.$H$1]*[.G5]" office:value-type="currency" office:currency="TRY" office:value="3500" calcext:value-type="currency">
            <text:p>₺3.500,00</text:p>
          </table:table-cell>
          <table:table-cell table:style-name="ce62" table:formula="of:=+[.H5]/[.C5]" office:value-type="currency" office:currency="TRY" office:value="7.8125" calcext:value-type="currency">
            <text:p>₺7,81</text:p>
          </table:table-cell>
          <table:table-cell table:style-name="ce62" table:formula="of:=+[.I5]/[.C5]" office:value-type="currency" office:currency="TRY" office:value="9.11458333333333" calcext:value-type="currency">
            <text:p>₺9,11</text:p>
          </table:table-cell>
          <table:table-cell table:style-name="ce72" table:formula="of:=IF([.D5]&gt;=[.F5]*[.$D$14])" office:value-type="boolean" office:boolean-value="true" calcext:value-type="boolean">
            <text:p>DOĞRU</text:p>
          </table:table-cell>
          <table:table-cell table:style-name="ce72" table:formula="of:=IF([.D5]&lt;=[.G5]*[.$D$14])" office:value-type="boolean" office:boolean-value="true" calcext:value-type="boolean">
            <text:p>DOĞRU</text:p>
          </table:table-cell>
          <table:table-cell table:style-name="ce94" table:formula="of:=+[.D5]/[.$D$14]" office:value-type="percentage" office:value="0.131331939958199" calcext:value-type="percentage">
            <text:p>%13,13</text:p>
          </table:table-cell>
          <table:table-cell table:style-name="ce59" table:number-columns-repeated="1010"/>
        </table:table-row>
        <table:table-row table:style-name="ro5">
          <table:table-cell table:style-name="ce59"/>
          <table:table-cell table:style-name="ce62" table:formula="of:=RANDBETWEEN([.J6];[.K6])" office:value-type="currency" office:currency="TRY" office:value="20" calcext:value-type="currency">
            <text:p>₺20,00</text:p>
          </table:table-cell>
          <table:table-cell table:style-name="ce65" office:value-type="float" office:value="128" calcext:value-type="float">
            <text:p>128</text:p>
          </table:table-cell>
          <table:table-cell table:style-name="ce62" table:formula="of:=[.C6]*[.B6]" office:value-type="currency" office:currency="TRY" office:value="2560" calcext:value-type="currency">
            <text:p>₺2.560,00</text:p>
          </table:table-cell>
          <table:table-cell table:style-name="ce67" table:formula="of:=IF(AND(([.D6]&gt;=[.F6]*[.$D$14]);([.D6]&lt;=[.G6]*[.$D$14]));&quot;UYGUN&quot;;&quot;DEĞİŞTİR&quot;)" office:value-type="string" office:string-value="UYGUN" calcext:value-type="string">
            <text:p>UYGUN</text:p>
          </table:table-cell>
          <table:table-cell table:style-name="ce69" office:value-type="percentage" office:value="0.09" calcext:value-type="percentage">
            <text:p>%9,00</text:p>
          </table:table-cell>
          <table:table-cell table:style-name="ce69" office:value-type="percentage" office:value="0.12" calcext:value-type="percentage">
            <text:p>%12,00</text:p>
          </table:table-cell>
          <table:table-cell table:style-name="ce71" table:formula="of:=[.$H$1]*[.F6]" office:value-type="currency" office:currency="TRY" office:value="2250" calcext:value-type="currency">
            <text:p>₺2.250,00</text:p>
          </table:table-cell>
          <table:table-cell table:style-name="ce71" table:formula="of:=[.$H$1]*[.G6]" office:value-type="currency" office:currency="TRY" office:value="3000" calcext:value-type="currency">
            <text:p>₺3.000,00</text:p>
          </table:table-cell>
          <table:table-cell table:style-name="ce62" table:formula="of:=+[.H6]/[.C6]" office:value-type="currency" office:currency="TRY" office:value="17.578125" calcext:value-type="currency">
            <text:p>₺17,58</text:p>
          </table:table-cell>
          <table:table-cell table:style-name="ce62" table:formula="of:=+[.I6]/[.C6]" office:value-type="currency" office:currency="TRY" office:value="23.4375" calcext:value-type="currency">
            <text:p>₺23,44</text:p>
          </table:table-cell>
          <table:table-cell table:style-name="ce72" table:formula="of:=IF([.D6]&gt;=[.F6]*[.$D$14])" office:value-type="boolean" office:boolean-value="true" calcext:value-type="boolean">
            <text:p>DOĞRU</text:p>
          </table:table-cell>
          <table:table-cell table:style-name="ce72" table:formula="of:=IF([.D6]&lt;=[.G6]*[.$D$14])" office:value-type="boolean" office:boolean-value="true" calcext:value-type="boolean">
            <text:p>DOĞRU</text:p>
          </table:table-cell>
          <table:table-cell table:style-name="ce94" table:formula="of:=+[.D6]/[.$D$14]" office:value-type="percentage" office:value="0.0972829184875546" calcext:value-type="percentage">
            <text:p>%9,73</text:p>
          </table:table-cell>
          <table:table-cell table:style-name="ce59" table:number-columns-repeated="1010"/>
        </table:table-row>
        <table:table-row table:style-name="ro5">
          <table:table-cell table:style-name="ce59"/>
          <table:table-cell table:style-name="ce62" table:formula="of:=RANDBETWEEN([.J7];[.K7])" office:value-type="currency" office:currency="TRY" office:value="6" calcext:value-type="currency">
            <text:p>₺6,00</text:p>
          </table:table-cell>
          <table:table-cell table:style-name="ce65" office:value-type="float" office:value="174" calcext:value-type="float">
            <text:p>174</text:p>
          </table:table-cell>
          <table:table-cell table:style-name="ce62" table:formula="of:=[.C7]*[.B7]" office:value-type="currency" office:currency="TRY" office:value="1044" calcext:value-type="currency">
            <text:p>₺1.044,00</text:p>
          </table:table-cell>
          <table:table-cell table:style-name="ce67" table:formula="of:=IF(AND(([.D7]&gt;=[.F7]*[.$D$14]);([.D7]&lt;=[.G7]*[.$D$14]));&quot;UYGUN&quot;;&quot;DEĞİŞTİR&quot;)" office:value-type="string" office:string-value="UYGUN" calcext:value-type="string">
            <text:p>UYGUN</text:p>
          </table:table-cell>
          <table:table-cell table:style-name="ce69" office:value-type="percentage" office:value="0.025" calcext:value-type="percentage">
            <text:p>%2,50</text:p>
          </table:table-cell>
          <table:table-cell table:style-name="ce69" office:value-type="percentage" office:value="0.05" calcext:value-type="percentage">
            <text:p>%5,00</text:p>
          </table:table-cell>
          <table:table-cell table:style-name="ce71" table:formula="of:=[.$H$1]*[.F7]" office:value-type="currency" office:currency="TRY" office:value="625" calcext:value-type="currency">
            <text:p>₺625,00</text:p>
          </table:table-cell>
          <table:table-cell table:style-name="ce71" table:formula="of:=[.$H$1]*[.G7]" office:value-type="currency" office:currency="TRY" office:value="1250" calcext:value-type="currency">
            <text:p>₺1.250,00</text:p>
          </table:table-cell>
          <table:table-cell table:style-name="ce62" table:formula="of:=+[.H7]/[.C7]" office:value-type="currency" office:currency="TRY" office:value="3.59195402298851" calcext:value-type="currency">
            <text:p>₺3,59</text:p>
          </table:table-cell>
          <table:table-cell table:style-name="ce62" table:formula="of:=+[.I7]/[.C7]" office:value-type="currency" office:currency="TRY" office:value="7.18390804597701" calcext:value-type="currency">
            <text:p>₺7,18</text:p>
          </table:table-cell>
          <table:table-cell table:style-name="ce72" table:formula="of:=IF([.D7]&gt;=[.F7]*[.$D$14])" office:value-type="boolean" office:boolean-value="true" calcext:value-type="boolean">
            <text:p>DOĞRU</text:p>
          </table:table-cell>
          <table:table-cell table:style-name="ce72" table:formula="of:=IF([.D7]&lt;=[.G7]*[.$D$14])" office:value-type="boolean" office:boolean-value="true" calcext:value-type="boolean">
            <text:p>DOĞRU</text:p>
          </table:table-cell>
          <table:table-cell table:style-name="ce94" table:formula="of:=+[.D7]/[.$D$14]" office:value-type="percentage" office:value="0.0396731901957059" calcext:value-type="percentage">
            <text:p>%3,97</text:p>
          </table:table-cell>
          <table:table-cell table:style-name="ce59" table:number-columns-repeated="1010"/>
        </table:table-row>
        <table:table-row table:style-name="ro5">
          <table:table-cell table:style-name="ce59"/>
          <table:table-cell table:style-name="ce62" table:formula="of:=RANDBETWEEN([.J8];[.K8])" office:value-type="currency" office:currency="TRY" office:value="6" calcext:value-type="currency">
            <text:p>₺6,00</text:p>
          </table:table-cell>
          <table:table-cell table:style-name="ce65" office:value-type="float" office:value="238" calcext:value-type="float">
            <text:p>238</text:p>
          </table:table-cell>
          <table:table-cell table:style-name="ce62" table:formula="of:=[.C8]*[.B8]" office:value-type="currency" office:currency="TRY" office:value="1428" calcext:value-type="currency">
            <text:p>₺1.428,00</text:p>
          </table:table-cell>
          <table:table-cell table:style-name="ce67" table:formula="of:=IF(AND(([.D8]&gt;=[.F8]*[.$D$14]);([.D8]&lt;=[.G8]*[.$D$14]));&quot;UYGUN&quot;;&quot;DEĞİŞTİR&quot;)" office:value-type="string" office:string-value="DEĞİŞTİR" calcext:value-type="string">
            <text:p>DEĞİŞTİR</text:p>
          </table:table-cell>
          <table:table-cell table:style-name="ce69" office:value-type="percentage" office:value="0.055" calcext:value-type="percentage">
            <text:p>%5,50</text:p>
          </table:table-cell>
          <table:table-cell table:style-name="ce69" office:value-type="percentage" office:value="0.07" calcext:value-type="percentage">
            <text:p>%7,00</text:p>
          </table:table-cell>
          <table:table-cell table:style-name="ce71" table:formula="of:=[.$H$1]*[.F8]" office:value-type="currency" office:currency="TRY" office:value="1375" calcext:value-type="currency">
            <text:p>₺1.375,00</text:p>
          </table:table-cell>
          <table:table-cell table:style-name="ce71" table:formula="of:=[.$H$1]*[.G8]" office:value-type="currency" office:currency="TRY" office:value="1750" calcext:value-type="currency">
            <text:p>₺1.750,00</text:p>
          </table:table-cell>
          <table:table-cell table:style-name="ce62" table:formula="of:=+[.H8]/[.C8]" office:value-type="currency" office:currency="TRY" office:value="5.77731092436975" calcext:value-type="currency">
            <text:p>₺5,78</text:p>
          </table:table-cell>
          <table:table-cell table:style-name="ce62" table:formula="of:=+[.I8]/[.C8]" office:value-type="currency" office:currency="TRY" office:value="7.35294117647059" calcext:value-type="currency">
            <text:p>₺7,35</text:p>
          </table:table-cell>
          <table:table-cell table:style-name="ce72" table:formula="of:=IF([.D8]&gt;=[.F8]*[.$D$14])" office:value-type="boolean" office:boolean-value="false" calcext:value-type="boolean">
            <text:p>YANLIŞ</text:p>
          </table:table-cell>
          <table:table-cell table:style-name="ce72" table:formula="of:=IF([.D8]&lt;=[.G8]*[.$D$14])" office:value-type="boolean" office:boolean-value="true" calcext:value-type="boolean">
            <text:p>DOĞRU</text:p>
          </table:table-cell>
          <table:table-cell table:style-name="ce94" table:formula="of:=+[.D8]/[.$D$14]" office:value-type="percentage" office:value="0.0542656279688391" calcext:value-type="percentage">
            <text:p>%5,43</text:p>
          </table:table-cell>
          <table:table-cell table:style-name="ce59" table:number-columns-repeated="1010"/>
        </table:table-row>
        <table:table-row table:style-name="ro5">
          <table:table-cell table:style-name="ce59"/>
          <table:table-cell table:style-name="ce62" table:formula="of:=RANDBETWEEN([.J9];[.K9])" office:value-type="currency" office:currency="TRY" office:value="10" calcext:value-type="currency">
            <text:p>₺10,00</text:p>
          </table:table-cell>
          <table:table-cell table:style-name="ce65" office:value-type="float" office:value="239" calcext:value-type="float">
            <text:p>239</text:p>
          </table:table-cell>
          <table:table-cell table:style-name="ce62" table:formula="of:=[.C9]*[.B9]" office:value-type="currency" office:currency="TRY" office:value="2390" calcext:value-type="currency">
            <text:p>₺2.390,00</text:p>
          </table:table-cell>
          <table:table-cell table:style-name="ce67" table:formula="of:=IF(AND(([.D9]&gt;=[.F9]*[.$D$14]);([.D9]&lt;=[.G9]*[.$D$14]));&quot;UYGUN&quot;;&quot;DEĞİŞTİR&quot;)" office:value-type="string" office:string-value="UYGUN" calcext:value-type="string">
            <text:p>UYGUN</text:p>
          </table:table-cell>
          <table:table-cell table:style-name="ce69" office:value-type="percentage" office:value="0.075" calcext:value-type="percentage">
            <text:p>%7,50</text:p>
          </table:table-cell>
          <table:table-cell table:style-name="ce69" office:value-type="percentage" office:value="0.1" calcext:value-type="percentage">
            <text:p>%10,00</text:p>
          </table:table-cell>
          <table:table-cell table:style-name="ce71" table:formula="of:=[.$H$1]*[.F9]" office:value-type="currency" office:currency="TRY" office:value="1875" calcext:value-type="currency">
            <text:p>₺1.875,00</text:p>
          </table:table-cell>
          <table:table-cell table:style-name="ce71" table:formula="of:=[.$H$1]*[.G9]" office:value-type="currency" office:currency="TRY" office:value="2500" calcext:value-type="currency">
            <text:p>₺2.500,00</text:p>
          </table:table-cell>
          <table:table-cell table:style-name="ce62" table:formula="of:=+[.H9]/[.C9]" office:value-type="currency" office:currency="TRY" office:value="7.84518828451883" calcext:value-type="currency">
            <text:p>₺7,85</text:p>
          </table:table-cell>
          <table:table-cell table:style-name="ce62" table:formula="of:=+[.I9]/[.C9]" office:value-type="currency" office:currency="TRY" office:value="10.4602510460251" calcext:value-type="currency">
            <text:p>₺10,46</text:p>
          </table:table-cell>
          <table:table-cell table:style-name="ce72" table:formula="of:=IF([.D9]&gt;=[.F9]*[.$D$14])" office:value-type="boolean" office:boolean-value="true" calcext:value-type="boolean">
            <text:p>DOĞRU</text:p>
          </table:table-cell>
          <table:table-cell table:style-name="ce72" table:formula="of:=IF([.D9]&lt;=[.G9]*[.$D$14])" office:value-type="boolean" office:boolean-value="true" calcext:value-type="boolean">
            <text:p>DOĞRU</text:p>
          </table:table-cell>
          <table:table-cell table:style-name="ce94" table:formula="of:=+[.D9]/[.$D$14]" office:value-type="percentage" office:value="0.0908227246817405" calcext:value-type="percentage">
            <text:p>%9,08</text:p>
          </table:table-cell>
          <table:table-cell table:style-name="ce59" table:number-columns-repeated="1010"/>
        </table:table-row>
        <table:table-row table:style-name="ro5">
          <table:table-cell table:style-name="ce59"/>
          <table:table-cell table:style-name="ce62" table:formula="of:=RANDBETWEEN([.J10];[.K10])" office:value-type="currency" office:currency="TRY" office:value="9" calcext:value-type="currency">
            <text:p>₺9,00</text:p>
          </table:table-cell>
          <table:table-cell table:style-name="ce65" office:value-type="float" office:value="196" calcext:value-type="float">
            <text:p>196</text:p>
          </table:table-cell>
          <table:table-cell table:style-name="ce62" table:formula="of:=[.C10]*[.B10]" office:value-type="currency" office:currency="TRY" office:value="1764" calcext:value-type="currency">
            <text:p>₺1.764,00</text:p>
          </table:table-cell>
          <table:table-cell table:style-name="ce67" table:formula="of:=IF(AND(([.D10]&gt;=[.F10]*[.$D$14]);([.D10]&lt;=[.G10]*[.$D$14]));&quot;UYGUN&quot;;&quot;DEĞİŞTİR&quot;)" office:value-type="string" office:string-value="UYGUN" calcext:value-type="string">
            <text:p>UYGUN</text:p>
          </table:table-cell>
          <table:table-cell table:style-name="ce69" office:value-type="percentage" office:value="0.06" calcext:value-type="percentage">
            <text:p>%6,00</text:p>
          </table:table-cell>
          <table:table-cell table:style-name="ce69" office:value-type="percentage" office:value="0.08" calcext:value-type="percentage">
            <text:p>%8,00</text:p>
          </table:table-cell>
          <table:table-cell table:style-name="ce71" table:formula="of:=[.$H$1]*[.F10]" office:value-type="currency" office:currency="TRY" office:value="1500" calcext:value-type="currency">
            <text:p>₺1.500,00</text:p>
          </table:table-cell>
          <table:table-cell table:style-name="ce71" table:formula="of:=[.$H$1]*[.G10]" office:value-type="currency" office:currency="TRY" office:value="2000" calcext:value-type="currency">
            <text:p>₺2.000,00</text:p>
          </table:table-cell>
          <table:table-cell table:style-name="ce62" table:formula="of:=+[.H10]/[.C10]" office:value-type="currency" office:currency="TRY" office:value="7.6530612244898" calcext:value-type="currency">
            <text:p>₺7,65</text:p>
          </table:table-cell>
          <table:table-cell table:style-name="ce62" table:formula="of:=+[.I10]/[.C10]" office:value-type="currency" office:currency="TRY" office:value="10.2040816326531" calcext:value-type="currency">
            <text:p>₺10,20</text:p>
          </table:table-cell>
          <table:table-cell table:style-name="ce72" table:formula="of:=IF([.D10]&gt;=[.F10]*[.$D$14])" office:value-type="boolean" office:boolean-value="true" calcext:value-type="boolean">
            <text:p>DOĞRU</text:p>
          </table:table-cell>
          <table:table-cell table:style-name="ce72" table:formula="of:=IF([.D10]&lt;=[.G10]*[.$D$14])" office:value-type="boolean" office:boolean-value="true" calcext:value-type="boolean">
            <text:p>DOĞRU</text:p>
          </table:table-cell>
          <table:table-cell table:style-name="ce94" table:formula="of:=+[.D10]/[.$D$14]" office:value-type="percentage" office:value="0.0670340110203306" calcext:value-type="percentage">
            <text:p>%6,70</text:p>
          </table:table-cell>
          <table:table-cell table:style-name="ce59" table:number-columns-repeated="1010"/>
        </table:table-row>
        <table:table-row table:style-name="ro5">
          <table:table-cell table:style-name="ce59"/>
          <table:table-cell table:style-name="ce62" table:formula="of:=RANDBETWEEN([.J11];[.K11])" office:value-type="currency" office:currency="TRY" office:value="17" calcext:value-type="currency">
            <text:p>₺17,00</text:p>
          </table:table-cell>
          <table:table-cell table:style-name="ce65" office:value-type="float" office:value="184" calcext:value-type="float">
            <text:p>184</text:p>
          </table:table-cell>
          <table:table-cell table:style-name="ce62" table:formula="of:=[.C11]*[.B11]" office:value-type="currency" office:currency="TRY" office:value="3128" calcext:value-type="currency">
            <text:p>₺3.128,00</text:p>
          </table:table-cell>
          <table:table-cell table:style-name="ce67" table:formula="of:=IF(AND(([.D11]&gt;=[.F11]*[.$D$14]);([.D11]&lt;=[.G11]*[.$D$14]));&quot;UYGUN&quot;;&quot;DEĞİŞTİR&quot;)" office:value-type="string" office:string-value="UYGUN" calcext:value-type="string">
            <text:p>UYGUN</text:p>
          </table:table-cell>
          <table:table-cell table:style-name="ce69" office:value-type="percentage" office:value="0.1" calcext:value-type="percentage">
            <text:p>%10,00</text:p>
          </table:table-cell>
          <table:table-cell table:style-name="ce69" office:value-type="percentage" office:value="0.14" calcext:value-type="percentage">
            <text:p>%14,00</text:p>
          </table:table-cell>
          <table:table-cell table:style-name="ce71" table:formula="of:=[.$H$1]*[.F11]" office:value-type="currency" office:currency="TRY" office:value="2500" calcext:value-type="currency">
            <text:p>₺2.500,00</text:p>
          </table:table-cell>
          <table:table-cell table:style-name="ce71" table:formula="of:=[.$H$1]*[.G11]" office:value-type="currency" office:currency="TRY" office:value="3500" calcext:value-type="currency">
            <text:p>₺3.500,00</text:p>
          </table:table-cell>
          <table:table-cell table:style-name="ce62" table:formula="of:=+[.H11]/[.C11]" office:value-type="currency" office:currency="TRY" office:value="13.5869565217391" calcext:value-type="currency">
            <text:p>₺13,59</text:p>
          </table:table-cell>
          <table:table-cell table:style-name="ce62" table:formula="of:=+[.I11]/[.C11]" office:value-type="currency" office:currency="TRY" office:value="19.0217391304348" calcext:value-type="currency">
            <text:p>₺19,02</text:p>
          </table:table-cell>
          <table:table-cell table:style-name="ce72" table:formula="of:=IF([.D11]&gt;=[.F11]*[.$D$14])" office:value-type="boolean" office:boolean-value="true" calcext:value-type="boolean">
            <text:p>DOĞRU</text:p>
          </table:table-cell>
          <table:table-cell table:style-name="ce72" table:formula="of:=IF([.D11]&lt;=[.G11]*[.$D$14])" office:value-type="boolean" office:boolean-value="true" calcext:value-type="boolean">
            <text:p>DOĞRU</text:p>
          </table:table-cell>
          <table:table-cell table:style-name="ce94" table:formula="of:=+[.D11]/[.$D$14]" office:value-type="percentage" office:value="0.118867566026981" calcext:value-type="percentage">
            <text:p>%11,89</text:p>
          </table:table-cell>
          <table:table-cell table:style-name="ce59" table:number-columns-repeated="1010"/>
        </table:table-row>
        <table:table-row table:style-name="ro5">
          <table:table-cell table:style-name="ce59"/>
          <table:table-cell table:style-name="ce62" table:formula="of:=RANDBETWEEN([.J12];[.K12])" office:value-type="currency" office:currency="TRY" office:value="5" calcext:value-type="currency">
            <text:p>₺5,00</text:p>
          </table:table-cell>
          <table:table-cell table:style-name="ce65" office:value-type="float" office:value="492" calcext:value-type="float">
            <text:p>492</text:p>
          </table:table-cell>
          <table:table-cell table:style-name="ce62" table:formula="of:=[.C12]*[.B12]" office:value-type="currency" office:currency="TRY" office:value="2460" calcext:value-type="currency">
            <text:p>₺2.460,00</text:p>
          </table:table-cell>
          <table:table-cell table:style-name="ce67" table:formula="of:=IF(AND(([.D12]&gt;=[.F12]*[.$D$14]);([.D12]&lt;=[.G12]*[.$D$14]));&quot;UYGUN&quot;;&quot;DEĞİŞTİR&quot;)" office:value-type="string" office:string-value="DEĞİŞTİR" calcext:value-type="string">
            <text:p>DEĞİŞTİR</text:p>
          </table:table-cell>
          <table:table-cell table:style-name="ce69" office:value-type="percentage" office:value="0.06" calcext:value-type="percentage">
            <text:p>%6,00</text:p>
          </table:table-cell>
          <table:table-cell table:style-name="ce69" office:value-type="percentage" office:value="0.09" calcext:value-type="percentage">
            <text:p>%9,00</text:p>
          </table:table-cell>
          <table:table-cell table:style-name="ce71" table:formula="of:=[.$H$1]*[.F12]" office:value-type="currency" office:currency="TRY" office:value="1500" calcext:value-type="currency">
            <text:p>₺1.500,00</text:p>
          </table:table-cell>
          <table:table-cell table:style-name="ce71" table:formula="of:=[.$H$1]*[.G12]" office:value-type="currency" office:currency="TRY" office:value="2250" calcext:value-type="currency">
            <text:p>₺2.250,00</text:p>
          </table:table-cell>
          <table:table-cell table:style-name="ce62" table:formula="of:=+[.H12]/[.C12]" office:value-type="currency" office:currency="TRY" office:value="3.04878048780488" calcext:value-type="currency">
            <text:p>₺3,05</text:p>
          </table:table-cell>
          <table:table-cell table:style-name="ce62" table:formula="of:=+[.I12]/[.C12]" office:value-type="currency" office:currency="TRY" office:value="4.57317073170732" calcext:value-type="currency">
            <text:p>₺4,57</text:p>
          </table:table-cell>
          <table:table-cell table:style-name="ce72" table:formula="of:=IF([.D12]&gt;=[.F12]*[.$D$14])" office:value-type="boolean" office:boolean-value="true" calcext:value-type="boolean">
            <text:p>DOĞRU</text:p>
          </table:table-cell>
          <table:table-cell table:style-name="ce72" table:formula="of:=IF([.D12]&lt;=[.G12]*[.$D$14])" office:value-type="boolean" office:boolean-value="false" calcext:value-type="boolean">
            <text:p>YANLIŞ</text:p>
          </table:table-cell>
          <table:table-cell table:style-name="ce94" table:formula="of:=+[.D12]/[.$D$14]" office:value-type="percentage" office:value="0.0934828044841345" calcext:value-type="percentage">
            <text:p>%9,35</text:p>
          </table:table-cell>
          <table:table-cell table:style-name="ce59" table:number-columns-repeated="1010"/>
        </table:table-row>
        <table:table-row table:style-name="ro5">
          <table:table-cell table:style-name="ce59"/>
          <table:table-cell table:style-name="ce62" table:formula="of:=RANDBETWEEN([.J13];[.K13])" office:value-type="currency" office:currency="TRY" office:value="13" calcext:value-type="currency">
            <text:p>₺13,00</text:p>
          </table:table-cell>
          <table:table-cell table:style-name="ce65" office:value-type="float" office:value="351" calcext:value-type="float">
            <text:p>351</text:p>
          </table:table-cell>
          <table:table-cell table:style-name="ce62" table:formula="of:=[.C13]*[.B13]" office:value-type="currency" office:currency="TRY" office:value="4563" calcext:value-type="currency">
            <text:p>₺4.563,00</text:p>
          </table:table-cell>
          <table:table-cell table:style-name="ce67" table:formula="of:=IF(AND(([.D13]&gt;=[.F13]*[.$D$14]);([.D13]&lt;=[.G13]*[.$D$14]));&quot;UYGUN&quot;;&quot;DEĞİŞTİR&quot;)" office:value-type="string" office:string-value="UYGUN" calcext:value-type="string">
            <text:p>UYGUN</text:p>
          </table:table-cell>
          <table:table-cell table:style-name="ce69" office:value-type="percentage" office:value="0.17" calcext:value-type="percentage">
            <text:p>%17,00</text:p>
          </table:table-cell>
          <table:table-cell table:style-name="ce69" office:value-type="percentage" office:value="0.2" calcext:value-type="percentage">
            <text:p>%20,00</text:p>
          </table:table-cell>
          <table:table-cell table:style-name="ce71" table:formula="of:=[.$H$1]*[.F13]" office:value-type="currency" office:currency="TRY" office:value="4250" calcext:value-type="currency">
            <text:p>₺4.250,00</text:p>
          </table:table-cell>
          <table:table-cell table:style-name="ce71" table:formula="of:=[.$H$1]*[.G13]" office:value-type="currency" office:currency="TRY" office:value="5000" calcext:value-type="currency">
            <text:p>₺5.000,00</text:p>
          </table:table-cell>
          <table:table-cell table:style-name="ce62" table:formula="of:=+[.H13]/[.C13]" office:value-type="currency" office:currency="TRY" office:value="12.1082621082621" calcext:value-type="currency">
            <text:p>₺12,11</text:p>
          </table:table-cell>
          <table:table-cell table:style-name="ce62" table:formula="of:=+[.I13]/[.C13]" office:value-type="currency" office:currency="TRY" office:value="14.2450142450142" calcext:value-type="currency">
            <text:p>₺14,25</text:p>
          </table:table-cell>
          <table:table-cell table:style-name="ce72" table:formula="of:=IF([.D13]&gt;=[.F13]*[.$D$14])" office:value-type="boolean" office:boolean-value="true" calcext:value-type="boolean">
            <text:p>DOĞRU</text:p>
          </table:table-cell>
          <table:table-cell table:style-name="ce72" table:formula="of:=IF([.D13]&lt;=[.G13]*[.$D$14])" office:value-type="boolean" office:boolean-value="true" calcext:value-type="boolean">
            <text:p>DOĞRU</text:p>
          </table:table-cell>
          <table:table-cell table:style-name="ce94" table:formula="of:=+[.D13]/[.$D$14]" office:value-type="percentage" office:value="0.173399201976059" calcext:value-type="percentage">
            <text:p>%17,34</text:p>
          </table:table-cell>
          <table:table-cell table:style-name="ce59" table:number-columns-repeated="1010"/>
        </table:table-row>
        <table:table-row table:style-name="ro5">
          <table:table-cell table:style-name="ce59"/>
          <table:table-cell table:style-name="ce63" table:number-columns-repeated="2"/>
          <table:table-cell table:style-name="ce66" table:formula="of:=SUM([.D3:.D13])" office:value-type="currency" office:currency="TRY" office:value="26315" calcext:value-type="currency">
            <text:p>₺26.315,00</text:p>
          </table:table-cell>
          <table:table-cell table:style-name="Default"/>
          <table:table-cell table:style-name="ce59"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oplam Teklif''ten'.L3:'Toplam Teklif''ten'.M13">
            <calcext:condition calcext:apply-style-name="Good" calcext:value="=1" calcext:base-cell-address="'Toplam Teklif''ten'.L3"/>
            <calcext:condition calcext:apply-style-name="Error" calcext:value="=0" calcext:base-cell-address="'Toplam Teklif''ten'.L3"/>
          </calcext:conditional-format>
          <calcext:conditional-format calcext:target-range-address="'Toplam Teklif''ten'.E3:'Toplam Teklif''ten'.E13">
            <calcext:condition calcext:apply-style-name="Good" calcext:value="=&quot;UYGUN&quot;" calcext:base-cell-address="'Toplam Teklif''ten'.E3"/>
            <calcext:condition calcext:apply-style-name="Error" calcext:value="=&quot;DEĞİŞTİR&quot;" calcext:base-cell-address="'Toplam Teklif''ten'.E3"/>
          </calcext:conditional-format>
        </calcext:conditional-formats>
      </table:table>
      <table:table table:name="Birim Fiyat Teklif'ten" table:style-name="ta1">
        <office:forms form:automatic-focus="false" form:apply-design-mode="false"/>
        <table:table-column table:style-name="co1" table:default-cell-style-name="ce30"/>
        <table:table-column table:style-name="co20" table:default-cell-style-name="ce34"/>
        <table:table-column table:style-name="co21" table:default-cell-style-name="ce34"/>
        <table:table-column table:style-name="co4" table:default-cell-style-name="ce34"/>
        <table:table-column table:style-name="co8" table:default-cell-style-name="ce34"/>
        <table:table-column table:style-name="co22" table:default-cell-style-name="ce30"/>
        <table:table-column table:style-name="co23" table:default-cell-style-name="ce30"/>
        <table:table-column table:style-name="co24" table:default-cell-style-name="ce30"/>
        <table:table-column table:style-name="co25" table:default-cell-style-name="ce30"/>
        <table:table-column table:style-name="co26" table:default-cell-style-name="ce30"/>
        <table:table-column table:style-name="co27" table:default-cell-style-name="ce30"/>
        <table:table-column table:style-name="co7" table:number-columns-repeated="2" table:default-cell-style-name="ce30"/>
        <table:table-column table:style-name="co28" table:default-cell-style-name="ce30"/>
        <table:table-column table:style-name="co29" table:visibility="collapse" table:default-cell-style-name="ce30"/>
        <table:table-column table:style-name="co7" table:number-columns-repeated="1009" table:default-cell-style-name="ce30"/>
        <table:table-row table:style-name="ro4">
          <table:table-cell/>
          <table:table-cell table:style-name="ce60" office:value-type="string" calcext:value-type="string" table:number-columns-spanned="6" table:number-rows-spanned="1">
            <text:p>1- Tahmini Yaklaşık Maliyet Tutarı Girin:</text:p>
          </table:table-cell>
          <table:covered-table-cell table:number-columns-repeated="3" table:style-name="ce64"/>
          <table:covered-table-cell table:number-columns-repeated="2" table:style-name="ce68"/>
          <table:table-cell table:style-name="ce70" office:value-type="currency" office:currency="TRY" office:value="132500" calcext:value-type="currency" table:number-columns-spanned="6" table:number-rows-spanned="1">
            <text:p>₺132.500,00</text:p>
          </table:table-cell>
          <table:covered-table-cell table:number-columns-repeated="5" table:style-name="ce68"/>
          <table:table-cell table:style-name="ce107" office:value-type="string" calcext:value-type="string" table:number-columns-spanned="2" table:number-rows-spanned="2">
            <text:p>2-</text:p>
            <text:p>İlgili Poz İçin İstenilen Birim Fiyatı Belirtin</text:p>
            <text:p>(Tek poz fiyatı belirtin)</text:p>
          </table:table-cell>
          <table:covered-table-cell table:style-name="ce109"/>
          <table:table-cell table:number-columns-repeated="1009"/>
        </table:table-row>
        <table:table-row table:style-name="ro5">
          <table:table-cell table:style-name="ce59"/>
          <table:table-cell table:style-name="ce61" office:value-type="string" calcext:value-type="string">
            <text:p>Birim Fiyat</text:p>
          </table:table-cell>
          <table:table-cell table:style-name="ce61" office:value-type="string" calcext:value-type="string">
            <text:p>Miktar</text:p>
          </table:table-cell>
          <table:table-cell table:style-name="ce61" office:value-type="string" calcext:value-type="string">
            <text:p>Toplam Tutar</text:p>
          </table:table-cell>
          <table:table-cell table:style-name="ce61" office:value-type="string" calcext:value-type="string">
            <text:p>min. ve max.</text:p>
          </table:table-cell>
          <table:table-cell table:style-name="ce61" office:value-type="string" calcext:value-type="string">
            <text:p>Min.</text:p>
          </table:table-cell>
          <table:table-cell table:style-name="ce61" office:value-type="string" calcext:value-type="string">
            <text:p>Max.</text:p>
          </table:table-cell>
          <table:table-cell table:style-name="ce61" office:value-type="string" calcext:value-type="string">
            <text:p>min. Toplam Tutar</text:p>
          </table:table-cell>
          <table:table-cell table:style-name="ce61" office:value-type="string" calcext:value-type="string">
            <text:p><text:span text:style-name="T1">max. Toplam </text:span>Tutar</text:p>
          </table:table-cell>
          <table:table-cell table:style-name="ce61" office:value-type="string" calcext:value-type="string">
            <text:p>min. Birim Fiyat</text:p>
          </table:table-cell>
          <table:table-cell table:style-name="ce61" office:value-type="string" calcext:value-type="string">
            <text:p>max. Birim Fiyat</text:p>
          </table:table-cell>
          <table:table-cell table:style-name="ce61" office:value-type="string" calcext:value-type="string">
            <text:p>minKIYAS</text:p>
          </table:table-cell>
          <table:table-cell table:style-name="ce61" office:value-type="string" calcext:value-type="string">
            <text:p>MaxKIYAS</text:p>
          </table:table-cell>
          <table:covered-table-cell table:number-columns-repeated="2" table:style-name="ce61"/>
          <table:table-cell table:style-name="ce59" table:number-columns-repeated="1009"/>
        </table:table-row>
        <table:table-row table:style-name="ro5">
          <table:table-cell table:style-name="ce59"/>
          <table:table-cell table:style-name="ce62" office:value-type="currency" office:currency="TRY" office:value="15" calcext:value-type="currency">
            <text:p>₺15,00</text:p>
          </table:table-cell>
          <table:table-cell table:style-name="ce65" office:value-type="float" office:value="174" calcext:value-type="float">
            <text:p>174</text:p>
          </table:table-cell>
          <table:table-cell table:style-name="ce62" table:formula="of:=[.C3]*[.B3]" office:value-type="currency" office:currency="TRY" office:value="2610" calcext:value-type="currency">
            <text:p>₺2.610,00</text:p>
          </table:table-cell>
          <table:table-cell table:style-name="ce101" table:formula="of:=IF(AND(([.D3]&gt;=[.F3]*[.$D$14]);([.D3]&lt;=[.G3]*[.$D$14]));&quot;UYGUN&quot;;&quot;DEĞİŞTİR&quot;)" office:value-type="string" office:string-value="DEĞİŞTİR" calcext:value-type="string">
            <text:p>DEĞİŞTİR</text:p>
          </table:table-cell>
          <table:table-cell table:style-name="ce69" office:value-type="percentage" office:value="0.085" calcext:value-type="percentage">
            <text:p>%8,50</text:p>
          </table:table-cell>
          <table:table-cell table:style-name="ce69" office:value-type="percentage" office:value="0.1" calcext:value-type="percentage">
            <text:p>%10,00</text:p>
          </table:table-cell>
          <table:table-cell table:style-name="ce71" table:formula="of:=[.$H$1]*[.F3]" office:value-type="currency" office:currency="TRY" office:value="11262.5" calcext:value-type="currency">
            <text:p>₺11.262,50</text:p>
          </table:table-cell>
          <table:table-cell table:style-name="ce71" table:formula="of:=[.$H$1]*[.G3]" office:value-type="currency" office:currency="TRY" office:value="13250" calcext:value-type="currency">
            <text:p>₺13.250,00</text:p>
          </table:table-cell>
          <table:table-cell table:style-name="ce62" table:formula="of:=+[.H3]/[.C3]" office:value-type="currency" office:currency="TRY" office:value="64.7270114942529" calcext:value-type="currency">
            <text:p>₺64,73</text:p>
          </table:table-cell>
          <table:table-cell table:style-name="ce62" table:formula="of:=+[.I3]/[.C3]" office:value-type="currency" office:currency="TRY" office:value="76.1494252873563" calcext:value-type="currency">
            <text:p>₺76,15</text:p>
          </table:table-cell>
          <table:table-cell table:style-name="ce106" table:formula="of:=IF([.D3]&gt;=[.F3]*[.$D$14])" office:value-type="boolean" office:boolean-value="false" calcext:value-type="boolean">
            <text:p>YANLIŞ</text:p>
          </table:table-cell>
          <table:table-cell table:style-name="ce106" table:formula="of:=IF([.D3]&lt;=[.G3]*[.$D$14])" office:value-type="boolean" office:boolean-value="true" calcext:value-type="boolean">
            <text:p>DOĞRU</text:p>
          </table:table-cell>
          <table:table-cell table:style-name="ce71" table:formula="of:=[.B3]" office:value-type="currency" office:currency="TRY" office:value="15" calcext:value-type="currency">
            <text:p>₺15,00</text:p>
          </table:table-cell>
          <table:table-cell table:style-name="ce110" table:formula="of:=[.N3]/[.B3]" office:value-type="float" office:value="1" calcext:value-type="float">
            <text:p>1,00</text:p>
          </table:table-cell>
          <table:table-cell table:style-name="Default"/>
          <table:table-cell table:style-name="ce59" table:number-columns-repeated="1008"/>
        </table:table-row>
        <table:table-row table:style-name="ro5">
          <table:table-cell table:style-name="ce59"/>
          <table:table-cell table:style-name="ce62" table:formula="of:=RANDBETWEEN([.J4];[.K4])" office:value-type="currency" office:currency="TRY" office:value="14" calcext:value-type="currency">
            <text:p>₺14,00</text:p>
          </table:table-cell>
          <table:table-cell table:style-name="ce65" office:value-type="float" office:value="420" calcext:value-type="float">
            <text:p>420</text:p>
          </table:table-cell>
          <table:table-cell table:style-name="ce62" table:formula="of:=[.C4]*[.B4]" office:value-type="currency" office:currency="TRY" office:value="5880" calcext:value-type="currency">
            <text:p>₺5.880,00</text:p>
          </table:table-cell>
          <table:table-cell table:style-name="ce101" table:formula="of:=IF(AND(([.D4]&gt;=[.F4]*[.$D$14]);([.D4]&lt;=[.G4]*[.$D$14]));&quot;UYGUN&quot;;&quot;DEĞİŞTİR&quot;)" office:value-type="string" office:string-value="DEĞİŞTİR" calcext:value-type="string">
            <text:p>DEĞİŞTİR</text:p>
          </table:table-cell>
          <table:table-cell table:style-name="ce69" office:value-type="percentage" office:value="0.025" calcext:value-type="percentage">
            <text:p>%2,50</text:p>
          </table:table-cell>
          <table:table-cell table:style-name="ce69" office:value-type="percentage" office:value="0.045" calcext:value-type="percentage">
            <text:p>%4,50</text:p>
          </table:table-cell>
          <table:table-cell table:style-name="ce71" table:formula="of:=[.$H$1]*[.F4]" office:value-type="currency" office:currency="TRY" office:value="3312.5" calcext:value-type="currency">
            <text:p>₺3.312,50</text:p>
          </table:table-cell>
          <table:table-cell table:style-name="ce71" table:formula="of:=[.$H$1]*[.G4]" office:value-type="currency" office:currency="TRY" office:value="5962.5" calcext:value-type="currency">
            <text:p>₺5.962,50</text:p>
          </table:table-cell>
          <table:table-cell table:style-name="ce62" table:formula="of:=+[.H4]/[.C4]" office:value-type="currency" office:currency="TRY" office:value="7.88690476190476" calcext:value-type="currency">
            <text:p>₺7,89</text:p>
          </table:table-cell>
          <table:table-cell table:style-name="ce62" table:formula="of:=+[.I4]/[.C4]" office:value-type="currency" office:currency="TRY" office:value="14.1964285714286" calcext:value-type="currency">
            <text:p>₺14,20</text:p>
          </table:table-cell>
          <table:table-cell table:style-name="ce106" table:formula="of:=IF([.D4]&gt;=[.F4]*[.$D$14])" office:value-type="boolean" office:boolean-value="true" calcext:value-type="boolean">
            <text:p>DOĞRU</text:p>
          </table:table-cell>
          <table:table-cell table:style-name="ce106" table:formula="of:=IF([.D4]&lt;=[.G4]*[.$D$14])" office:value-type="boolean" office:boolean-value="false" calcext:value-type="boolean">
            <text:p>YANLIŞ</text:p>
          </table:table-cell>
          <table:table-cell table:style-name="ce71" table:formula="of:=[.B4]" office:value-type="currency" office:currency="TRY" office:value="14" calcext:value-type="currency">
            <text:p>₺14,00</text:p>
          </table:table-cell>
          <table:table-cell table:style-name="ce110" table:formula="of:=[.N4]/[.B4]" office:value-type="float" office:value="1" calcext:value-type="float">
            <text:p>1,00</text:p>
          </table:table-cell>
          <table:table-cell table:style-name="Default"/>
          <table:table-cell table:style-name="ce59" table:number-columns-repeated="1008"/>
        </table:table-row>
        <table:table-row table:style-name="ro5">
          <table:table-cell table:style-name="ce59"/>
          <table:table-cell table:style-name="ce62" table:formula="of:=RANDBETWEEN([.J5];[.K5])" office:value-type="currency" office:currency="TRY" office:value="46" calcext:value-type="currency">
            <text:p>₺46,00</text:p>
          </table:table-cell>
          <table:table-cell table:style-name="ce65" office:value-type="float" office:value="384" calcext:value-type="float">
            <text:p>384</text:p>
          </table:table-cell>
          <table:table-cell table:style-name="ce62" table:formula="of:=[.C5]*[.B5]" office:value-type="currency" office:currency="TRY" office:value="17664" calcext:value-type="currency">
            <text:p>₺17.664,00</text:p>
          </table:table-cell>
          <table:table-cell table:style-name="ce101" table:formula="of:=IF(AND(([.D5]&gt;=[.F5]*[.$D$14]);([.D5]&lt;=[.G5]*[.$D$14]));&quot;UYGUN&quot;;&quot;DEĞİŞTİR&quot;)" office:value-type="string" office:string-value="UYGUN" calcext:value-type="string">
            <text:p>UYGUN</text:p>
          </table:table-cell>
          <table:table-cell table:style-name="ce69" office:value-type="percentage" office:value="0.12" calcext:value-type="percentage">
            <text:p>%12,00</text:p>
          </table:table-cell>
          <table:table-cell table:style-name="ce69" office:value-type="percentage" office:value="0.14" calcext:value-type="percentage">
            <text:p>%14,00</text:p>
          </table:table-cell>
          <table:table-cell table:style-name="ce71" table:formula="of:=[.$H$1]*[.F5]" office:value-type="currency" office:currency="TRY" office:value="15900" calcext:value-type="currency">
            <text:p>₺15.900,00</text:p>
          </table:table-cell>
          <table:table-cell table:style-name="ce71" table:formula="of:=[.$H$1]*[.G5]" office:value-type="currency" office:currency="TRY" office:value="18550" calcext:value-type="currency">
            <text:p>₺18.550,00</text:p>
          </table:table-cell>
          <table:table-cell table:style-name="ce62" table:formula="of:=+[.H5]/[.C5]" office:value-type="currency" office:currency="TRY" office:value="41.40625" calcext:value-type="currency">
            <text:p>₺41,41</text:p>
          </table:table-cell>
          <table:table-cell table:style-name="ce62" table:formula="of:=+[.I5]/[.C5]" office:value-type="currency" office:currency="TRY" office:value="48.3072916666667" calcext:value-type="currency">
            <text:p>₺48,31</text:p>
          </table:table-cell>
          <table:table-cell table:style-name="ce106" table:formula="of:=IF([.D5]&gt;=[.F5]*[.$D$14])" office:value-type="boolean" office:boolean-value="true" calcext:value-type="boolean">
            <text:p>DOĞRU</text:p>
          </table:table-cell>
          <table:table-cell table:style-name="ce106" table:formula="of:=IF([.D5]&lt;=[.G5]*[.$D$14])" office:value-type="boolean" office:boolean-value="true" calcext:value-type="boolean">
            <text:p>DOĞRU</text:p>
          </table:table-cell>
          <table:table-cell table:style-name="ce71" table:formula="of:=[.B5]" office:value-type="currency" office:currency="TRY" office:value="46" calcext:value-type="currency">
            <text:p>₺46,00</text:p>
          </table:table-cell>
          <table:table-cell table:style-name="ce110" table:formula="of:=[.N5]/[.B5]" office:value-type="float" office:value="1" calcext:value-type="float">
            <text:p>1,00</text:p>
          </table:table-cell>
          <table:table-cell table:style-name="Default"/>
          <table:table-cell table:style-name="ce59" table:number-columns-repeated="1008"/>
        </table:table-row>
        <table:table-row table:style-name="ro5">
          <table:table-cell table:style-name="ce59"/>
          <table:table-cell table:style-name="ce62" table:formula="of:=RANDBETWEEN([.J6];[.K6])" office:value-type="currency" office:currency="TRY" office:value="125" calcext:value-type="currency">
            <text:p>₺125,00</text:p>
          </table:table-cell>
          <table:table-cell table:style-name="ce65" office:value-type="float" office:value="128" calcext:value-type="float">
            <text:p>128</text:p>
          </table:table-cell>
          <table:table-cell table:style-name="ce62" table:formula="of:=[.C6]*[.B6]" office:value-type="currency" office:currency="TRY" office:value="16000" calcext:value-type="currency">
            <text:p>₺16.000,00</text:p>
          </table:table-cell>
          <table:table-cell table:style-name="ce101" table:formula="of:=IF(AND(([.D6]&gt;=[.F6]*[.$D$14]);([.D6]&lt;=[.G6]*[.$D$14]));&quot;UYGUN&quot;;&quot;DEĞİŞTİR&quot;)" office:value-type="string" office:string-value="DEĞİŞTİR" calcext:value-type="string">
            <text:p>DEĞİŞTİR</text:p>
          </table:table-cell>
          <table:table-cell table:style-name="ce69" office:value-type="percentage" office:value="0.09" calcext:value-type="percentage">
            <text:p>%9,00</text:p>
          </table:table-cell>
          <table:table-cell table:style-name="ce69" office:value-type="percentage" office:value="0.12" calcext:value-type="percentage">
            <text:p>%12,00</text:p>
          </table:table-cell>
          <table:table-cell table:style-name="ce71" table:formula="of:=[.$H$1]*[.F6]" office:value-type="currency" office:currency="TRY" office:value="11925" calcext:value-type="currency">
            <text:p>₺11.925,00</text:p>
          </table:table-cell>
          <table:table-cell table:style-name="ce71" table:formula="of:=[.$H$1]*[.G6]" office:value-type="currency" office:currency="TRY" office:value="15900" calcext:value-type="currency">
            <text:p>₺15.900,00</text:p>
          </table:table-cell>
          <table:table-cell table:style-name="ce62" table:formula="of:=+[.H6]/[.C6]" office:value-type="currency" office:currency="TRY" office:value="93.1640625" calcext:value-type="currency">
            <text:p>₺93,16</text:p>
          </table:table-cell>
          <table:table-cell table:style-name="ce62" table:formula="of:=+[.I6]/[.C6]" office:value-type="currency" office:currency="TRY" office:value="124.21875" calcext:value-type="currency">
            <text:p>₺124,22</text:p>
          </table:table-cell>
          <table:table-cell table:style-name="ce106" table:formula="of:=IF([.D6]&gt;=[.F6]*[.$D$14])" office:value-type="boolean" office:boolean-value="true" calcext:value-type="boolean">
            <text:p>DOĞRU</text:p>
          </table:table-cell>
          <table:table-cell table:style-name="ce106" table:formula="of:=IF([.D6]&lt;=[.G6]*[.$D$14])" office:value-type="boolean" office:boolean-value="false" calcext:value-type="boolean">
            <text:p>YANLIŞ</text:p>
          </table:table-cell>
          <table:table-cell table:style-name="ce71" table:formula="of:=[.B6]" office:value-type="currency" office:currency="TRY" office:value="125" calcext:value-type="currency">
            <text:p>₺125,00</text:p>
          </table:table-cell>
          <table:table-cell table:style-name="ce110" table:formula="of:=[.N6]/[.B6]" office:value-type="float" office:value="1" calcext:value-type="float">
            <text:p>1,00</text:p>
          </table:table-cell>
          <table:table-cell table:style-name="Default"/>
          <table:table-cell table:style-name="ce59" table:number-columns-repeated="1008"/>
        </table:table-row>
        <table:table-row table:style-name="ro5">
          <table:table-cell table:style-name="ce59"/>
          <table:table-cell table:style-name="ce62" table:formula="of:=RANDBETWEEN([.J7];[.K7])" office:value-type="currency" office:currency="TRY" office:value="36" calcext:value-type="currency">
            <text:p>₺36,00</text:p>
          </table:table-cell>
          <table:table-cell table:style-name="ce65" office:value-type="float" office:value="174" calcext:value-type="float">
            <text:p>174</text:p>
          </table:table-cell>
          <table:table-cell table:style-name="ce62" table:formula="of:=[.C7]*[.B7]" office:value-type="currency" office:currency="TRY" office:value="6264" calcext:value-type="currency">
            <text:p>₺6.264,00</text:p>
          </table:table-cell>
          <table:table-cell table:style-name="ce101" table:formula="of:=IF(AND(([.D7]&gt;=[.F7]*[.$D$14]);([.D7]&lt;=[.G7]*[.$D$14]));&quot;UYGUN&quot;;&quot;DEĞİŞTİR&quot;)" office:value-type="string" office:string-value="UYGUN" calcext:value-type="string">
            <text:p>UYGUN</text:p>
          </table:table-cell>
          <table:table-cell table:style-name="ce69" office:value-type="percentage" office:value="0.025" calcext:value-type="percentage">
            <text:p>%2,50</text:p>
          </table:table-cell>
          <table:table-cell table:style-name="ce69" office:value-type="percentage" office:value="0.05" calcext:value-type="percentage">
            <text:p>%5,00</text:p>
          </table:table-cell>
          <table:table-cell table:style-name="ce71" table:formula="of:=[.$H$1]*[.F7]" office:value-type="currency" office:currency="TRY" office:value="3312.5" calcext:value-type="currency">
            <text:p>₺3.312,50</text:p>
          </table:table-cell>
          <table:table-cell table:style-name="ce71" table:formula="of:=[.$H$1]*[.G7]" office:value-type="currency" office:currency="TRY" office:value="6625" calcext:value-type="currency">
            <text:p>₺6.625,00</text:p>
          </table:table-cell>
          <table:table-cell table:style-name="ce62" table:formula="of:=+[.H7]/[.C7]" office:value-type="currency" office:currency="TRY" office:value="19.0373563218391" calcext:value-type="currency">
            <text:p>₺19,04</text:p>
          </table:table-cell>
          <table:table-cell table:style-name="ce62" table:formula="of:=+[.I7]/[.C7]" office:value-type="currency" office:currency="TRY" office:value="38.0747126436782" calcext:value-type="currency">
            <text:p>₺38,07</text:p>
          </table:table-cell>
          <table:table-cell table:style-name="ce106" table:formula="of:=IF([.D7]&gt;=[.F7]*[.$D$14])" office:value-type="boolean" office:boolean-value="true" calcext:value-type="boolean">
            <text:p>DOĞRU</text:p>
          </table:table-cell>
          <table:table-cell table:style-name="ce106" table:formula="of:=IF([.D7]&lt;=[.G7]*[.$D$14])" office:value-type="boolean" office:boolean-value="true" calcext:value-type="boolean">
            <text:p>DOĞRU</text:p>
          </table:table-cell>
          <table:table-cell table:style-name="ce71" table:formula="of:=[.B7]" office:value-type="currency" office:currency="TRY" office:value="36" calcext:value-type="currency">
            <text:p>₺36,00</text:p>
          </table:table-cell>
          <table:table-cell table:style-name="ce110" table:formula="of:=[.N7]/[.B7]" office:value-type="float" office:value="1" calcext:value-type="float">
            <text:p>1,00</text:p>
          </table:table-cell>
          <table:table-cell table:style-name="Default"/>
          <table:table-cell table:style-name="ce59" table:number-columns-repeated="1008"/>
        </table:table-row>
        <table:table-row table:style-name="ro5">
          <table:table-cell table:style-name="ce59"/>
          <table:table-cell table:style-name="ce62" table:formula="of:=RANDBETWEEN([.J8];[.K8])" office:value-type="currency" office:currency="TRY" office:value="37" calcext:value-type="currency">
            <text:p>₺37,00</text:p>
          </table:table-cell>
          <table:table-cell table:style-name="ce65" office:value-type="float" office:value="238" calcext:value-type="float">
            <text:p>238</text:p>
          </table:table-cell>
          <table:table-cell table:style-name="ce62" table:formula="of:=[.C8]*[.B8]" office:value-type="currency" office:currency="TRY" office:value="8806" calcext:value-type="currency">
            <text:p>₺8.806,00</text:p>
          </table:table-cell>
          <table:table-cell table:style-name="ce101" table:formula="of:=IF(AND(([.D8]&gt;=[.F8]*[.$D$14]);([.D8]&lt;=[.G8]*[.$D$14]));&quot;UYGUN&quot;;&quot;DEĞİŞTİR&quot;)" office:value-type="string" office:string-value="UYGUN" calcext:value-type="string">
            <text:p>UYGUN</text:p>
          </table:table-cell>
          <table:table-cell table:style-name="ce69" office:value-type="percentage" office:value="0.055" calcext:value-type="percentage">
            <text:p>%5,50</text:p>
          </table:table-cell>
          <table:table-cell table:style-name="ce69" office:value-type="percentage" office:value="0.07" calcext:value-type="percentage">
            <text:p>%7,00</text:p>
          </table:table-cell>
          <table:table-cell table:style-name="ce71" table:formula="of:=[.$H$1]*[.F8]" office:value-type="currency" office:currency="TRY" office:value="7287.5" calcext:value-type="currency">
            <text:p>₺7.287,50</text:p>
          </table:table-cell>
          <table:table-cell table:style-name="ce71" table:formula="of:=[.$H$1]*[.G8]" office:value-type="currency" office:currency="TRY" office:value="9275" calcext:value-type="currency">
            <text:p>₺9.275,00</text:p>
          </table:table-cell>
          <table:table-cell table:style-name="ce62" table:formula="of:=+[.H8]/[.C8]" office:value-type="currency" office:currency="TRY" office:value="30.6197478991597" calcext:value-type="currency">
            <text:p>₺30,62</text:p>
          </table:table-cell>
          <table:table-cell table:style-name="ce62" table:formula="of:=+[.I8]/[.C8]" office:value-type="currency" office:currency="TRY" office:value="38.9705882352941" calcext:value-type="currency">
            <text:p>₺38,97</text:p>
          </table:table-cell>
          <table:table-cell table:style-name="ce106" table:formula="of:=IF([.D8]&gt;=[.F8]*[.$D$14])" office:value-type="boolean" office:boolean-value="true" calcext:value-type="boolean">
            <text:p>DOĞRU</text:p>
          </table:table-cell>
          <table:table-cell table:style-name="ce106" table:formula="of:=IF([.D8]&lt;=[.G8]*[.$D$14])" office:value-type="boolean" office:boolean-value="true" calcext:value-type="boolean">
            <text:p>DOĞRU</text:p>
          </table:table-cell>
          <table:table-cell table:style-name="ce71" table:formula="of:=[.B8]" office:value-type="currency" office:currency="TRY" office:value="37" calcext:value-type="currency">
            <text:p>₺37,00</text:p>
          </table:table-cell>
          <table:table-cell table:style-name="ce110" table:formula="of:=[.N8]/[.B8]" office:value-type="float" office:value="1" calcext:value-type="float">
            <text:p>1,00</text:p>
          </table:table-cell>
          <table:table-cell table:style-name="Default"/>
          <table:table-cell table:style-name="ce59" table:number-columns-repeated="1008"/>
        </table:table-row>
        <table:table-row table:style-name="ro5">
          <table:table-cell table:style-name="ce59"/>
          <table:table-cell table:style-name="ce62" table:formula="of:=RANDBETWEEN([.J9];[.K9])" office:value-type="currency" office:currency="TRY" office:value="56" calcext:value-type="currency">
            <text:p>₺56,00</text:p>
          </table:table-cell>
          <table:table-cell table:style-name="ce65" office:value-type="float" office:value="239" calcext:value-type="float">
            <text:p>239</text:p>
          </table:table-cell>
          <table:table-cell table:style-name="ce62" table:formula="of:=[.C9]*[.B9]" office:value-type="currency" office:currency="TRY" office:value="13384" calcext:value-type="currency">
            <text:p>₺13.384,00</text:p>
          </table:table-cell>
          <table:table-cell table:style-name="ce101" table:formula="of:=IF(AND(([.D9]&gt;=[.F9]*[.$D$14]);([.D9]&lt;=[.G9]*[.$D$14]));&quot;UYGUN&quot;;&quot;DEĞİŞTİR&quot;)" office:value-type="string" office:string-value="DEĞİŞTİR" calcext:value-type="string">
            <text:p>DEĞİŞTİR</text:p>
          </table:table-cell>
          <table:table-cell table:style-name="ce69" office:value-type="percentage" office:value="0.075" calcext:value-type="percentage">
            <text:p>%7,50</text:p>
          </table:table-cell>
          <table:table-cell table:style-name="ce69" office:value-type="percentage" office:value="0.1" calcext:value-type="percentage">
            <text:p>%10,00</text:p>
          </table:table-cell>
          <table:table-cell table:style-name="ce71" table:formula="of:=[.$H$1]*[.F9]" office:value-type="currency" office:currency="TRY" office:value="9937.5" calcext:value-type="currency">
            <text:p>₺9.937,50</text:p>
          </table:table-cell>
          <table:table-cell table:style-name="ce71" table:formula="of:=[.$H$1]*[.G9]" office:value-type="currency" office:currency="TRY" office:value="13250" calcext:value-type="currency">
            <text:p>₺13.250,00</text:p>
          </table:table-cell>
          <table:table-cell table:style-name="ce62" table:formula="of:=+[.H9]/[.C9]" office:value-type="currency" office:currency="TRY" office:value="41.5794979079498" calcext:value-type="currency">
            <text:p>₺41,58</text:p>
          </table:table-cell>
          <table:table-cell table:style-name="ce62" table:formula="of:=+[.I9]/[.C9]" office:value-type="currency" office:currency="TRY" office:value="55.4393305439331" calcext:value-type="currency">
            <text:p>₺55,44</text:p>
          </table:table-cell>
          <table:table-cell table:style-name="ce106" table:formula="of:=IF([.D9]&gt;=[.F9]*[.$D$14])" office:value-type="boolean" office:boolean-value="true" calcext:value-type="boolean">
            <text:p>DOĞRU</text:p>
          </table:table-cell>
          <table:table-cell table:style-name="ce106" table:formula="of:=IF([.D9]&lt;=[.G9]*[.$D$14])" office:value-type="boolean" office:boolean-value="false" calcext:value-type="boolean">
            <text:p>YANLIŞ</text:p>
          </table:table-cell>
          <table:table-cell table:style-name="ce71" table:formula="of:=[.B9]" office:value-type="currency" office:currency="TRY" office:value="56" calcext:value-type="currency">
            <text:p>₺56,00</text:p>
          </table:table-cell>
          <table:table-cell table:style-name="ce110" table:formula="of:=[.N9]/[.B9]" office:value-type="float" office:value="1" calcext:value-type="float">
            <text:p>1,00</text:p>
          </table:table-cell>
          <table:table-cell table:style-name="Default"/>
          <table:table-cell table:style-name="ce59" table:number-columns-repeated="1008"/>
        </table:table-row>
        <table:table-row table:style-name="ro5">
          <table:table-cell table:style-name="ce59"/>
          <table:table-cell table:style-name="ce62" table:formula="of:=RANDBETWEEN([.J10];[.K10])" office:value-type="currency" office:currency="TRY" office:value="50" calcext:value-type="currency">
            <text:p>₺50,00</text:p>
          </table:table-cell>
          <table:table-cell table:style-name="ce65" office:value-type="float" office:value="196" calcext:value-type="float">
            <text:p>196</text:p>
          </table:table-cell>
          <table:table-cell table:style-name="ce62" table:formula="of:=[.C10]*[.B10]" office:value-type="currency" office:currency="TRY" office:value="9800" calcext:value-type="currency">
            <text:p>₺9.800,00</text:p>
          </table:table-cell>
          <table:table-cell table:style-name="ce101" table:formula="of:=IF(AND(([.D10]&gt;=[.F10]*[.$D$14]);([.D10]&lt;=[.G10]*[.$D$14]));&quot;UYGUN&quot;;&quot;DEĞİŞTİR&quot;)" office:value-type="string" office:string-value="UYGUN" calcext:value-type="string">
            <text:p>UYGUN</text:p>
          </table:table-cell>
          <table:table-cell table:style-name="ce69" office:value-type="percentage" office:value="0.06" calcext:value-type="percentage">
            <text:p>%6,00</text:p>
          </table:table-cell>
          <table:table-cell table:style-name="ce69" office:value-type="percentage" office:value="0.08" calcext:value-type="percentage">
            <text:p>%8,00</text:p>
          </table:table-cell>
          <table:table-cell table:style-name="ce71" table:formula="of:=[.$H$1]*[.F10]" office:value-type="currency" office:currency="TRY" office:value="7950" calcext:value-type="currency">
            <text:p>₺7.950,00</text:p>
          </table:table-cell>
          <table:table-cell table:style-name="ce71" table:formula="of:=[.$H$1]*[.G10]" office:value-type="currency" office:currency="TRY" office:value="10600" calcext:value-type="currency">
            <text:p>₺10.600,00</text:p>
          </table:table-cell>
          <table:table-cell table:style-name="ce62" table:formula="of:=+[.H10]/[.C10]" office:value-type="currency" office:currency="TRY" office:value="40.5612244897959" calcext:value-type="currency">
            <text:p>₺40,56</text:p>
          </table:table-cell>
          <table:table-cell table:style-name="ce62" table:formula="of:=+[.I10]/[.C10]" office:value-type="currency" office:currency="TRY" office:value="54.0816326530612" calcext:value-type="currency">
            <text:p>₺54,08</text:p>
          </table:table-cell>
          <table:table-cell table:style-name="ce106" table:formula="of:=IF([.D10]&gt;=[.F10]*[.$D$14])" office:value-type="boolean" office:boolean-value="true" calcext:value-type="boolean">
            <text:p>DOĞRU</text:p>
          </table:table-cell>
          <table:table-cell table:style-name="ce106" table:formula="of:=IF([.D10]&lt;=[.G10]*[.$D$14])" office:value-type="boolean" office:boolean-value="true" calcext:value-type="boolean">
            <text:p>DOĞRU</text:p>
          </table:table-cell>
          <table:table-cell table:style-name="ce71" table:formula="of:=[.B10]" office:value-type="currency" office:currency="TRY" office:value="50" calcext:value-type="currency">
            <text:p>₺50,00</text:p>
          </table:table-cell>
          <table:table-cell table:style-name="ce110" table:formula="of:=[.N10]/[.B10]" office:value-type="float" office:value="1" calcext:value-type="float">
            <text:p>1,00</text:p>
          </table:table-cell>
          <table:table-cell table:style-name="Default"/>
          <table:table-cell table:style-name="ce59" table:number-columns-repeated="1008"/>
        </table:table-row>
        <table:table-row table:style-name="ro5">
          <table:table-cell table:style-name="ce59"/>
          <table:table-cell table:style-name="ce62" table:formula="of:=RANDBETWEEN([.J11];[.K11])" office:value-type="currency" office:currency="TRY" office:value="80" calcext:value-type="currency">
            <text:p>₺80,00</text:p>
          </table:table-cell>
          <table:table-cell table:style-name="ce65" office:value-type="float" office:value="184" calcext:value-type="float">
            <text:p>184</text:p>
          </table:table-cell>
          <table:table-cell table:style-name="ce62" table:formula="of:=[.C11]*[.B11]" office:value-type="currency" office:currency="TRY" office:value="14720" calcext:value-type="currency">
            <text:p>₺14.720,00</text:p>
          </table:table-cell>
          <table:table-cell table:style-name="ce101" table:formula="of:=IF(AND(([.D11]&gt;=[.F11]*[.$D$14]);([.D11]&lt;=[.G11]*[.$D$14]));&quot;UYGUN&quot;;&quot;DEĞİŞTİR&quot;)" office:value-type="string" office:string-value="UYGUN" calcext:value-type="string">
            <text:p>UYGUN</text:p>
          </table:table-cell>
          <table:table-cell table:style-name="ce69" office:value-type="percentage" office:value="0.1" calcext:value-type="percentage">
            <text:p>%10,00</text:p>
          </table:table-cell>
          <table:table-cell table:style-name="ce69" office:value-type="percentage" office:value="0.14" calcext:value-type="percentage">
            <text:p>%14,00</text:p>
          </table:table-cell>
          <table:table-cell table:style-name="ce71" table:formula="of:=[.$H$1]*[.F11]" office:value-type="currency" office:currency="TRY" office:value="13250" calcext:value-type="currency">
            <text:p>₺13.250,00</text:p>
          </table:table-cell>
          <table:table-cell table:style-name="ce71" table:formula="of:=[.$H$1]*[.G11]" office:value-type="currency" office:currency="TRY" office:value="18550" calcext:value-type="currency">
            <text:p>₺18.550,00</text:p>
          </table:table-cell>
          <table:table-cell table:style-name="ce62" table:formula="of:=+[.H11]/[.C11]" office:value-type="currency" office:currency="TRY" office:value="72.0108695652174" calcext:value-type="currency">
            <text:p>₺72,01</text:p>
          </table:table-cell>
          <table:table-cell table:style-name="ce62" table:formula="of:=+[.I11]/[.C11]" office:value-type="currency" office:currency="TRY" office:value="100.815217391304" calcext:value-type="currency">
            <text:p>₺100,82</text:p>
          </table:table-cell>
          <table:table-cell table:style-name="ce106" table:formula="of:=IF([.D11]&gt;=[.F11]*[.$D$14])" office:value-type="boolean" office:boolean-value="true" calcext:value-type="boolean">
            <text:p>DOĞRU</text:p>
          </table:table-cell>
          <table:table-cell table:style-name="ce106" table:formula="of:=IF([.D11]&lt;=[.G11]*[.$D$14])" office:value-type="boolean" office:boolean-value="true" calcext:value-type="boolean">
            <text:p>DOĞRU</text:p>
          </table:table-cell>
          <table:table-cell table:style-name="ce71" table:formula="of:=[.B11]" office:value-type="currency" office:currency="TRY" office:value="80" calcext:value-type="currency">
            <text:p>₺80,00</text:p>
          </table:table-cell>
          <table:table-cell table:style-name="ce110" table:formula="of:=[.N11]/[.B11]" office:value-type="float" office:value="1" calcext:value-type="float">
            <text:p>1,00</text:p>
          </table:table-cell>
          <table:table-cell table:style-name="Default"/>
          <table:table-cell table:style-name="ce59" table:number-columns-repeated="1008"/>
        </table:table-row>
        <table:table-row table:style-name="ro5">
          <table:table-cell table:style-name="ce59"/>
          <table:table-cell table:style-name="ce62" table:formula="of:=RANDBETWEEN([.J12];[.K12])" office:value-type="currency" office:currency="TRY" office:value="24" calcext:value-type="currency">
            <text:p>₺24,00</text:p>
          </table:table-cell>
          <table:table-cell table:style-name="ce65" office:value-type="float" office:value="492" calcext:value-type="float">
            <text:p>492</text:p>
          </table:table-cell>
          <table:table-cell table:style-name="ce62" table:formula="of:=[.C12]*[.B12]" office:value-type="currency" office:currency="TRY" office:value="11808" calcext:value-type="currency">
            <text:p>₺11.808,00</text:p>
          </table:table-cell>
          <table:table-cell table:style-name="ce101" table:formula="of:=IF(AND(([.D12]&gt;=[.F12]*[.$D$14]);([.D12]&lt;=[.G12]*[.$D$14]));&quot;UYGUN&quot;;&quot;DEĞİŞTİR&quot;)" office:value-type="string" office:string-value="DEĞİŞTİR" calcext:value-type="string">
            <text:p>DEĞİŞTİR</text:p>
          </table:table-cell>
          <table:table-cell table:style-name="ce69" office:value-type="percentage" office:value="0.06" calcext:value-type="percentage">
            <text:p>%6,00</text:p>
          </table:table-cell>
          <table:table-cell table:style-name="ce69" office:value-type="percentage" office:value="0.09" calcext:value-type="percentage">
            <text:p>%9,00</text:p>
          </table:table-cell>
          <table:table-cell table:style-name="ce71" table:formula="of:=[.$H$1]*[.F12]" office:value-type="currency" office:currency="TRY" office:value="7950" calcext:value-type="currency">
            <text:p>₺7.950,00</text:p>
          </table:table-cell>
          <table:table-cell table:style-name="ce71" table:formula="of:=[.$H$1]*[.G12]" office:value-type="currency" office:currency="TRY" office:value="11925" calcext:value-type="currency">
            <text:p>₺11.925,00</text:p>
          </table:table-cell>
          <table:table-cell table:style-name="ce62" table:formula="of:=+[.H12]/[.C12]" office:value-type="currency" office:currency="TRY" office:value="16.1585365853659" calcext:value-type="currency">
            <text:p>₺16,16</text:p>
          </table:table-cell>
          <table:table-cell table:style-name="ce62" table:formula="of:=+[.I12]/[.C12]" office:value-type="currency" office:currency="TRY" office:value="24.2378048780488" calcext:value-type="currency">
            <text:p>₺24,24</text:p>
          </table:table-cell>
          <table:table-cell table:style-name="ce106" table:formula="of:=IF([.D12]&gt;=[.F12]*[.$D$14])" office:value-type="boolean" office:boolean-value="true" calcext:value-type="boolean">
            <text:p>DOĞRU</text:p>
          </table:table-cell>
          <table:table-cell table:style-name="ce106" table:formula="of:=IF([.D12]&lt;=[.G12]*[.$D$14])" office:value-type="boolean" office:boolean-value="false" calcext:value-type="boolean">
            <text:p>YANLIŞ</text:p>
          </table:table-cell>
          <table:table-cell table:style-name="ce71" table:formula="of:=[.B12]" office:value-type="currency" office:currency="TRY" office:value="24" calcext:value-type="currency">
            <text:p>₺24,00</text:p>
          </table:table-cell>
          <table:table-cell table:style-name="ce110" table:formula="of:=[.N12]/[.B12]" office:value-type="float" office:value="1" calcext:value-type="float">
            <text:p>1,00</text:p>
          </table:table-cell>
          <table:table-cell table:style-name="Default"/>
          <table:table-cell table:style-name="ce59" table:number-columns-repeated="1008"/>
        </table:table-row>
        <table:table-row table:style-name="ro5">
          <table:table-cell table:style-name="ce59"/>
          <table:table-cell table:style-name="ce62" table:formula="of:=RANDBETWEEN([.J13];[.K13])" office:value-type="currency" office:currency="TRY" office:value="67" calcext:value-type="currency">
            <text:p>₺67,00</text:p>
          </table:table-cell>
          <table:table-cell table:style-name="ce65" office:value-type="float" office:value="351" calcext:value-type="float">
            <text:p>351</text:p>
          </table:table-cell>
          <table:table-cell table:style-name="ce62" table:formula="of:=[.C13]*[.B13]" office:value-type="currency" office:currency="TRY" office:value="23517" calcext:value-type="currency">
            <text:p>₺23.517,00</text:p>
          </table:table-cell>
          <table:table-cell table:style-name="ce101" table:formula="of:=IF(AND(([.D13]&gt;=[.F13]*[.$D$14]);([.D13]&lt;=[.G13]*[.$D$14]));&quot;UYGUN&quot;;&quot;DEĞİŞTİR&quot;)" office:value-type="string" office:string-value="UYGUN" calcext:value-type="string">
            <text:p>UYGUN</text:p>
          </table:table-cell>
          <table:table-cell table:style-name="ce69" office:value-type="percentage" office:value="0.17" calcext:value-type="percentage">
            <text:p>%17,00</text:p>
          </table:table-cell>
          <table:table-cell table:style-name="ce69" office:value-type="percentage" office:value="0.2" calcext:value-type="percentage">
            <text:p>%20,00</text:p>
          </table:table-cell>
          <table:table-cell table:style-name="ce71" table:formula="of:=[.$H$1]*[.F13]" office:value-type="currency" office:currency="TRY" office:value="22525" calcext:value-type="currency">
            <text:p>₺22.525,00</text:p>
          </table:table-cell>
          <table:table-cell table:style-name="ce71" table:formula="of:=[.$H$1]*[.G13]" office:value-type="currency" office:currency="TRY" office:value="26500" calcext:value-type="currency">
            <text:p>₺26.500,00</text:p>
          </table:table-cell>
          <table:table-cell table:style-name="ce62" table:formula="of:=+[.H13]/[.C13]" office:value-type="currency" office:currency="TRY" office:value="64.1737891737892" calcext:value-type="currency">
            <text:p>₺64,17</text:p>
          </table:table-cell>
          <table:table-cell table:style-name="ce62" table:formula="of:=+[.I13]/[.C13]" office:value-type="currency" office:currency="TRY" office:value="75.4985754985755" calcext:value-type="currency">
            <text:p>₺75,50</text:p>
          </table:table-cell>
          <table:table-cell table:style-name="ce106" table:formula="of:=IF([.D13]&gt;=[.F13]*[.$D$14])" office:value-type="boolean" office:boolean-value="true" calcext:value-type="boolean">
            <text:p>DOĞRU</text:p>
          </table:table-cell>
          <table:table-cell table:style-name="ce106" table:formula="of:=IF([.D13]&lt;=[.G13]*[.$D$14])" office:value-type="boolean" office:boolean-value="true" calcext:value-type="boolean">
            <text:p>DOĞRU</text:p>
          </table:table-cell>
          <table:table-cell table:style-name="ce71" table:formula="of:=[.B13]" office:value-type="currency" office:currency="TRY" office:value="67" calcext:value-type="currency">
            <text:p>₺67,00</text:p>
          </table:table-cell>
          <table:table-cell table:style-name="ce110" table:formula="of:=[.N13]/[.B13]" office:value-type="float" office:value="1" calcext:value-type="float">
            <text:p>1,00</text:p>
          </table:table-cell>
          <table:table-cell table:style-name="Default"/>
          <table:table-cell table:style-name="ce59" table:number-columns-repeated="1008"/>
        </table:table-row>
        <table:table-row table:style-name="ro5">
          <table:table-cell table:style-name="ce59"/>
          <table:table-cell table:style-name="ce63" table:number-columns-repeated="2"/>
          <table:table-cell table:style-name="ce66" table:formula="of:=SUM([.D3:.D13])" office:value-type="currency" office:currency="TRY" office:value="130453" calcext:value-type="currency">
            <text:p>₺130.453,00</text:p>
          </table:table-cell>
          <table:table-cell table:style-name="Default"/>
          <table:table-cell table:style-name="ce59" table:number-columns-repeated="2"/>
          <table:table-cell table:style-name="ce103" office:value-type="string" calcext:value-type="string" table:number-columns-spanned="6" table:number-rows-spanned="1">
            <text:p>İstenilen Birim Fiyata Göre Olası gereken Ortalama Teklif Tutarı:</text:p>
          </table:table-cell>
          <table:covered-table-cell table:style-name="ce105"/>
          <table:covered-table-cell table:number-columns-repeated="4" table:style-name="ce59"/>
          <table:table-cell table:style-name="ce108" table:formula="of:=+[.H1]*[.O14]" office:value-type="currency" office:currency="TRY" office:value="132500" calcext:value-type="currency">
            <text:p>₺132.500,00</text:p>
          </table:table-cell>
          <table:table-cell table:style-name="ce110" table:formula="of:=PRODUCT([.O3:.O13])" office:value-type="float" office:value="1" calcext:value-type="float">
            <text:p>1,00</text:p>
          </table:table-cell>
          <table:table-cell table:style-name="Default"/>
          <table:table-cell table:style-name="ce59" table:number-columns-repeated="100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Birim Fiyat Teklif''ten'.L3:'Birim Fiyat Teklif''ten'.M13">
            <calcext:condition calcext:apply-style-name="Good" calcext:value="=1" calcext:base-cell-address="'Birim Fiyat Teklif''ten'.L3"/>
            <calcext:condition calcext:apply-style-name="Error" calcext:value="=0" calcext:base-cell-address="'Birim Fiyat Teklif''ten'.L3"/>
          </calcext:conditional-format>
          <calcext:conditional-format calcext:target-range-address="'Birim Fiyat Teklif''ten'.E3:'Birim Fiyat Teklif''ten'.E13">
            <calcext:condition calcext:apply-style-name="Good" calcext:value="=&quot;UYGUN&quot;" calcext:base-cell-address="'Birim Fiyat Teklif''ten'.E3"/>
            <calcext:condition calcext:apply-style-name="Error" calcext:value="=&quot;DEĞİŞTİR&quot;" calcext:base-cell-address="'Birim Fiyat Teklif''ten'.E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8">
      <number:number number:decimal-places="0" number:min-decimal-places="0" number:min-integer-digits="1"/>
      <number:text>%</number:text>
    </number:percentage-style>
    <number:percentage-style style:name="N117">
      <number:number number:decimal-places="1" number:min-decimal-places="1" number:min-integer-digits="1"/>
      <number:text>%</number:text>
    </number:percentage-style>
    <number:currency-style style:name="N116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16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16P0"/>
    </number:currency-style>
    <number:number-style style:name="N114">
      <number:number number:decimal-places="1" number:min-decimal-places="1" number:min-integer-digits="1"/>
    </number:number-style>
    <number:percentage-style style:name="N113">
      <number:number number:decimal-places="3" number:min-decimal-places="3" number:min-integer-digits="1"/>
      <number:text>%</number:text>
    </number:percentage-style>
    <number:percentage-style style:name="N112">
      <number:number number:decimal-places="4" number:min-decimal-places="4" number:min-integer-digits="1"/>
      <number:text>%</number:text>
    </number:percentage-style>
    <number:percentage-style style:name="N111">
      <number:number number:decimal-places="2" number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.00.0000</text:date>, <text:time style:data-style-name="N2" text:time-value="20:39:27.716800625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7T20:59:28.231183570</meta:creation-date>
    <dc:date>2022-06-20T21:05:32.769890632</dc:date>
    <meta:editing-duration>PT3H4M18S</meta:editing-duration>
    <meta:editing-cycles>114</meta:editing-cycles>
    <meta:generator>LibreOffice/7.3.3.2$Linux_X86_64 LibreOffice_project/d1d0ea68f081ee2800a922cac8f79445e4603348</meta:generator>
    <meta:document-statistic meta:table-count="6" meta:cell-count="738" meta:object-count="0"/>
  </office:meta>
</office:document-meta>
</file>